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T Astra Serif" svg:font-family="PT Astra Serif" style:font-family-generic="roman" style:font-pitch="variable"/>
    <style:font-face style:name="Source Han Sans CN Regular" svg:font-family="Source Han Sans CN Regular" style:font-family-generic="system" style:font-pitch="variable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_1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style style:name="P1" style:parent-style-name="Краснаястрока" style:master-page-name="MPF0" style:family="paragraph">
      <style:paragraph-properties fo:break-before="page" fo:text-align="center" fo:line-height="115%" fo:text-indent="0in"/>
      <style:text-properties fo:font-size="16pt" style:font-size-asian="16pt" style:font-size-complex="16pt"/>
    </style:style>
    <style:style style:name="P2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3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4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5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6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7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8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9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10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11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12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13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14" style:parent-style-name="Краснаястрока" style:family="paragraph">
      <style:paragraph-properties fo:text-align="center" fo:line-height="115%" fo:text-indent="0in"/>
    </style:style>
    <style:style style:name="T15" style:parent-style-name="Основнойшрифтабзаца" style:family="text">
      <style:text-properties fo:font-size="18pt" style:font-size-asian="18pt" style:font-size-complex="18pt"/>
    </style:style>
    <style:style style:name="P16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17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18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19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20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21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22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23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24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25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26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27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28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29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30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31" style:parent-style-name="Краснаястрока" style:family="paragraph">
      <style:paragraph-properties fo:line-height="115%" fo:text-indent="0in"/>
      <style:text-properties fo:font-size="16pt" style:font-size-asian="16pt" style:font-size-complex="16pt"/>
    </style:style>
    <style:style style:name="P32" style:parent-style-name="Краснаястрока" style:family="paragraph">
      <style:paragraph-properties fo:text-align="center" fo:line-height="115%" fo:text-indent="0in"/>
    </style:style>
    <style:style style:name="T33" style:parent-style-name="Основнойшрифтабзаца" style:family="text">
      <style:text-properties fo:font-size="16pt" style:font-size-asian="16pt" style:font-size-complex="16pt"/>
    </style:style>
    <style:style style:name="P34" style:parent-style-name="Краснаястрока" style:family="paragraph">
      <style:paragraph-properties fo:break-before="page" fo:line-height="115%"/>
    </style:style>
    <style:style style:name="T35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36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37" style:parent-style-name="Краснаястрока" style:family="paragraph">
      <style:paragraph-properties fo:line-height="115%"/>
    </style:style>
    <style:style style:name="T38" style:parent-style-name="Основнойшрифтабзаца" style:family="text">
      <style:text-properties style:font-size-complex="14pt"/>
    </style:style>
    <style:style style:name="T39" style:parent-style-name="Основнойшрифтабзаца" style:family="text">
      <style:text-properties style:font-size-complex="14pt"/>
    </style:style>
    <style:style style:name="T40" style:parent-style-name="Основнойшрифтабзаца" style:family="text">
      <style:text-properties style:font-size-complex="14pt"/>
    </style:style>
    <style:style style:name="P41" style:parent-style-name="Краснаястрока" style:family="paragraph">
      <style:paragraph-properties fo:line-height="115%"/>
    </style:style>
    <style:style style:name="T42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43" style:parent-style-name="Краснаястрока" style:family="paragraph">
      <style:paragraph-properties fo:line-height="115%"/>
      <style:text-properties style:font-size-complex="14pt"/>
    </style:style>
    <style:style style:name="P44" style:parent-style-name="Краснаястрока" style:family="paragraph">
      <style:paragraph-properties fo:line-height="115%"/>
      <style:text-properties style:font-size-complex="14pt"/>
    </style:style>
    <style:style style:name="P45" style:parent-style-name="Краснаястрока" style:family="paragraph">
      <style:paragraph-properties fo:line-height="115%"/>
      <style:text-properties style:font-size-complex="14pt"/>
    </style:style>
    <style:style style:name="P46" style:parent-style-name="Краснаястрока" style:family="paragraph">
      <style:paragraph-properties fo:line-height="115%"/>
      <style:text-properties style:font-size-complex="14pt"/>
    </style:style>
    <style:style style:name="P47" style:parent-style-name="Краснаястрока" style:family="paragraph">
      <style:paragraph-properties fo:text-align="end" fo:line-height="115%"/>
    </style:style>
    <style:style style:name="T48" style:parent-style-name="Основнойшрифтабзаца" style:family="text">
      <style:text-properties style:font-size-complex="14pt"/>
    </style:style>
    <style:style style:name="TableColumn50" style:family="table-column">
      <style:table-column-properties style:column-width="3.5368in" style:use-optimal-column-width="false"/>
    </style:style>
    <style:style style:name="TableColumn51" style:family="table-column">
      <style:table-column-properties style:column-width="3.5388in" style:use-optimal-column-width="false"/>
    </style:style>
    <style:style style:name="Table49" style:family="table">
      <style:table-properties style:width="7.0756in" style:rel-width="100%" fo:margin-left="0.0145in" table:align="left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104in solid #000000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54" style:parent-style-name="Краснаястрока" style:family="paragraph">
      <style:paragraph-properties fo:text-align="center" fo:line-height="115%" fo:text-indent="0in"/>
    </style:style>
    <style:style style:name="T55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ableCell56" style:family="table-cell">
      <style:table-cell-properties fo:border="0.0104in solid #000000" style:writing-mode="lr-tb" fo:padding-top="0.0194in" fo:padding-left="0.0194in" fo:padding-bottom="0.0194in" fo:padding-right="0.0194in"/>
    </style:style>
    <style:style style:name="P57" style:parent-style-name="Краснаястрока" style:family="paragraph">
      <style:paragraph-properties fo:text-align="center" fo:line-height="115%" fo:margin-left="0.0395in" fo:text-indent="0in">
        <style:tab-stops/>
      </style:paragraph-properties>
    </style:style>
    <style:style style:name="T5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61" style:parent-style-name="Краснаястрока" style:family="paragraph">
      <style:paragraph-properties fo:line-height="115%" fo:text-indent="0in"/>
    </style:style>
    <style:style style:name="T62" style:parent-style-name="Основнойшрифтабзаца" style:family="text">
      <style:text-properties style:font-size-complex="14pt"/>
    </style:style>
    <style:style style:name="TableCell63" style:family="table-cell">
      <style:table-cell-properties fo:border-top="none" fo:border-left="0.0104in solid #000000" fo:border-bottom="0.0104in solid #000000" fo:border-right="0.0104in solid #000000" style:writing-mode="lr-tb" fo:padding-top="0.0194in" fo:padding-left="0.0194in" fo:padding-bottom="0.0194in" fo:padding-right="0.0194in"/>
    </style:style>
    <style:style style:name="P64" style:parent-style-name="Краснаястрока" style:family="paragraph">
      <style:paragraph-properties fo:line-height="115%" fo:text-indent="0in"/>
    </style:style>
    <style:style style:name="T65" style:parent-style-name="Основнойшрифтабзаца" style:family="text">
      <style:text-properties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68" style:parent-style-name="Краснаястрока" style:family="paragraph">
      <style:paragraph-properties fo:line-height="115%" fo:text-indent="0in"/>
    </style:style>
    <style:style style:name="T69" style:parent-style-name="Основнойшрифтабзаца" style:family="text">
      <style:text-properties style:font-size-complex="14pt"/>
    </style:style>
    <style:style style:name="TableCell70" style:family="table-cell">
      <style:table-cell-properties fo:border-top="none" fo:border-left="0.0104in solid #000000" fo:border-bottom="0.0104in solid #000000" fo:border-right="0.0104in solid #000000" style:writing-mode="lr-tb" fo:padding-top="0.0194in" fo:padding-left="0.0194in" fo:padding-bottom="0.0194in" fo:padding-right="0.0194in"/>
    </style:style>
    <style:style style:name="P71" style:parent-style-name="Краснаястрока" style:family="paragraph">
      <style:paragraph-properties fo:line-height="115%" fo:text-indent="0in"/>
    </style:style>
    <style:style style:name="T72" style:parent-style-name="Основнойшрифтабзаца" style:family="text">
      <style:text-properties style:font-size-complex="14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75" style:parent-style-name="Краснаястрока" style:family="paragraph">
      <style:paragraph-properties fo:line-height="115%" fo:text-indent="0in"/>
    </style:style>
    <style:style style:name="T76" style:parent-style-name="Основнойшрифтабзаца" style:family="text">
      <style:text-properties style:font-size-complex="14pt"/>
    </style:style>
    <style:style style:name="TableCell77" style:family="table-cell">
      <style:table-cell-properties fo:border-top="none" fo:border-left="0.0104in solid #000000" fo:border-bottom="0.0104in solid #000000" fo:border-right="0.0104in solid #000000" style:writing-mode="lr-tb" fo:padding-top="0.0194in" fo:padding-left="0.0194in" fo:padding-bottom="0.0194in" fo:padding-right="0.0194in"/>
    </style:style>
    <style:style style:name="P78" style:parent-style-name="Краснаястрока" style:family="paragraph">
      <style:paragraph-properties fo:line-height="115%" fo:text-indent="0in"/>
    </style:style>
    <style:style style:name="T79" style:parent-style-name="Основнойшрифтабзаца" style:family="text">
      <style:text-properties style:font-size-complex="14p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82" style:parent-style-name="Краснаястрока" style:family="paragraph">
      <style:paragraph-properties fo:line-height="115%" fo:text-indent="0in"/>
    </style:style>
    <style:style style:name="T83" style:parent-style-name="Основнойшрифтабзаца" style:family="text">
      <style:text-properties style:font-size-complex="14pt"/>
    </style:style>
    <style:style style:name="TableCell84" style:family="table-cell">
      <style:table-cell-properties fo:border-top="none" fo:border-left="0.0104in solid #000000" fo:border-bottom="0.0104in solid #000000" fo:border-right="0.0104in solid #000000" style:writing-mode="lr-tb" fo:padding-top="0.0194in" fo:padding-left="0.0194in" fo:padding-bottom="0.0194in" fo:padding-right="0.0194in"/>
    </style:style>
    <style:style style:name="P85" style:parent-style-name="Краснаястрока" style:family="paragraph">
      <style:paragraph-properties fo:line-height="115%" fo:text-indent="0in"/>
    </style:style>
    <style:style style:name="T86" style:parent-style-name="Основнойшрифтабзаца" style:family="text">
      <style:text-properties style:font-size-complex="14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89" style:parent-style-name="Краснаястрока" style:family="paragraph">
      <style:paragraph-properties fo:line-height="115%" fo:text-indent="0in"/>
    </style:style>
    <style:style style:name="T90" style:parent-style-name="Основнойшрифтабзаца" style:family="text">
      <style:text-properties style:font-size-complex="14pt"/>
    </style:style>
    <style:style style:name="TableCell91" style:family="table-cell">
      <style:table-cell-properties fo:border-top="none" fo:border-left="0.0104in solid #000000" fo:border-bottom="0.0104in solid #000000" fo:border-right="0.0104in solid #000000" style:writing-mode="lr-tb" fo:padding-top="0.0194in" fo:padding-left="0.0194in" fo:padding-bottom="0.0194in" fo:padding-right="0.0194in"/>
    </style:style>
    <style:style style:name="P92" style:parent-style-name="Краснаястрока" style:family="paragraph">
      <style:paragraph-properties fo:line-height="115%" fo:text-indent="0in"/>
    </style:style>
    <style:style style:name="T93" style:parent-style-name="Основнойшрифтабзаца" style:family="text">
      <style:text-properties style:font-size-complex="14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96" style:parent-style-name="Краснаястрока" style:family="paragraph">
      <style:paragraph-properties fo:line-height="115%" fo:text-indent="0in"/>
    </style:style>
    <style:style style:name="T97" style:parent-style-name="Основнойшрифтабзаца" style:family="text">
      <style:text-properties style:font-size-complex="14pt"/>
    </style:style>
    <style:style style:name="T98" style:parent-style-name="Основнойшрифтабзаца" style:family="text">
      <style:text-properties style:font-size-complex="14pt"/>
    </style:style>
    <style:style style:name="TableCell99" style:family="table-cell">
      <style:table-cell-properties fo:border-top="none" fo:border-left="0.0104in solid #000000" fo:border-bottom="0.0104in solid #000000" fo:border-right="0.0104in solid #000000" style:writing-mode="lr-tb" fo:padding-top="0.0194in" fo:padding-left="0.0194in" fo:padding-bottom="0.0194in" fo:padding-right="0.0194in"/>
    </style:style>
    <style:style style:name="P100" style:parent-style-name="Краснаястрока" style:family="paragraph">
      <style:paragraph-properties fo:line-height="115%" fo:text-indent="0in"/>
    </style:style>
    <style:style style:name="T101" style:parent-style-name="Основнойшрифтабзаца" style:family="text">
      <style:text-properties style:font-size-complex="14pt"/>
    </style:style>
    <style:style style:name="P102" style:parent-style-name="Краснаястрока" style:family="paragraph">
      <style:paragraph-properties fo:line-height="115%"/>
    </style:style>
    <style:style style:name="P103" style:parent-style-name="Краснаястрока" style:family="paragraph">
      <style:paragraph-properties fo:line-height="115%"/>
      <style:text-properties style:font-size-complex="14pt"/>
    </style:style>
    <style:style style:name="P104" style:parent-style-name="Краснаястрока" style:family="paragraph">
      <style:paragraph-properties fo:line-height="115%"/>
    </style:style>
    <style:style style:name="T105" style:parent-style-name="Основнойшрифтабзаца" style:family="text">
      <style:text-properties style:font-size-complex="14pt"/>
    </style:style>
    <style:style style:name="T106" style:parent-style-name="Основнойшрифтабзаца" style:family="text">
      <style:text-properties style:font-size-complex="14pt"/>
    </style:style>
    <style:style style:name="P107" style:parent-style-name="Краснаястрока" style:family="paragraph">
      <style:paragraph-properties fo:line-height="115%"/>
    </style:style>
    <style:style style:name="T10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109" style:parent-style-name="Краснаястрока" style:family="paragraph">
      <style:paragraph-properties fo:line-height="115%"/>
      <style:text-properties style:font-size-complex="14pt"/>
    </style:style>
    <style:style style:name="P110" style:parent-style-name="Краснаястрока" style:family="paragraph">
      <style:paragraph-properties fo:line-height="115%"/>
      <style:text-properties style:font-size-complex="14pt"/>
    </style:style>
    <style:style style:name="P111" style:parent-style-name="Краснаястрока" style:family="paragraph">
      <style:paragraph-properties fo:line-height="115%"/>
      <style:text-properties style:font-size-complex="14pt"/>
    </style:style>
    <style:style style:name="P112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113" style:parent-style-name="Краснаястрока" style:family="paragraph">
      <style:paragraph-properties fo:line-height="115%"/>
      <style:text-properties style:font-size-complex="14pt"/>
    </style:style>
    <style:style style:name="P114" style:parent-style-name="Краснаястрока" style:family="paragraph">
      <style:paragraph-properties fo:text-align="end" fo:line-height="115%"/>
    </style:style>
    <style:style style:name="T115" style:parent-style-name="Основнойшрифтабзаца" style:family="text">
      <style:text-properties style:font-size-complex="14pt"/>
    </style:style>
    <style:style style:name="TableColumn117" style:family="table-column">
      <style:table-column-properties style:column-width="2.3562in" style:use-optimal-column-width="false"/>
    </style:style>
    <style:style style:name="TableColumn118" style:family="table-column">
      <style:table-column-properties style:column-width="2.359in" style:use-optimal-column-width="false"/>
    </style:style>
    <style:style style:name="TableColumn119" style:family="table-column">
      <style:table-column-properties style:column-width="2.3604in" style:use-optimal-column-width="false"/>
    </style:style>
    <style:style style:name="Table116" style:family="table">
      <style:table-properties style:width="7.0756in" style:rel-width="100%" fo:margin-left="0.0145in" table:align="left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0.0104in solid #000000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122" style:parent-style-name="Краснаястрока" style:family="paragraph">
      <style:paragraph-properties fo:text-align="center" fo:line-height="115%" fo:margin-left="0.0395in" fo:text-indent="0in">
        <style:tab-stops/>
      </style:paragraph-properties>
    </style:style>
    <style:style style:name="T123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ableCell124" style:family="table-cell">
      <style:table-cell-properties fo:border-top="0.0104in solid #000000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125" style:parent-style-name="Краснаястрока" style:family="paragraph">
      <style:paragraph-properties fo:text-align="center" fo:line-height="115%" fo:margin-left="0.0395in" fo:text-indent="0in">
        <style:tab-stops/>
      </style:paragraph-properties>
    </style:style>
    <style:style style:name="T126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ableCell127" style:family="table-cell">
      <style:table-cell-properties fo:border="0.0104in solid #000000" style:writing-mode="lr-tb" fo:padding-top="0.0194in" fo:padding-left="0.0194in" fo:padding-bottom="0.0194in" fo:padding-right="0.0194in"/>
    </style:style>
    <style:style style:name="P128" style:parent-style-name="Краснаястрока" style:family="paragraph">
      <style:paragraph-properties fo:text-align="center" fo:line-height="115%" fo:margin-left="0.0395in" fo:text-indent="0in">
        <style:tab-stops/>
      </style:paragraph-properties>
    </style:style>
    <style:style style:name="T12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132" style:parent-style-name="Краснаястрока" style:family="paragraph">
      <style:paragraph-properties fo:line-height="115%" fo:text-indent="0in"/>
    </style:style>
    <style:style style:name="T133" style:parent-style-name="Основнойшрифтабзаца" style:family="text">
      <style:text-properties style:font-size-complex="14pt"/>
    </style:style>
    <style:style style:name="TableCell134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135" style:parent-style-name="Краснаястрока" style:family="paragraph">
      <style:paragraph-properties fo:line-height="115%" fo:text-indent="0in"/>
    </style:style>
    <style:style style:name="T136" style:parent-style-name="Основнойшрифтабзаца" style:family="text">
      <style:text-properties style:font-size-complex="14pt"/>
    </style:style>
    <style:style style:name="TableCell137" style:family="table-cell">
      <style:table-cell-properties fo:border-top="none" fo:border-left="0.0104in solid #000000" fo:border-bottom="0.0104in solid #000000" fo:border-right="0.0104in solid #000000" style:writing-mode="lr-tb" fo:padding-top="0.0194in" fo:padding-left="0.0194in" fo:padding-bottom="0.0194in" fo:padding-right="0.0194in"/>
    </style:style>
    <style:style style:name="P138" style:parent-style-name="Краснаястрока" style:family="paragraph">
      <style:paragraph-properties fo:line-height="115%" fo:text-indent="0in"/>
    </style:style>
    <style:style style:name="T139" style:parent-style-name="Основнойшрифтабзаца" style:family="text">
      <style:text-properties style:font-size-complex="14p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142" style:parent-style-name="Краснаястрока" style:family="paragraph">
      <style:paragraph-properties fo:line-height="115%" fo:text-indent="0in"/>
    </style:style>
    <style:style style:name="T143" style:parent-style-name="Основнойшрифтабзаца" style:family="text">
      <style:text-properties style:font-size-complex="14pt"/>
    </style:style>
    <style:style style:name="TableCell144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145" style:parent-style-name="Краснаястрока" style:family="paragraph">
      <style:paragraph-properties fo:line-height="115%" fo:text-indent="0in"/>
    </style:style>
    <style:style style:name="T146" style:parent-style-name="Основнойшрифтабзаца" style:family="text">
      <style:text-properties style:font-size-complex="14pt"/>
    </style:style>
    <style:style style:name="TableCell147" style:family="table-cell">
      <style:table-cell-properties fo:border-top="none" fo:border-left="0.0104in solid #000000" fo:border-bottom="0.0104in solid #000000" fo:border-right="0.0104in solid #000000" style:writing-mode="lr-tb" fo:padding-top="0.0194in" fo:padding-left="0.0194in" fo:padding-bottom="0.0194in" fo:padding-right="0.0194in"/>
    </style:style>
    <style:style style:name="P148" style:parent-style-name="Краснаястрока" style:family="paragraph">
      <style:paragraph-properties fo:line-height="115%" fo:text-indent="0in"/>
    </style:style>
    <style:style style:name="T149" style:parent-style-name="Основнойшрифтабзаца" style:family="text">
      <style:text-properties style:font-size-complex="14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152" style:parent-style-name="Краснаястрока" style:family="paragraph">
      <style:paragraph-properties fo:line-height="115%" fo:text-indent="0in"/>
    </style:style>
    <style:style style:name="T153" style:parent-style-name="Основнойшрифтабзаца" style:family="text">
      <style:text-properties style:font-size-complex="14pt"/>
    </style:style>
    <style:style style:name="TableCell154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155" style:parent-style-name="Краснаястрока" style:family="paragraph">
      <style:paragraph-properties fo:line-height="115%" fo:text-indent="0in"/>
    </style:style>
    <style:style style:name="T156" style:parent-style-name="Основнойшрифтабзаца" style:family="text">
      <style:text-properties style:font-size-complex="14pt"/>
    </style:style>
    <style:style style:name="TableCell157" style:family="table-cell">
      <style:table-cell-properties fo:border-top="none" fo:border-left="0.0104in solid #000000" fo:border-bottom="0.0104in solid #000000" fo:border-right="0.0104in solid #000000" style:writing-mode="lr-tb" fo:padding-top="0.0194in" fo:padding-left="0.0194in" fo:padding-bottom="0.0194in" fo:padding-right="0.0194in"/>
    </style:style>
    <style:style style:name="P158" style:parent-style-name="Краснаястрока" style:family="paragraph">
      <style:paragraph-properties fo:line-height="115%" fo:text-indent="0in"/>
    </style:style>
    <style:style style:name="T159" style:parent-style-name="Основнойшрифтабзаца" style:family="text">
      <style:text-properties style:font-size-complex="14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162" style:parent-style-name="Краснаястрока" style:family="paragraph">
      <style:paragraph-properties fo:line-height="115%" fo:text-indent="0in"/>
    </style:style>
    <style:style style:name="T163" style:parent-style-name="Основнойшрифтабзаца" style:family="text">
      <style:text-properties style:font-size-complex="14pt"/>
    </style:style>
    <style:style style:name="TableCell164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165" style:parent-style-name="Краснаястрока" style:family="paragraph">
      <style:paragraph-properties fo:line-height="115%" fo:text-indent="0in"/>
    </style:style>
    <style:style style:name="T166" style:parent-style-name="Основнойшрифтабзаца" style:family="text">
      <style:text-properties style:font-size-complex="14pt"/>
    </style:style>
    <style:style style:name="TableCell167" style:family="table-cell">
      <style:table-cell-properties fo:border-top="none" fo:border-left="0.0104in solid #000000" fo:border-bottom="0.0104in solid #000000" fo:border-right="0.0104in solid #000000" style:writing-mode="lr-tb" fo:padding-top="0.0194in" fo:padding-left="0.0194in" fo:padding-bottom="0.0194in" fo:padding-right="0.0194in"/>
    </style:style>
    <style:style style:name="P168" style:parent-style-name="Краснаястрока" style:family="paragraph">
      <style:paragraph-properties fo:line-height="115%" fo:text-indent="0in"/>
    </style:style>
    <style:style style:name="T169" style:parent-style-name="Основнойшрифтабзаца" style:family="text">
      <style:text-properties style:font-size-complex="14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172" style:parent-style-name="Краснаястрока" style:family="paragraph">
      <style:paragraph-properties fo:line-height="115%" fo:text-indent="0in"/>
    </style:style>
    <style:style style:name="T173" style:parent-style-name="Основнойшрифтабзаца" style:family="text">
      <style:text-properties style:font-size-complex="14pt"/>
    </style:style>
    <style:style style:name="TableCell174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175" style:parent-style-name="Краснаястрока" style:family="paragraph">
      <style:paragraph-properties fo:line-height="115%" fo:text-indent="0in"/>
    </style:style>
    <style:style style:name="T176" style:parent-style-name="Основнойшрифтабзаца" style:family="text">
      <style:text-properties style:font-size-complex="14pt"/>
    </style:style>
    <style:style style:name="T177" style:parent-style-name="Основнойшрифтабзаца" style:family="text">
      <style:text-properties style:font-size-complex="14pt"/>
    </style:style>
    <style:style style:name="TableCell178" style:family="table-cell">
      <style:table-cell-properties fo:border-top="none" fo:border-left="0.0104in solid #000000" fo:border-bottom="0.0104in solid #000000" fo:border-right="0.0104in solid #000000" style:writing-mode="lr-tb" fo:padding-top="0.0194in" fo:padding-left="0.0194in" fo:padding-bottom="0.0194in" fo:padding-right="0.0194in"/>
    </style:style>
    <style:style style:name="P179" style:parent-style-name="Краснаястрока" style:family="paragraph">
      <style:paragraph-properties fo:line-height="115%" fo:text-indent="0in"/>
    </style:style>
    <style:style style:name="T180" style:parent-style-name="Основнойшрифтабзаца" style:family="text">
      <style:text-properties style:font-size-complex="14pt"/>
    </style:style>
    <style:style style:name="P181" style:parent-style-name="Краснаястрока" style:family="paragraph">
      <style:paragraph-properties fo:line-height="115%"/>
    </style:style>
    <style:style style:name="P182" style:parent-style-name="Краснаястрока" style:family="paragraph">
      <style:paragraph-properties fo:line-height="115%"/>
      <style:text-properties style:font-size-complex="14pt"/>
    </style:style>
    <style:style style:name="P183" style:parent-style-name="Краснаястрока" style:family="paragraph">
      <style:paragraph-properties fo:line-height="115%"/>
      <style:text-properties style:font-size-complex="14pt"/>
    </style:style>
    <style:style style:name="P184" style:parent-style-name="Краснаястрока" style:family="paragraph">
      <style:paragraph-properties fo:line-height="115%"/>
    </style:style>
    <style:style style:name="T185" style:parent-style-name="Основнойшрифтабзаца" style:family="text">
      <style:text-properties style:font-size-complex="14pt"/>
    </style:style>
    <style:style style:name="T186" style:parent-style-name="Основнойшрифтабзаца" style:family="text">
      <style:text-properties style:font-size-complex="14pt"/>
    </style:style>
    <style:style style:name="P187" style:parent-style-name="Краснаястрока" style:family="paragraph">
      <style:paragraph-properties fo:line-height="115%"/>
    </style:style>
    <style:style style:name="T18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89" style:parent-style-name="Основнойшрифтабзаца" style:family="text">
      <style:text-properties style:font-size-complex="14pt"/>
    </style:style>
    <style:style style:name="P190" style:parent-style-name="Краснаястрока" style:family="paragraph">
      <style:paragraph-properties fo:line-height="115%"/>
    </style:style>
    <style:style style:name="T19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92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193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94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195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196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197" style:parent-style-name="Основнойшрифтабзаца" style:family="text">
      <style:text-properties style:font-size-complex="14pt" fo:language="en" fo:country="US"/>
    </style:style>
    <style:style style:name="T198" style:parent-style-name="Основнойшрифтабзаца" style:family="text">
      <style:text-properties style:font-size-complex="14pt"/>
    </style:style>
    <style:style style:name="T199" style:parent-style-name="Основнойшрифтабзаца" style:family="text">
      <style:text-properties style:font-size-complex="14pt" fo:language="en" fo:country="US"/>
    </style:style>
    <style:style style:name="P200" style:parent-style-name="Краснаястрока" style:family="paragraph">
      <style:paragraph-properties fo:line-height="115%"/>
      <style:text-properties style:font-size-complex="14pt"/>
    </style:style>
    <style:style style:name="P201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202" style:parent-style-name="Краснаястрока" style:family="paragraph">
      <style:paragraph-properties fo:line-height="115%"/>
    </style:style>
    <style:style style:name="T203" style:parent-style-name="Основнойшрифтабзаца" style:family="text">
      <style:text-properties style:font-size-complex="14pt"/>
    </style:style>
    <style:style style:name="T204" style:parent-style-name="Основнойшрифтабзаца" style:family="text">
      <style:text-properties style:font-size-complex="14pt" fo:language="en" fo:country="US"/>
    </style:style>
    <style:style style:name="T205" style:parent-style-name="Основнойшрифтабзаца" style:family="text">
      <style:text-properties style:font-size-complex="14pt"/>
    </style:style>
    <style:style style:name="T206" style:parent-style-name="Основнойшрифтабзаца" style:family="text">
      <style:text-properties style:font-size-complex="14pt" fo:language="en" fo:country="US"/>
    </style:style>
    <style:style style:name="T207" style:parent-style-name="Основнойшрифтабзаца" style:family="text">
      <style:text-properties style:font-size-complex="14pt"/>
    </style:style>
    <style:style style:name="T208" style:parent-style-name="Основнойшрифтабзаца" style:family="text">
      <style:text-properties style:font-size-complex="14pt" fo:language="en" fo:country="US"/>
    </style:style>
    <style:style style:name="T209" style:parent-style-name="Основнойшрифтабзаца" style:family="text">
      <style:text-properties style:font-size-complex="14pt"/>
    </style:style>
    <style:style style:name="T210" style:parent-style-name="Основнойшрифтабзаца" style:family="text">
      <style:text-properties style:font-size-complex="14pt" fo:language="en" fo:country="US"/>
    </style:style>
    <style:style style:name="T211" style:parent-style-name="Основнойшрифтабзаца" style:family="text">
      <style:text-properties style:font-size-complex="14pt"/>
    </style:style>
    <style:style style:name="T212" style:parent-style-name="Основнойшрифтабзаца" style:family="text">
      <style:text-properties style:font-size-complex="14pt" fo:language="en" fo:country="US"/>
    </style:style>
    <style:style style:name="T213" style:parent-style-name="Основнойшрифтабзаца" style:family="text">
      <style:text-properties style:font-size-complex="14pt"/>
    </style:style>
    <style:style style:name="T214" style:parent-style-name="Основнойшрифтабзаца" style:family="text">
      <style:text-properties style:font-size-complex="14pt" fo:language="en" fo:country="US"/>
    </style:style>
    <style:style style:name="T215" style:parent-style-name="Основнойшрифтабзаца" style:family="text">
      <style:text-properties style:font-size-complex="14pt"/>
    </style:style>
    <style:style style:name="T216" style:parent-style-name="Основнойшрифтабзаца" style:family="text">
      <style:text-properties style:font-size-complex="14pt" fo:language="en" fo:country="US"/>
    </style:style>
    <style:style style:name="T217" style:parent-style-name="Основнойшрифтабзаца" style:family="text">
      <style:text-properties style:font-size-complex="14pt"/>
    </style:style>
    <style:style style:name="T218" style:parent-style-name="Основнойшрифтабзаца" style:family="text">
      <style:text-properties style:font-size-complex="14pt" fo:language="en" fo:country="US"/>
    </style:style>
    <style:style style:name="T219" style:parent-style-name="Основнойшрифтабзаца" style:family="text">
      <style:text-properties style:font-size-complex="14pt"/>
    </style:style>
    <style:style style:name="T220" style:parent-style-name="Основнойшрифтабзаца" style:family="text">
      <style:text-properties style:font-size-complex="14pt" fo:language="en" fo:country="US"/>
    </style:style>
    <style:style style:name="T221" style:parent-style-name="Основнойшрифтабзаца" style:family="text">
      <style:text-properties style:font-size-complex="14pt"/>
    </style:style>
    <style:style style:name="T222" style:parent-style-name="Основнойшрифтабзаца" style:family="text">
      <style:text-properties style:font-size-complex="14pt" fo:language="en" fo:country="US"/>
    </style:style>
    <style:style style:name="T223" style:parent-style-name="Основнойшрифтабзаца" style:family="text">
      <style:text-properties style:font-size-complex="14pt"/>
    </style:style>
    <style:style style:name="T224" style:parent-style-name="Основнойшрифтабзаца" style:family="text">
      <style:text-properties style:font-size-complex="14pt" fo:language="en" fo:country="US"/>
    </style:style>
    <style:style style:name="T225" style:parent-style-name="Основнойшрифтабзаца" style:family="text">
      <style:text-properties style:font-size-complex="14pt"/>
    </style:style>
    <style:style style:name="T226" style:parent-style-name="Основнойшрифтабзаца" style:family="text">
      <style:text-properties style:font-size-complex="14pt" fo:language="en" fo:country="US"/>
    </style:style>
    <style:style style:name="T227" style:parent-style-name="Основнойшрифтабзаца" style:family="text">
      <style:text-properties style:font-size-complex="14pt"/>
    </style:style>
    <style:style style:name="T228" style:parent-style-name="Основнойшрифтабзаца" style:family="text">
      <style:text-properties style:font-size-complex="14pt" fo:language="en" fo:country="US"/>
    </style:style>
    <style:style style:name="T229" style:parent-style-name="Основнойшрифтабзаца" style:family="text">
      <style:text-properties style:font-size-complex="14pt"/>
    </style:style>
    <style:style style:name="T230" style:parent-style-name="Основнойшрифтабзаца" style:family="text">
      <style:text-properties style:font-size-complex="14pt" fo:language="en" fo:country="US"/>
    </style:style>
    <style:style style:name="T231" style:parent-style-name="Основнойшрифтабзаца" style:family="text">
      <style:text-properties style:font-size-complex="14pt"/>
    </style:style>
    <style:style style:name="T232" style:parent-style-name="Основнойшрифтабзаца" style:family="text">
      <style:text-properties style:font-size-complex="14pt" fo:language="en" fo:country="US"/>
    </style:style>
    <style:style style:name="T233" style:parent-style-name="Основнойшрифтабзаца" style:family="text">
      <style:text-properties style:font-size-complex="14pt"/>
    </style:style>
    <style:style style:name="T234" style:parent-style-name="Основнойшрифтабзаца" style:family="text">
      <style:text-properties style:font-size-complex="14pt" fo:language="en" fo:country="US"/>
    </style:style>
    <style:style style:name="T235" style:parent-style-name="Основнойшрифтабзаца" style:family="text">
      <style:text-properties style:font-size-complex="14pt"/>
    </style:style>
    <style:style style:name="T236" style:parent-style-name="Основнойшрифтабзаца" style:family="text">
      <style:text-properties style:font-size-complex="14pt" fo:language="en" fo:country="US"/>
    </style:style>
    <style:style style:name="P237" style:parent-style-name="Краснаястрока" style:family="paragraph">
      <style:paragraph-properties fo:line-height="115%"/>
      <style:text-properties style:font-size-complex="14pt"/>
    </style:style>
    <style:style style:name="P238" style:parent-style-name="Краснаястрока" style:family="paragraph">
      <style:paragraph-properties fo:line-height="115%"/>
      <style:text-properties style:font-size-complex="14pt"/>
    </style:style>
    <style:style style:name="P239" style:parent-style-name="Краснаястрока" style:family="paragraph">
      <style:paragraph-properties fo:line-height="115%"/>
      <style:text-properties style:font-size-complex="14pt"/>
    </style:style>
    <style:style style:name="P240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241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242" style:parent-style-name="Краснаястрока" style:family="paragraph">
      <style:paragraph-properties fo:line-height="115%"/>
      <style:text-properties style:font-size-complex="14pt"/>
    </style:style>
    <style:style style:name="P243" style:parent-style-name="Краснаястрока" style:family="paragraph">
      <style:paragraph-properties fo:line-height="115%"/>
      <style:text-properties style:font-size-complex="14pt"/>
    </style:style>
    <style:style style:name="P244" style:parent-style-name="Краснаястрока" style:family="paragraph">
      <style:paragraph-properties fo:line-height="115%"/>
      <style:text-properties style:font-size-complex="14pt"/>
    </style:style>
    <style:style style:name="P245" style:parent-style-name="Краснаястрока" style:family="paragraph">
      <style:paragraph-properties fo:line-height="115%"/>
    </style:style>
    <style:style style:name="T246" style:parent-style-name="Основнойшрифтабзаца" style:family="text">
      <style:text-properties style:font-size-complex="14pt"/>
    </style:style>
    <style:style style:name="T247" style:parent-style-name="Основнойшрифтабзаца" style:family="text">
      <style:text-properties style:font-size-complex="14pt"/>
    </style:style>
    <style:style style:name="P248" style:parent-style-name="Краснаястрока" style:family="paragraph">
      <style:paragraph-properties fo:line-height="115%"/>
    </style:style>
    <style:style style:name="P249" style:parent-style-name="Краснаястрока" style:family="paragraph">
      <style:paragraph-properties fo:line-height="115%"/>
    </style:style>
    <style:style style:name="T25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5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52" style:parent-style-name="Краснаястрока" style:family="paragraph">
      <style:paragraph-properties fo:line-height="115%"/>
    </style:style>
    <style:style style:name="T253" style:parent-style-name="Основнойшрифтабзаца" style:family="text">
      <style:text-properties style:font-size-complex="14pt"/>
    </style:style>
    <style:style style:name="P254" style:parent-style-name="Краснаястрока" style:family="paragraph">
      <style:paragraph-properties fo:line-height="115%"/>
    </style:style>
    <style:style style:name="T255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56" style:parent-style-name="Краснаястрока" style:family="paragraph">
      <style:paragraph-properties fo:line-height="115%"/>
      <style:text-properties style:font-size-complex="14pt"/>
    </style:style>
    <style:style style:name="P257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258" style:parent-style-name="Краснаястрока" style:family="paragraph">
      <style:paragraph-properties fo:line-height="115%"/>
      <style:text-properties style:font-size-complex="14pt"/>
    </style:style>
    <style:style style:name="P259" style:parent-style-name="Краснаястрока" style:family="paragraph">
      <style:paragraph-properties fo:line-height="115%"/>
      <style:text-properties style:font-size-complex="14pt"/>
    </style:style>
    <style:style style:name="P260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261" style:parent-style-name="Краснаястрока" style:family="paragraph">
      <style:paragraph-properties fo:line-height="115%"/>
      <style:text-properties style:font-size-complex="14pt"/>
    </style:style>
    <style:style style:name="P262" style:parent-style-name="Краснаястрока" style:family="paragraph">
      <style:paragraph-properties fo:line-height="115%"/>
      <style:text-properties style:font-size-complex="14pt"/>
    </style:style>
    <style:style style:name="P263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264" style:parent-style-name="Краснаястрока" style:family="paragraph">
      <style:paragraph-properties fo:line-height="115%"/>
      <style:text-properties style:font-size-complex="14pt"/>
    </style:style>
    <style:style style:name="P265" style:parent-style-name="Краснаястрока" style:family="paragraph">
      <style:paragraph-properties fo:line-height="115%"/>
    </style:style>
    <style:style style:name="T266" style:parent-style-name="Основнойшрифтабзаца" style:family="text">
      <style:text-properties style:font-size-complex="14pt" fo:language="en" fo:country="US"/>
    </style:style>
    <style:style style:name="P267" style:parent-style-name="Краснаястрока" style:family="paragraph">
      <style:paragraph-properties fo:line-height="115%"/>
    </style:style>
    <style:style style:name="T26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69" style:parent-style-name="Краснаястрока" style:family="paragraph">
      <style:paragraph-properties fo:line-height="115%"/>
      <style:text-properties style:font-size-complex="14pt"/>
    </style:style>
    <style:style style:name="P270" style:parent-style-name="Краснаястрока" style:family="paragraph">
      <style:paragraph-properties fo:line-height="115%"/>
      <style:text-properties style:font-size-complex="14pt"/>
    </style:style>
    <style:style style:name="P271" style:parent-style-name="Краснаястрока" style:family="paragraph">
      <style:paragraph-properties fo:line-height="115%"/>
      <style:text-properties style:font-size-complex="14pt"/>
    </style:style>
    <style:style style:name="P272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273" style:parent-style-name="Краснаястрока" style:family="paragraph">
      <style:paragraph-properties fo:line-height="115%"/>
    </style:style>
    <style:style style:name="T274" style:parent-style-name="Основнойшрифтабзаца" style:family="text">
      <style:text-properties style:font-size-complex="14pt"/>
    </style:style>
    <style:style style:name="T275" style:parent-style-name="Основнойшрифтабзаца" style:family="text">
      <style:text-properties style:font-size-complex="14pt" fo:language="en" fo:country="US"/>
    </style:style>
    <style:style style:name="P276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277" style:parent-style-name="Краснаястрока" style:family="paragraph">
      <style:paragraph-properties fo:line-height="115%"/>
      <style:text-properties style:font-size-complex="14pt"/>
    </style:style>
    <style:style style:name="P278" style:parent-style-name="Краснаястрока" style:family="paragraph">
      <style:paragraph-properties fo:line-height="115%"/>
    </style:style>
    <style:style style:name="T279" style:parent-style-name="Основнойшрифтабзаца" style:family="text">
      <style:text-properties style:font-size-complex="14pt" fo:language="en" fo:country="US"/>
    </style:style>
    <style:style style:name="P280" style:parent-style-name="Краснаястрока" style:family="paragraph">
      <style:paragraph-properties fo:line-height="115%"/>
    </style:style>
    <style:style style:name="T28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282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P283" style:parent-style-name="Краснаястрока" style:family="paragraph">
      <style:paragraph-properties fo:line-height="115%"/>
      <style:text-properties style:font-size-complex="14pt"/>
    </style:style>
    <style:style style:name="P284" style:parent-style-name="Краснаястрока" style:family="paragraph">
      <style:paragraph-properties fo:line-height="115%"/>
      <style:text-properties style:font-size-complex="14pt"/>
    </style:style>
    <style:style style:name="P285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286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287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288" style:parent-style-name="Краснаястрока" style:family="paragraph">
      <style:paragraph-properties fo:line-height="115%"/>
      <style:text-properties style:font-size-complex="14pt"/>
    </style:style>
    <style:style style:name="P289" style:parent-style-name="Краснаястрока" style:family="paragraph">
      <style:paragraph-properties fo:line-height="115%"/>
      <style:text-properties style:font-size-complex="14pt"/>
    </style:style>
    <style:style style:name="P290" style:parent-style-name="Краснаястрока" style:family="paragraph">
      <style:paragraph-properties fo:line-height="115%"/>
      <style:text-properties style:font-size-complex="14pt"/>
    </style:style>
    <style:style style:name="P291" style:parent-style-name="Краснаястрока" style:family="paragraph">
      <style:paragraph-properties fo:line-height="115%"/>
      <style:text-properties style:font-size-complex="14pt"/>
    </style:style>
    <style:style style:name="P292" style:parent-style-name="Краснаястрока" style:family="paragraph">
      <style:paragraph-properties fo:line-height="115%"/>
      <style:text-properties style:font-size-complex="14pt"/>
    </style:style>
    <style:style style:name="P293" style:parent-style-name="Краснаястрока" style:family="paragraph">
      <style:paragraph-properties fo:line-height="115%"/>
    </style:style>
    <style:style style:name="T294" style:parent-style-name="Основнойшрифтабзаца" style:family="text">
      <style:text-properties style:font-size-complex="14pt"/>
    </style:style>
    <style:style style:name="P295" style:parent-style-name="Краснаястрока" style:family="paragraph">
      <style:paragraph-properties fo:line-height="115%"/>
    </style:style>
    <style:style style:name="T296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297" style:parent-style-name="Краснаястрока" style:family="paragraph">
      <style:paragraph-properties fo:line-height="115%"/>
      <style:text-properties style:font-size-complex="14pt"/>
    </style:style>
    <style:style style:name="P298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299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00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01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02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03" style:parent-style-name="Краснаястрока" style:family="paragraph">
      <style:paragraph-properties fo:line-height="115%"/>
    </style:style>
    <style:style style:name="T304" style:parent-style-name="Основнойшрифтабзаца" style:family="text">
      <style:text-properties style:font-size-complex="14pt"/>
    </style:style>
    <style:style style:name="T305" style:parent-style-name="Основнойшрифтабзаца" style:family="text">
      <style:text-properties style:font-size-complex="14pt"/>
    </style:style>
    <style:style style:name="T306" style:parent-style-name="Основнойшрифтабзаца" style:family="text">
      <style:text-properties style:font-size-complex="14pt"/>
    </style:style>
    <style:style style:name="P307" style:parent-style-name="Краснаястрока" style:family="paragraph">
      <style:paragraph-properties fo:line-height="115%"/>
    </style:style>
    <style:style style:name="T30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309" style:parent-style-name="Краснаястрока" style:family="paragraph">
      <style:paragraph-properties fo:line-height="115%"/>
      <style:text-properties style:font-size-complex="14pt"/>
    </style:style>
    <style:style style:name="P310" style:parent-style-name="Краснаястрока" style:family="paragraph">
      <style:paragraph-properties fo:line-height="115%"/>
      <style:text-properties style:font-size-complex="14pt"/>
    </style:style>
    <style:style style:name="P311" style:parent-style-name="Краснаястрока" style:family="paragraph">
      <style:paragraph-properties fo:line-height="115%"/>
      <style:text-properties style:font-size-complex="14pt"/>
    </style:style>
    <style:style style:name="P312" style:parent-style-name="Краснаястрока" style:family="paragraph">
      <style:paragraph-properties fo:line-height="115%"/>
      <style:text-properties style:font-size-complex="14pt"/>
    </style:style>
    <style:style style:name="P313" style:parent-style-name="Краснаястрока" style:family="paragraph">
      <style:paragraph-properties fo:line-height="115%"/>
      <style:text-properties style:font-size-complex="14pt"/>
    </style:style>
    <style:style style:name="P314" style:parent-style-name="Краснаястрока" style:family="paragraph">
      <style:paragraph-properties fo:line-height="115%"/>
    </style:style>
    <style:style style:name="T315" style:parent-style-name="Основнойшрифтабзаца" style:family="text">
      <style:text-properties style:font-size-complex="14pt"/>
    </style:style>
    <style:style style:name="T316" style:parent-style-name="Основнойшрифтабзаца" style:family="text">
      <style:text-properties style:font-size-complex="14pt"/>
    </style:style>
    <style:style style:name="P317" style:parent-style-name="Краснаястрока" style:family="paragraph">
      <style:paragraph-properties fo:line-height="115%"/>
    </style:style>
    <style:style style:name="T31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319" style:parent-style-name="Краснаястрока" style:family="paragraph">
      <style:paragraph-properties fo:line-height="115%"/>
    </style:style>
    <style:style style:name="T320" style:parent-style-name="Основнойшрифтабзаца" style:family="text">
      <style:text-properties style:font-size-complex="14pt"/>
    </style:style>
    <style:style style:name="T321" style:parent-style-name="Основнойшрифтабзаца" style:family="text">
      <style:text-properties style:font-size-complex="14pt"/>
    </style:style>
    <style:style style:name="P322" style:parent-style-name="Краснаястрока" style:family="paragraph">
      <style:paragraph-properties fo:line-height="115%"/>
    </style:style>
    <style:style style:name="T323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324" style:parent-style-name="Краснаястрока" style:family="paragraph">
      <style:paragraph-properties fo:line-height="115%"/>
      <style:text-properties style:font-size-complex="14pt"/>
    </style:style>
    <style:style style:name="P325" style:parent-style-name="Краснаястрока" style:family="paragraph">
      <style:paragraph-properties fo:line-height="115%"/>
      <style:text-properties style:font-size-complex="14pt"/>
    </style:style>
    <style:style style:name="P326" style:parent-style-name="Краснаястрока" style:family="paragraph">
      <style:paragraph-properties fo:line-height="115%"/>
      <style:text-properties style:font-size-complex="14pt"/>
    </style:style>
    <style:style style:name="P327" style:parent-style-name="Краснаястрока" style:family="paragraph">
      <style:paragraph-properties fo:line-height="115%"/>
    </style:style>
    <style:style style:name="T328" style:parent-style-name="Основнойшрифтабзаца" style:family="text">
      <style:text-properties style:font-size-complex="14pt" fo:language="en" fo:country="US"/>
    </style:style>
    <style:style style:name="T329" style:parent-style-name="Основнойшрифтабзаца" style:family="text">
      <style:text-properties style:font-size-complex="14pt"/>
    </style:style>
    <style:style style:name="T330" style:parent-style-name="Основнойшрифтабзаца" style:family="text">
      <style:text-properties style:font-size-complex="14pt" fo:language="en" fo:country="US"/>
    </style:style>
    <style:style style:name="P331" style:parent-style-name="Краснаястрока" style:family="paragraph">
      <style:paragraph-properties fo:line-height="115%"/>
      <style:text-properties style:font-size-complex="14pt"/>
    </style:style>
    <style:style style:name="P332" style:parent-style-name="Краснаястрока" style:family="paragraph">
      <style:paragraph-properties fo:line-height="115%"/>
      <style:text-properties style:font-size-complex="14pt"/>
    </style:style>
    <style:style style:name="P333" style:parent-style-name="Краснаястрока" style:family="paragraph">
      <style:paragraph-properties fo:line-height="115%"/>
    </style:style>
    <style:style style:name="T334" style:parent-style-name="Основнойшрифтабзаца" style:family="text">
      <style:text-properties style:font-size-complex="14pt" fo:language="en" fo:country="US"/>
    </style:style>
    <style:style style:name="T335" style:parent-style-name="Основнойшрифтабзаца" style:family="text">
      <style:text-properties style:font-size-complex="14pt"/>
    </style:style>
    <style:style style:name="T336" style:parent-style-name="Основнойшрифтабзаца" style:family="text">
      <style:text-properties style:font-size-complex="14pt" fo:language="en" fo:country="US"/>
    </style:style>
    <style:style style:name="P337" style:parent-style-name="Краснаястрока" style:family="paragraph">
      <style:paragraph-properties fo:line-height="115%"/>
    </style:style>
    <style:style style:name="T338" style:parent-style-name="Основнойшрифтабзаца" style:family="text">
      <style:text-properties style:font-size-complex="14pt" fo:language="en" fo:country="US"/>
    </style:style>
    <style:style style:name="T339" style:parent-style-name="Основнойшрифтабзаца" style:family="text">
      <style:text-properties style:font-size-complex="14pt"/>
    </style:style>
    <style:style style:name="T340" style:parent-style-name="Основнойшрифтабзаца" style:family="text">
      <style:text-properties style:font-size-complex="14pt" fo:language="en" fo:country="US"/>
    </style:style>
    <style:style style:name="T341" style:parent-style-name="Основнойшрифтабзаца" style:family="text">
      <style:text-properties style:font-size-complex="14pt"/>
    </style:style>
    <style:style style:name="T342" style:parent-style-name="Основнойшрифтабзаца" style:family="text">
      <style:text-properties style:font-size-complex="14pt" fo:language="en" fo:country="US"/>
    </style:style>
    <style:style style:name="T343" style:parent-style-name="Основнойшрифтабзаца" style:family="text">
      <style:text-properties style:font-size-complex="14pt"/>
    </style:style>
    <style:style style:name="T344" style:parent-style-name="Основнойшрифтабзаца" style:family="text">
      <style:text-properties style:font-size-complex="14pt" fo:language="en" fo:country="US"/>
    </style:style>
    <style:style style:name="T345" style:parent-style-name="Основнойшрифтабзаца" style:family="text">
      <style:text-properties style:font-size-complex="14pt"/>
    </style:style>
    <style:style style:name="T346" style:parent-style-name="Основнойшрифтабзаца" style:family="text">
      <style:text-properties style:font-size-complex="14pt" fo:language="en" fo:country="US"/>
    </style:style>
    <style:style style:name="P347" style:parent-style-name="Краснаястрока" style:family="paragraph">
      <style:paragraph-properties fo:line-height="115%"/>
      <style:text-properties style:font-size-complex="14pt"/>
    </style:style>
    <style:style style:name="P348" style:parent-style-name="Краснаястрока" style:family="paragraph">
      <style:paragraph-properties fo:line-height="115%"/>
      <style:text-properties style:font-size-complex="14pt"/>
    </style:style>
    <style:style style:name="P349" style:parent-style-name="Краснаястрока" style:family="paragraph">
      <style:paragraph-properties fo:line-height="115%"/>
    </style:style>
    <style:style style:name="T350" style:parent-style-name="Основнойшрифтабзаца" style:family="text">
      <style:text-properties style:font-size-complex="14pt" fo:language="en" fo:country="US"/>
    </style:style>
    <style:style style:name="T351" style:parent-style-name="Основнойшрифтабзаца" style:family="text">
      <style:text-properties style:font-size-complex="14pt"/>
    </style:style>
    <style:style style:name="T352" style:parent-style-name="Основнойшрифтабзаца" style:family="text">
      <style:text-properties style:font-size-complex="14pt" fo:language="en" fo:country="US"/>
    </style:style>
    <style:style style:name="T353" style:parent-style-name="Основнойшрифтабзаца" style:family="text">
      <style:text-properties style:font-size-complex="14pt" fo:language="en" fo:country="US"/>
    </style:style>
    <style:style style:name="P354" style:parent-style-name="Краснаястрока" style:family="paragraph">
      <style:paragraph-properties fo:line-height="115%"/>
    </style:style>
    <style:style style:name="T355" style:parent-style-name="Основнойшрифтабзаца" style:family="text">
      <style:text-properties style:font-size-complex="14pt" fo:language="en" fo:country="US"/>
    </style:style>
    <style:style style:name="T356" style:parent-style-name="Основнойшрифтабзаца" style:family="text">
      <style:text-properties style:font-size-complex="14pt"/>
    </style:style>
    <style:style style:name="T357" style:parent-style-name="Основнойшрифтабзаца" style:family="text">
      <style:text-properties style:font-size-complex="14pt" fo:language="en" fo:country="US"/>
    </style:style>
    <style:style style:name="T358" style:parent-style-name="Основнойшрифтабзаца" style:family="text">
      <style:text-properties style:font-size-complex="14pt"/>
    </style:style>
    <style:style style:name="T359" style:parent-style-name="Основнойшрифтабзаца" style:family="text">
      <style:text-properties style:font-size-complex="14pt" fo:language="en" fo:country="US"/>
    </style:style>
    <style:style style:name="T360" style:parent-style-name="Основнойшрифтабзаца" style:family="text">
      <style:text-properties style:font-size-complex="14pt"/>
    </style:style>
    <style:style style:name="T361" style:parent-style-name="Основнойшрифтабзаца" style:family="text">
      <style:text-properties style:font-size-complex="14pt" fo:language="en" fo:country="US"/>
    </style:style>
    <style:style style:name="P362" style:parent-style-name="Краснаястрока" style:family="paragraph">
      <style:paragraph-properties fo:line-height="115%"/>
      <style:text-properties style:font-size-complex="14pt"/>
    </style:style>
    <style:style style:name="P363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64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65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66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67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68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69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70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71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72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73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74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75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76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77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378" style:parent-style-name="Краснаястрока" style:family="paragraph">
      <style:paragraph-properties fo:line-height="115%"/>
    </style:style>
    <style:style style:name="T379" style:parent-style-name="Основнойшрифтабзаца" style:family="text">
      <style:text-properties style:font-size-complex="14pt"/>
    </style:style>
    <style:style style:name="T380" style:parent-style-name="Основнойшрифтабзаца" style:family="text">
      <style:text-properties style:font-size-complex="14pt" fo:language="en" fo:country="US"/>
    </style:style>
    <style:style style:name="T381" style:parent-style-name="Основнойшрифтабзаца" style:family="text">
      <style:text-properties style:font-size-complex="14pt"/>
    </style:style>
    <style:style style:name="T382" style:parent-style-name="Основнойшрифтабзаца" style:family="text">
      <style:text-properties style:font-size-complex="14pt" fo:language="en" fo:country="US"/>
    </style:style>
    <style:style style:name="T383" style:parent-style-name="Основнойшрифтабзаца" style:family="text">
      <style:text-properties style:font-size-complex="14pt"/>
    </style:style>
    <style:style style:name="T384" style:parent-style-name="Основнойшрифтабзаца" style:family="text">
      <style:text-properties style:font-size-complex="14pt" fo:language="en" fo:country="US"/>
    </style:style>
    <style:style style:name="T385" style:parent-style-name="Основнойшрифтабзаца" style:family="text">
      <style:text-properties style:font-size-complex="14pt"/>
    </style:style>
    <style:style style:name="T386" style:parent-style-name="Основнойшрифтабзаца" style:family="text">
      <style:text-properties style:font-size-complex="14pt" fo:language="en" fo:country="US"/>
    </style:style>
    <style:style style:name="T387" style:parent-style-name="Основнойшрифтабзаца" style:family="text">
      <style:text-properties style:font-size-complex="14pt"/>
    </style:style>
    <style:style style:name="T388" style:parent-style-name="Основнойшрифтабзаца" style:family="text">
      <style:text-properties style:font-size-complex="14pt" fo:language="en" fo:country="US"/>
    </style:style>
    <style:style style:name="T389" style:parent-style-name="Основнойшрифтабзаца" style:family="text">
      <style:text-properties style:font-size-complex="14pt"/>
    </style:style>
    <style:style style:name="T390" style:parent-style-name="Основнойшрифтабзаца" style:family="text">
      <style:text-properties style:font-size-complex="14pt" fo:language="en" fo:country="US"/>
    </style:style>
    <style:style style:name="T391" style:parent-style-name="Основнойшрифтабзаца" style:family="text">
      <style:text-properties style:font-size-complex="14pt"/>
    </style:style>
    <style:style style:name="T392" style:parent-style-name="Основнойшрифтабзаца" style:family="text">
      <style:text-properties style:font-size-complex="14pt" fo:language="en" fo:country="US"/>
    </style:style>
    <style:style style:name="T393" style:parent-style-name="Основнойшрифтабзаца" style:family="text">
      <style:text-properties style:font-size-complex="14pt"/>
    </style:style>
    <style:style style:name="T394" style:parent-style-name="Основнойшрифтабзаца" style:family="text">
      <style:text-properties style:font-size-complex="14pt" fo:language="en" fo:country="US"/>
    </style:style>
    <style:style style:name="T395" style:parent-style-name="Основнойшрифтабзаца" style:family="text">
      <style:text-properties style:font-size-complex="14pt"/>
    </style:style>
    <style:style style:name="T396" style:parent-style-name="Основнойшрифтабзаца" style:family="text">
      <style:text-properties style:font-size-complex="14pt" fo:language="en" fo:country="US"/>
    </style:style>
    <style:style style:name="T397" style:parent-style-name="Основнойшрифтабзаца" style:family="text">
      <style:text-properties style:font-size-complex="14pt"/>
    </style:style>
    <style:style style:name="T398" style:parent-style-name="Основнойшрифтабзаца" style:family="text">
      <style:text-properties style:font-size-complex="14pt" fo:language="en" fo:country="US"/>
    </style:style>
    <style:style style:name="T399" style:parent-style-name="Основнойшрифтабзаца" style:family="text">
      <style:text-properties style:font-size-complex="14pt"/>
    </style:style>
    <style:style style:name="T400" style:parent-style-name="Основнойшрифтабзаца" style:family="text">
      <style:text-properties style:font-size-complex="14pt" fo:language="en" fo:country="US"/>
    </style:style>
    <style:style style:name="T401" style:parent-style-name="Основнойшрифтабзаца" style:family="text">
      <style:text-properties style:font-size-complex="14pt"/>
    </style:style>
    <style:style style:name="T402" style:parent-style-name="Основнойшрифтабзаца" style:family="text">
      <style:text-properties style:font-size-complex="14pt" fo:language="en" fo:country="US"/>
    </style:style>
    <style:style style:name="T403" style:parent-style-name="Основнойшрифтабзаца" style:family="text">
      <style:text-properties style:font-size-complex="14pt"/>
    </style:style>
    <style:style style:name="T404" style:parent-style-name="Основнойшрифтабзаца" style:family="text">
      <style:text-properties style:font-size-complex="14pt" fo:language="en" fo:country="US"/>
    </style:style>
    <style:style style:name="T405" style:parent-style-name="Основнойшрифтабзаца" style:family="text">
      <style:text-properties style:font-size-complex="14pt" fo:language="en" fo:country="US"/>
    </style:style>
    <style:style style:name="T406" style:parent-style-name="Основнойшрифтабзаца" style:family="text">
      <style:text-properties style:font-size-complex="14pt"/>
    </style:style>
    <style:style style:name="T407" style:parent-style-name="Основнойшрифтабзаца" style:family="text">
      <style:text-properties style:font-size-complex="14pt" fo:language="en" fo:country="US"/>
    </style:style>
    <style:style style:name="T408" style:parent-style-name="Основнойшрифтабзаца" style:family="text">
      <style:text-properties style:font-size-complex="14pt"/>
    </style:style>
    <style:style style:name="T409" style:parent-style-name="Основнойшрифтабзаца" style:family="text">
      <style:text-properties style:font-size-complex="14pt" fo:language="en" fo:country="US"/>
    </style:style>
    <style:style style:name="T410" style:parent-style-name="Основнойшрифтабзаца" style:family="text">
      <style:text-properties style:font-size-complex="14pt"/>
    </style:style>
    <style:style style:name="T411" style:parent-style-name="Основнойшрифтабзаца" style:family="text">
      <style:text-properties style:font-size-complex="14pt" fo:language="en" fo:country="US"/>
    </style:style>
    <style:style style:name="T412" style:parent-style-name="Основнойшрифтабзаца" style:family="text">
      <style:text-properties style:font-size-complex="14pt"/>
    </style:style>
    <style:style style:name="T413" style:parent-style-name="Основнойшрифтабзаца" style:family="text">
      <style:text-properties style:font-size-complex="14pt" fo:language="en" fo:country="US"/>
    </style:style>
    <style:style style:name="P414" style:parent-style-name="Краснаястрока" style:family="paragraph">
      <style:paragraph-properties fo:line-height="115%"/>
      <style:text-properties style:font-size-complex="14pt"/>
    </style:style>
    <style:style style:name="P415" style:parent-style-name="Краснаястрока" style:family="paragraph">
      <style:paragraph-properties fo:line-height="115%"/>
    </style:style>
    <style:style style:name="T416" style:parent-style-name="Основнойшрифтабзаца" style:family="text">
      <style:text-properties style:font-size-complex="14pt" fo:language="en" fo:country="US"/>
    </style:style>
    <style:style style:name="T417" style:parent-style-name="Основнойшрифтабзаца" style:family="text">
      <style:text-properties style:font-size-complex="14pt"/>
    </style:style>
    <style:style style:name="T418" style:parent-style-name="Основнойшрифтабзаца" style:family="text">
      <style:text-properties style:font-size-complex="14pt" fo:language="en" fo:country="US"/>
    </style:style>
    <style:style style:name="P419" style:parent-style-name="Краснаястрока" style:family="paragraph">
      <style:paragraph-properties fo:line-height="115%"/>
      <style:text-properties style:font-size-complex="14pt"/>
    </style:style>
    <style:style style:name="P420" style:parent-style-name="Краснаястрока" style:family="paragraph">
      <style:paragraph-properties fo:line-height="115%"/>
      <style:text-properties style:font-size-complex="14pt"/>
    </style:style>
    <style:style style:name="P421" style:parent-style-name="Краснаястрока" style:family="paragraph">
      <style:paragraph-properties fo:line-height="115%"/>
      <style:text-properties style:font-size-complex="14pt"/>
    </style:style>
    <style:style style:name="P422" style:parent-style-name="Краснаястрока" style:family="paragraph">
      <style:paragraph-properties fo:line-height="115%"/>
    </style:style>
    <style:style style:name="T423" style:parent-style-name="Основнойшрифтабзаца" style:family="text">
      <style:text-properties style:font-size-complex="14pt" fo:language="en" fo:country="US"/>
    </style:style>
    <style:style style:name="T424" style:parent-style-name="Основнойшрифтабзаца" style:family="text">
      <style:text-properties style:font-size-complex="14pt"/>
    </style:style>
    <style:style style:name="T425" style:parent-style-name="Основнойшрифтабзаца" style:family="text">
      <style:text-properties style:font-size-complex="14pt" fo:language="en" fo:country="US"/>
    </style:style>
    <style:style style:name="P426" style:parent-style-name="Краснаястрока" style:family="paragraph">
      <style:paragraph-properties fo:line-height="115%"/>
    </style:style>
    <style:style style:name="T427" style:parent-style-name="Основнойшрифтабзаца" style:family="text">
      <style:text-properties style:font-size-complex="14pt" fo:language="en" fo:country="US"/>
    </style:style>
    <style:style style:name="T428" style:parent-style-name="Основнойшрифтабзаца" style:family="text">
      <style:text-properties style:font-size-complex="14pt"/>
    </style:style>
    <style:style style:name="T429" style:parent-style-name="Основнойшрифтабзаца" style:family="text">
      <style:text-properties style:font-size-complex="14pt" fo:language="en" fo:country="US"/>
    </style:style>
    <style:style style:name="T430" style:parent-style-name="Основнойшрифтабзаца" style:family="text">
      <style:text-properties style:font-size-complex="14pt"/>
    </style:style>
    <style:style style:name="T431" style:parent-style-name="Основнойшрифтабзаца" style:family="text">
      <style:text-properties style:font-size-complex="14pt" fo:language="en" fo:country="US"/>
    </style:style>
    <style:style style:name="P432" style:parent-style-name="Краснаястрока" style:family="paragraph">
      <style:paragraph-properties fo:line-height="115%"/>
      <style:text-properties style:font-size-complex="14pt"/>
    </style:style>
    <style:style style:name="P433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34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35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36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37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38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39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40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41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42" style:parent-style-name="Краснаястрока" style:family="paragraph">
      <style:paragraph-properties fo:line-height="115%"/>
      <style:text-properties style:font-size-complex="14pt"/>
    </style:style>
    <style:style style:name="P443" style:parent-style-name="Краснаястрока" style:family="paragraph">
      <style:paragraph-properties fo:line-height="115%"/>
      <style:text-properties style:font-size-complex="14pt"/>
    </style:style>
    <style:style style:name="P444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45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46" style:parent-style-name="Краснаястрока" style:family="paragraph">
      <style:paragraph-properties fo:line-height="115%"/>
      <style:text-properties style:font-size-complex="14pt"/>
    </style:style>
    <style:style style:name="P447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48" style:parent-style-name="Краснаястрока" style:family="paragraph">
      <style:paragraph-properties fo:line-height="115%"/>
    </style:style>
    <style:style style:name="T449" style:parent-style-name="Основнойшрифтабзаца" style:family="text">
      <style:text-properties style:font-size-complex="14pt"/>
    </style:style>
    <style:style style:name="T450" style:parent-style-name="Основнойшрифтабзаца" style:family="text">
      <style:text-properties style:font-size-complex="14pt"/>
    </style:style>
    <style:style style:name="P451" style:parent-style-name="Краснаястрока" style:family="paragraph">
      <style:paragraph-properties fo:line-height="115%"/>
    </style:style>
    <style:style style:name="P452" style:parent-style-name="Краснаястрока" style:family="paragraph">
      <style:paragraph-properties fo:line-height="115%"/>
    </style:style>
    <style:style style:name="P453" style:parent-style-name="Краснаястрока" style:family="paragraph">
      <style:paragraph-properties fo:line-height="115%"/>
    </style:style>
    <style:style style:name="P454" style:parent-style-name="Краснаястрока" style:family="paragraph">
      <style:paragraph-properties fo:line-height="115%"/>
    </style:style>
    <style:style style:name="T455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456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457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45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459" style:parent-style-name="Краснаястрока" style:family="paragraph">
      <style:paragraph-properties fo:line-height="115%"/>
      <style:text-properties style:font-size-complex="14pt"/>
    </style:style>
    <style:style style:name="P460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61" style:parent-style-name="Краснаястрока" style:family="paragraph">
      <style:paragraph-properties fo:line-height="115%"/>
      <style:text-properties style:font-size-complex="14pt"/>
    </style:style>
    <style:style style:name="P462" style:parent-style-name="Краснаястрока" style:family="paragraph">
      <style:paragraph-properties fo:line-height="115%"/>
      <style:text-properties style:font-size-complex="14pt"/>
    </style:style>
    <style:style style:name="P463" style:parent-style-name="Краснаястрока" style:family="paragraph">
      <style:paragraph-properties fo:line-height="115%"/>
      <style:text-properties style:font-size-complex="14pt"/>
    </style:style>
    <style:style style:name="P464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65" style:parent-style-name="Краснаястрока" style:family="paragraph">
      <style:paragraph-properties fo:line-height="115%"/>
      <style:text-properties style:font-size-complex="14pt"/>
    </style:style>
    <style:style style:name="P466" style:parent-style-name="Краснаястрока" style:family="paragraph">
      <style:paragraph-properties fo:line-height="115%"/>
      <style:text-properties style:font-size-complex="14pt"/>
    </style:style>
    <style:style style:name="P467" style:parent-style-name="Краснаястрока" style:family="paragraph">
      <style:paragraph-properties fo:line-height="115%"/>
      <style:text-properties style:font-size-complex="14pt"/>
    </style:style>
    <style:style style:name="P468" style:parent-style-name="Краснаястрока" style:family="paragraph">
      <style:paragraph-properties fo:line-height="115%"/>
      <style:text-properties style:font-size-complex="14pt"/>
    </style:style>
    <style:style style:name="P469" style:parent-style-name="Краснаястрока" style:family="paragraph">
      <style:paragraph-properties fo:line-height="115%"/>
      <style:text-properties style:font-size-complex="14pt"/>
    </style:style>
    <style:style style:name="P470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71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72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73" style:parent-style-name="Краснаястрока" style:family="paragraph">
      <style:paragraph-properties fo:line-height="115%"/>
    </style:style>
    <style:style style:name="T474" style:parent-style-name="Основнойшрифтабзаца" style:family="text">
      <style:text-properties style:font-size-complex="14pt"/>
    </style:style>
    <style:style style:name="T475" style:parent-style-name="Основнойшрифтабзаца" style:family="text">
      <style:text-properties style:font-size-complex="14pt" fo:language="en" fo:country="US"/>
    </style:style>
    <style:style style:name="T476" style:parent-style-name="Основнойшрифтабзаца" style:family="text">
      <style:text-properties style:font-size-complex="14pt"/>
    </style:style>
    <style:style style:name="T477" style:parent-style-name="Основнойшрифтабзаца" style:family="text">
      <style:text-properties style:font-size-complex="14pt" fo:language="en" fo:country="US"/>
    </style:style>
    <style:style style:name="P478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479" style:parent-style-name="Краснаястрока" style:family="paragraph">
      <style:paragraph-properties fo:line-height="115%"/>
      <style:text-properties style:font-size-complex="14pt"/>
    </style:style>
    <style:style style:name="P480" style:parent-style-name="Краснаястрока" style:family="paragraph">
      <style:paragraph-properties fo:line-height="115%"/>
      <style:text-properties style:font-size-complex="14pt"/>
    </style:style>
    <style:style style:name="P481" style:parent-style-name="Краснаястрока" style:family="paragraph">
      <style:paragraph-properties fo:line-height="115%"/>
      <style:text-properties style:font-size-complex="14pt"/>
    </style:style>
    <style:style style:name="P482" style:parent-style-name="Краснаястрока" style:family="paragraph">
      <style:paragraph-properties fo:line-height="115%"/>
      <style:text-properties style:font-size-complex="14pt"/>
    </style:style>
    <style:style style:name="P483" style:parent-style-name="Краснаястрока" style:family="paragraph">
      <style:paragraph-properties fo:line-height="115%"/>
      <style:text-properties style:font-size-complex="14pt"/>
    </style:style>
    <style:style style:name="P484" style:parent-style-name="Краснаястрока" style:family="paragraph">
      <style:paragraph-properties fo:line-height="115%"/>
      <style:text-properties style:font-size-complex="14pt"/>
    </style:style>
    <style:style style:name="P485" style:parent-style-name="Краснаястрока" style:family="paragraph">
      <style:paragraph-properties fo:line-height="115%"/>
      <style:text-properties style:font-size-complex="14pt"/>
    </style:style>
    <style:style style:name="P486" style:parent-style-name="Краснаястрока" style:family="paragraph">
      <style:paragraph-properties fo:line-height="115%"/>
    </style:style>
    <style:style style:name="P487" style:parent-style-name="Краснаястрока" style:family="paragraph">
      <style:paragraph-properties fo:line-height="115%"/>
    </style:style>
    <style:style style:name="T48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48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49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491" style:parent-style-name="Краснаястрока" style:family="paragraph">
      <style:paragraph-properties fo:line-height="115%"/>
      <style:text-properties style:font-size-complex="14pt"/>
    </style:style>
    <style:style style:name="P492" style:parent-style-name="Краснаястрока" style:family="paragraph">
      <style:paragraph-properties fo:line-height="115%"/>
      <style:text-properties style:font-size-complex="14pt"/>
    </style:style>
    <style:style style:name="P493" style:parent-style-name="Краснаястрока" style:family="paragraph">
      <style:paragraph-properties fo:line-height="115%"/>
      <style:text-properties style:font-size-complex="14pt"/>
    </style:style>
    <style:style style:name="P494" style:parent-style-name="Краснаястрока" style:family="paragraph">
      <style:paragraph-properties fo:line-height="115%"/>
    </style:style>
    <style:style style:name="T495" style:parent-style-name="Основнойшрифтабзаца" style:family="text">
      <style:text-properties style:font-size-complex="14pt"/>
    </style:style>
    <style:style style:name="T496" style:parent-style-name="Основнойшрифтабзаца" style:family="text">
      <style:text-properties style:font-size-complex="14pt"/>
    </style:style>
    <style:style style:name="P497" style:parent-style-name="Краснаястрока" style:family="paragraph">
      <style:paragraph-properties fo:line-height="115%"/>
    </style:style>
    <style:style style:name="P498" style:parent-style-name="Краснаястрока" style:family="paragraph">
      <style:paragraph-properties fo:line-height="115%"/>
    </style:style>
    <style:style style:name="T49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50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50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502" style:parent-style-name="Краснаястрока" style:family="paragraph">
      <style:paragraph-properties fo:line-height="115%"/>
      <style:text-properties style:font-size-complex="14pt"/>
    </style:style>
    <style:style style:name="P503" style:parent-style-name="Краснаястрока" style:family="paragraph">
      <style:paragraph-properties fo:line-height="115%"/>
      <style:text-properties style:font-size-complex="14pt"/>
    </style:style>
    <style:style style:name="P504" style:parent-style-name="Краснаястрока" style:family="paragraph">
      <style:paragraph-properties fo:line-height="115%"/>
      <style:text-properties style:font-size-complex="14pt"/>
    </style:style>
    <style:style style:name="P505" style:parent-style-name="Краснаястрока" style:family="paragraph">
      <style:paragraph-properties fo:line-height="115%"/>
      <style:text-properties style:font-size-complex="14pt"/>
    </style:style>
    <style:style style:name="P506" style:parent-style-name="Краснаястрока" style:family="paragraph">
      <style:paragraph-properties fo:line-height="115%"/>
      <style:text-properties style:font-size-complex="14pt"/>
    </style:style>
    <style:style style:name="P507" style:parent-style-name="Краснаястрока" style:family="paragraph">
      <style:paragraph-properties fo:line-height="115%"/>
    </style:style>
    <style:style style:name="T508" style:parent-style-name="Основнойшрифтабзаца" style:family="text">
      <style:text-properties style:font-size-complex="14pt"/>
    </style:style>
    <style:style style:name="T509" style:parent-style-name="Основнойшрифтабзаца" style:family="text">
      <style:text-properties style:font-size-complex="14pt"/>
    </style:style>
    <style:style style:name="P510" style:parent-style-name="Краснаястрока" style:family="paragraph">
      <style:paragraph-properties fo:line-height="115%"/>
    </style:style>
    <style:style style:name="P511" style:parent-style-name="Краснаястрока" style:family="paragraph">
      <style:paragraph-properties fo:line-height="115%"/>
    </style:style>
    <style:style style:name="T512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513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514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515" style:parent-style-name="Краснаястрока" style:family="paragraph">
      <style:paragraph-properties fo:line-height="115%"/>
      <style:text-properties style:font-size-complex="14pt"/>
    </style:style>
    <style:style style:name="P516" style:parent-style-name="Краснаястрока" style:family="paragraph">
      <style:paragraph-properties fo:line-height="115%"/>
      <style:text-properties style:font-size-complex="14pt"/>
    </style:style>
    <style:style style:name="P517" style:parent-style-name="Краснаястрока" style:family="paragraph">
      <style:paragraph-properties fo:line-height="115%"/>
      <style:text-properties style:font-size-complex="14pt"/>
    </style:style>
    <style:style style:name="P518" style:parent-style-name="Краснаястрока" style:family="paragraph">
      <style:paragraph-properties fo:line-height="115%"/>
    </style:style>
    <style:style style:name="T519" style:parent-style-name="Основнойшрифтабзаца" style:family="text">
      <style:text-properties style:font-size-complex="14pt"/>
    </style:style>
    <style:style style:name="T520" style:parent-style-name="Основнойшрифтабзаца" style:family="text">
      <style:text-properties style:font-size-complex="14pt"/>
    </style:style>
    <style:style style:name="T521" style:parent-style-name="Основнойшрифтабзаца" style:family="text">
      <style:text-properties style:font-size-complex="14pt"/>
    </style:style>
    <style:style style:name="P522" style:parent-style-name="Краснаястрока" style:family="paragraph">
      <style:paragraph-properties fo:line-height="115%"/>
    </style:style>
    <style:style style:name="T523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524" style:parent-style-name="Краснаястрока" style:family="paragraph">
      <style:paragraph-properties fo:line-height="115%"/>
      <style:text-properties style:font-size-complex="14pt"/>
    </style:style>
    <style:style style:name="P525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526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527" style:parent-style-name="Краснаястрока" style:family="paragraph">
      <style:paragraph-properties fo:line-height="115%"/>
      <style:text-properties style:font-size-complex="14pt"/>
    </style:style>
    <style:style style:name="P528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529" style:parent-style-name="Краснаястрока" style:family="paragraph">
      <style:paragraph-properties fo:line-height="115%"/>
      <style:text-properties style:font-size-complex="14pt"/>
    </style:style>
    <style:style style:name="P530" style:parent-style-name="Краснаястрока" style:family="paragraph">
      <style:paragraph-properties fo:line-height="115%"/>
      <style:text-properties style:font-size-complex="14pt"/>
    </style:style>
    <style:style style:name="P531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532" style:parent-style-name="Краснаястрока" style:family="paragraph">
      <style:paragraph-properties fo:line-height="115%"/>
      <style:text-properties style:font-size-complex="14pt"/>
    </style:style>
    <style:style style:name="P533" style:parent-style-name="Краснаястрока" style:family="paragraph">
      <style:paragraph-properties fo:line-height="115%"/>
    </style:style>
    <style:style style:name="T534" style:parent-style-name="Основнойшрифтабзаца" style:family="text">
      <style:text-properties style:font-size-complex="14pt"/>
    </style:style>
    <style:style style:name="T535" style:parent-style-name="Основнойшрифтабзаца" style:family="text">
      <style:text-properties style:font-size-complex="14pt" fo:language="en" fo:country="US"/>
    </style:style>
    <style:style style:name="T536" style:parent-style-name="Основнойшрифтабзаца" style:family="text">
      <style:text-properties style:font-size-complex="14pt"/>
    </style:style>
    <style:style style:name="T537" style:parent-style-name="Основнойшрифтабзаца" style:family="text">
      <style:text-properties style:font-size-complex="14pt" fo:language="en" fo:country="US"/>
    </style:style>
    <style:style style:name="T538" style:parent-style-name="Основнойшрифтабзаца" style:family="text">
      <style:text-properties style:font-size-complex="14pt"/>
    </style:style>
    <style:style style:name="T539" style:parent-style-name="Основнойшрифтабзаца" style:family="text">
      <style:text-properties style:font-size-complex="14pt" fo:language="en" fo:country="US"/>
    </style:style>
    <style:style style:name="P540" style:parent-style-name="Краснаястрока" style:family="paragraph">
      <style:paragraph-properties fo:line-height="115%"/>
    </style:style>
    <style:style style:name="T541" style:parent-style-name="Основнойшрифтабзаца" style:family="text">
      <style:text-properties style:font-size-complex="14pt"/>
    </style:style>
    <style:style style:name="T542" style:parent-style-name="Основнойшрифтабзаца" style:family="text">
      <style:text-properties style:font-size-complex="14pt" fo:language="en" fo:country="US"/>
    </style:style>
    <style:style style:name="T543" style:parent-style-name="Основнойшрифтабзаца" style:family="text">
      <style:text-properties style:font-size-complex="14pt"/>
    </style:style>
    <style:style style:name="T544" style:parent-style-name="Основнойшрифтабзаца" style:family="text">
      <style:text-properties style:font-size-complex="14pt" fo:language="en" fo:country="US"/>
    </style:style>
    <style:style style:name="T545" style:parent-style-name="Основнойшрифтабзаца" style:family="text">
      <style:text-properties style:font-size-complex="14pt"/>
    </style:style>
    <style:style style:name="T546" style:parent-style-name="Основнойшрифтабзаца" style:family="text">
      <style:text-properties style:font-size-complex="14pt" fo:language="en" fo:country="US"/>
    </style:style>
    <style:style style:name="T547" style:parent-style-name="Основнойшрифтабзаца" style:family="text">
      <style:text-properties style:font-size-complex="14pt" fo:language="en" fo:country="US"/>
    </style:style>
    <style:style style:name="P548" style:parent-style-name="Краснаястрока" style:family="paragraph">
      <style:paragraph-properties fo:line-height="115%"/>
      <style:text-properties style:font-size-complex="14pt"/>
    </style:style>
    <style:style style:name="P549" style:parent-style-name="Краснаястрока" style:family="paragraph">
      <style:paragraph-properties fo:line-height="115%"/>
    </style:style>
    <style:style style:name="T550" style:parent-style-name="Основнойшрифтабзаца" style:family="text">
      <style:text-properties style:font-size-complex="14pt"/>
    </style:style>
    <style:style style:name="P551" style:parent-style-name="Краснаястрока" style:family="paragraph">
      <style:paragraph-properties fo:line-height="115%"/>
    </style:style>
    <style:style style:name="T552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553" style:parent-style-name="Основнойшрифтабзаца" style:family="text">
      <style:text-properties style:font-size-complex="14pt"/>
    </style:style>
    <style:style style:name="T554" style:parent-style-name="Основнойшрифтабзаца" style:family="text">
      <style:text-properties style:font-size-complex="14pt"/>
    </style:style>
    <style:style style:name="P555" style:parent-style-name="Краснаястрока" style:family="paragraph">
      <style:paragraph-properties fo:line-height="115%"/>
      <style:text-properties style:font-size-complex="14pt"/>
    </style:style>
    <style:style style:name="P556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557" style:parent-style-name="Краснаястрока" style:family="paragraph">
      <style:paragraph-properties fo:line-height="115%"/>
      <style:text-properties style:font-size-complex="14pt"/>
    </style:style>
    <style:style style:name="P558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559" style:parent-style-name="Краснаястрока" style:family="paragraph">
      <style:paragraph-properties fo:line-height="115%"/>
      <style:text-properties style:font-size-complex="14pt"/>
    </style:style>
    <style:style style:name="P560" style:parent-style-name="Краснаястрока" style:family="paragraph">
      <style:paragraph-properties fo:line-height="115%"/>
      <style:text-properties style:font-size-complex="14pt"/>
    </style:style>
    <style:style style:name="P561" style:parent-style-name="Краснаястрока" style:family="paragraph">
      <style:paragraph-properties fo:line-height="115%"/>
      <style:text-properties style:font-size-complex="14pt"/>
    </style:style>
    <style:style style:name="P562" style:parent-style-name="Краснаястрока" style:family="paragraph">
      <style:paragraph-properties fo:line-height="115%"/>
      <style:text-properties style:font-size-complex="14pt"/>
    </style:style>
    <style:style style:name="P563" style:parent-style-name="Краснаястрока" style:family="paragraph">
      <style:paragraph-properties fo:line-height="115%"/>
      <style:text-properties style:font-size-complex="14pt"/>
    </style:style>
    <style:style style:name="P564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565" style:parent-style-name="Краснаястрока" style:family="paragraph">
      <style:paragraph-properties fo:line-height="115%"/>
      <style:text-properties style:font-size-complex="14pt"/>
    </style:style>
    <style:style style:name="P566" style:parent-style-name="Краснаястрока" style:family="paragraph">
      <style:paragraph-properties fo:line-height="115%"/>
      <style:text-properties style:font-size-complex="14pt"/>
    </style:style>
    <style:style style:name="P567" style:parent-style-name="Краснаястрока" style:family="paragraph">
      <style:paragraph-properties fo:line-height="115%"/>
      <style:text-properties style:font-size-complex="14pt"/>
    </style:style>
    <style:style style:name="P568" style:parent-style-name="Краснаястрока" style:family="paragraph">
      <style:paragraph-properties fo:line-height="115%"/>
      <style:text-properties style:font-size-complex="14pt"/>
    </style:style>
    <style:style style:name="P569" style:parent-style-name="Краснаястрока" style:family="paragraph">
      <style:paragraph-properties fo:line-height="115%"/>
      <style:text-properties style:font-size-complex="14pt"/>
    </style:style>
    <style:style style:name="P570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571" style:parent-style-name="Краснаястрока" style:family="paragraph">
      <style:paragraph-properties fo:line-height="115%"/>
      <style:text-properties style:font-size-complex="14pt"/>
    </style:style>
    <style:style style:name="P572" style:parent-style-name="Краснаястрока" style:family="paragraph">
      <style:paragraph-properties fo:line-height="115%"/>
      <style:text-properties style:font-size-complex="14pt"/>
    </style:style>
    <style:style style:name="P573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574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575" style:parent-style-name="Краснаястрока" style:family="paragraph">
      <style:paragraph-properties fo:line-height="115%"/>
      <style:text-properties style:font-size-complex="14pt"/>
    </style:style>
    <style:style style:name="P576" style:parent-style-name="Краснаястрока" style:family="paragraph">
      <style:paragraph-properties fo:line-height="115%"/>
      <style:text-properties style:font-size-complex="14pt"/>
    </style:style>
    <style:style style:name="P577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578" style:parent-style-name="Краснаястрока" style:family="paragraph">
      <style:paragraph-properties fo:line-height="115%"/>
      <style:text-properties style:font-size-complex="14pt"/>
    </style:style>
    <style:style style:name="P579" style:parent-style-name="Краснаястрока" style:family="paragraph">
      <style:paragraph-properties fo:line-height="115%"/>
      <style:text-properties style:font-size-complex="14pt"/>
    </style:style>
    <style:style style:name="P580" style:parent-style-name="Краснаястрока" style:family="paragraph">
      <style:paragraph-properties fo:line-height="115%"/>
    </style:style>
    <style:style style:name="T581" style:parent-style-name="Основнойшрифтабзаца" style:family="text">
      <style:text-properties style:font-size-complex="14pt"/>
    </style:style>
    <style:style style:name="T582" style:parent-style-name="Основнойшрифтабзаца" style:family="text">
      <style:text-properties style:font-size-complex="14pt"/>
    </style:style>
    <style:style style:name="P583" style:parent-style-name="Краснаястрока" style:family="paragraph">
      <style:paragraph-properties fo:line-height="115%"/>
    </style:style>
    <style:style style:name="P584" style:parent-style-name="Краснаястрока" style:family="paragraph">
      <style:paragraph-properties fo:line-height="115%"/>
    </style:style>
    <style:style style:name="P585" style:parent-style-name="Краснаястрока" style:family="paragraph">
      <style:paragraph-properties fo:line-height="115%"/>
    </style:style>
    <style:style style:name="P586" style:parent-style-name="Краснаястрока" style:family="paragraph">
      <style:paragraph-properties fo:line-height="115%"/>
    </style:style>
    <style:style style:name="T587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58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58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59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591" style:parent-style-name="Краснаястрока" style:family="paragraph">
      <style:paragraph-properties fo:line-height="115%"/>
      <style:text-properties style:font-size-complex="14pt"/>
    </style:style>
    <style:style style:name="P592" style:parent-style-name="Краснаястрока" style:family="paragraph">
      <style:paragraph-properties fo:line-height="115%"/>
      <style:text-properties style:font-size-complex="14pt"/>
    </style:style>
    <style:style style:name="P593" style:parent-style-name="Краснаястрока" style:family="paragraph">
      <style:paragraph-properties fo:line-height="115%"/>
      <style:text-properties style:font-size-complex="14pt"/>
    </style:style>
    <style:style style:name="P594" style:parent-style-name="Краснаястрока" style:family="paragraph">
      <style:paragraph-properties fo:line-height="115%"/>
    </style:style>
    <style:style style:name="T595" style:parent-style-name="Основнойшрифтабзаца" style:family="text">
      <style:text-properties style:font-size-complex="14pt"/>
    </style:style>
    <style:style style:name="P596" style:parent-style-name="Краснаястрока" style:family="paragraph">
      <style:paragraph-properties fo:line-height="115%"/>
    </style:style>
    <style:style style:name="P597" style:parent-style-name="Краснаястрока" style:family="paragraph">
      <style:paragraph-properties fo:line-height="115%"/>
    </style:style>
    <style:style style:name="T59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59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60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601" style:parent-style-name="Краснаястрока" style:family="paragraph">
      <style:paragraph-properties fo:line-height="115%"/>
      <style:text-properties style:font-size-complex="14pt"/>
    </style:style>
    <style:style style:name="P602" style:parent-style-name="Краснаястрока" style:family="paragraph">
      <style:paragraph-properties fo:line-height="115%"/>
      <style:text-properties style:font-size-complex="14pt"/>
    </style:style>
    <style:style style:name="P603" style:parent-style-name="Краснаястрока" style:family="paragraph">
      <style:paragraph-properties fo:line-height="115%"/>
    </style:style>
    <style:style style:name="T604" style:parent-style-name="Основнойшрифтабзаца" style:family="text">
      <style:text-properties style:font-size-complex="14pt"/>
    </style:style>
    <style:style style:name="P605" style:parent-style-name="Краснаястрока" style:family="paragraph">
      <style:paragraph-properties fo:line-height="115%"/>
    </style:style>
    <style:style style:name="P606" style:parent-style-name="Краснаястрока" style:family="paragraph">
      <style:paragraph-properties fo:line-height="115%"/>
    </style:style>
    <style:style style:name="T607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60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609" style:parent-style-name="Краснаястрока" style:family="paragraph">
      <style:paragraph-properties fo:line-height="115%"/>
      <style:text-properties style:font-size-complex="14pt"/>
    </style:style>
    <style:style style:name="P610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611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612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613" style:parent-style-name="Краснаястрока" style:family="paragraph">
      <style:paragraph-properties fo:line-height="115%"/>
      <style:text-properties style:font-size-complex="14pt"/>
    </style:style>
    <style:style style:name="P614" style:parent-style-name="Краснаястрока" style:family="paragraph">
      <style:paragraph-properties fo:line-height="115%"/>
      <style:text-properties style:font-size-complex="14pt"/>
    </style:style>
    <style:style style:name="P615" style:parent-style-name="Краснаястрока" style:family="paragraph">
      <style:paragraph-properties fo:line-height="115%"/>
      <style:text-properties style:font-size-complex="14pt"/>
    </style:style>
    <style:style style:name="P616" style:parent-style-name="Краснаястрока" style:family="paragraph">
      <style:paragraph-properties fo:line-height="115%"/>
      <style:text-properties style:font-size-complex="14pt"/>
    </style:style>
    <style:style style:name="P617" style:parent-style-name="Краснаястрока" style:family="paragraph">
      <style:paragraph-properties fo:line-height="115%"/>
      <style:text-properties style:font-size-complex="14pt"/>
    </style:style>
    <style:style style:name="P618" style:parent-style-name="Краснаястрока" style:family="paragraph">
      <style:paragraph-properties fo:text-align="end" fo:line-height="115%"/>
    </style:style>
    <style:style style:name="T619" style:parent-style-name="Основнойшрифтабзаца" style:family="text">
      <style:text-properties style:font-size-complex="14pt"/>
    </style:style>
    <style:style style:name="TableColumn621" style:family="table-column">
      <style:table-column-properties style:column-width="2.3569in" style:use-optimal-column-width="false"/>
    </style:style>
    <style:style style:name="TableColumn622" style:family="table-column">
      <style:table-column-properties style:column-width="2.359in" style:use-optimal-column-width="false"/>
    </style:style>
    <style:style style:name="TableColumn623" style:family="table-column">
      <style:table-column-properties style:column-width="2.3597in" style:use-optimal-column-width="false"/>
    </style:style>
    <style:style style:name="Table620" style:family="table">
      <style:table-properties style:width="7.0756in" style:rel-width="100%" fo:margin-left="0.0145in" table:align="left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-top="0.0104in solid #000000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626" style:parent-style-name="Краснаястрока" style:family="paragraph">
      <style:paragraph-properties fo:text-align="center" fo:line-height="115%" fo:text-indent="0in"/>
    </style:style>
    <style:style style:name="T627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ableCell628" style:family="table-cell">
      <style:table-cell-properties fo:border-top="0.0104in solid #000000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629" style:parent-style-name="Краснаястрока" style:family="paragraph">
      <style:paragraph-properties fo:text-align="center" fo:line-height="115%" fo:text-indent="0in"/>
    </style:style>
    <style:style style:name="T63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ableCell631" style:family="table-cell">
      <style:table-cell-properties fo:border="0.0104in solid #000000" style:writing-mode="lr-tb" fo:padding-top="0.0194in" fo:padding-left="0.0194in" fo:padding-bottom="0.0194in" fo:padding-right="0.0194in"/>
    </style:style>
    <style:style style:name="P632" style:parent-style-name="Краснаястрока" style:family="paragraph">
      <style:paragraph-properties fo:text-align="center" fo:line-height="115%" fo:text-indent="0in"/>
    </style:style>
    <style:style style:name="T633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636" style:parent-style-name="Краснаястрока" style:family="paragraph">
      <style:paragraph-properties fo:line-height="115%" fo:text-indent="0in"/>
    </style:style>
    <style:style style:name="T637" style:parent-style-name="Основнойшрифтабзаца" style:family="text">
      <style:text-properties style:font-size-complex="14pt"/>
    </style:style>
    <style:style style:name="TableCell638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639" style:parent-style-name="Краснаястрока" style:family="paragraph">
      <style:paragraph-properties fo:line-height="115%" fo:text-indent="0in"/>
    </style:style>
    <style:style style:name="T640" style:parent-style-name="Основнойшрифтабзаца" style:family="text">
      <style:text-properties style:font-size-complex="14pt"/>
    </style:style>
    <style:style style:name="TableCell641" style:family="table-cell">
      <style:table-cell-properties fo:border-top="none" fo:border-left="0.0104in solid #000000" fo:border-bottom="0.0104in solid #000000" fo:border-right="0.0104in solid #000000" style:writing-mode="lr-tb" fo:padding-top="0.0194in" fo:padding-left="0.0194in" fo:padding-bottom="0.0194in" fo:padding-right="0.0194in"/>
    </style:style>
    <style:style style:name="P642" style:parent-style-name="Краснаястрока" style:family="paragraph">
      <style:paragraph-properties fo:line-height="115%" fo:text-indent="0in"/>
    </style:style>
    <style:style style:name="T643" style:parent-style-name="Основнойшрифтабзаца" style:family="text">
      <style:text-properties style:font-size-complex="14pt"/>
    </style:style>
    <style:style style:name="TableRow644" style:family="table-row">
      <style:table-row-properties style:use-optimal-row-height="false"/>
    </style:style>
    <style:style style:name="TableCell645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646" style:parent-style-name="Краснаястрока" style:family="paragraph">
      <style:paragraph-properties fo:line-height="115%" fo:text-indent="0in"/>
    </style:style>
    <style:style style:name="T647" style:parent-style-name="Основнойшрифтабзаца" style:family="text">
      <style:text-properties style:font-size-complex="14pt"/>
    </style:style>
    <style:style style:name="TableCell648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649" style:parent-style-name="Краснаястрока" style:family="paragraph">
      <style:paragraph-properties fo:line-height="115%" fo:text-indent="0in"/>
    </style:style>
    <style:style style:name="T650" style:parent-style-name="Основнойшрифтабзаца" style:family="text">
      <style:text-properties style:font-size-complex="14pt"/>
    </style:style>
    <style:style style:name="TableCell651" style:family="table-cell">
      <style:table-cell-properties fo:border-top="none" fo:border-left="0.0104in solid #000000" fo:border-bottom="0.0104in solid #000000" fo:border-right="0.0104in solid #000000" style:writing-mode="lr-tb" fo:padding-top="0.0194in" fo:padding-left="0.0194in" fo:padding-bottom="0.0194in" fo:padding-right="0.0194in"/>
    </style:style>
    <style:style style:name="P652" style:parent-style-name="Краснаястрока" style:family="paragraph">
      <style:paragraph-properties fo:line-height="115%" fo:text-indent="0in"/>
    </style:style>
    <style:style style:name="T653" style:parent-style-name="Основнойшрифтабзаца" style:family="text">
      <style:text-properties style:font-size-complex="14pt"/>
    </style:style>
    <style:style style:name="TableRow654" style:family="table-row">
      <style:table-row-properties style:use-optimal-row-height="false"/>
    </style:style>
    <style:style style:name="TableCell655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656" style:parent-style-name="Краснаястрока" style:family="paragraph">
      <style:paragraph-properties fo:line-height="115%" fo:text-indent="0in"/>
    </style:style>
    <style:style style:name="T657" style:parent-style-name="Основнойшрифтабзаца" style:family="text">
      <style:text-properties style:font-size-complex="14pt"/>
    </style:style>
    <style:style style:name="TableCell658" style:family="table-cell">
      <style:table-cell-properties fo:border-top="none" fo:border-left="0.0104in solid #000000" fo:border-bottom="0.0104in solid #000000" fo:border-right="none" style:writing-mode="lr-tb" fo:padding-top="0.0194in" fo:padding-left="0.0194in" fo:padding-bottom="0.0194in" fo:padding-right="0.0194in"/>
    </style:style>
    <style:style style:name="P659" style:parent-style-name="Краснаястрока" style:family="paragraph">
      <style:paragraph-properties fo:line-height="115%" fo:text-indent="0in"/>
    </style:style>
    <style:style style:name="T660" style:parent-style-name="Основнойшрифтабзаца" style:family="text">
      <style:text-properties style:font-size-complex="14pt"/>
    </style:style>
    <style:style style:name="TableCell661" style:family="table-cell">
      <style:table-cell-properties fo:border-top="none" fo:border-left="0.0104in solid #000000" fo:border-bottom="0.0104in solid #000000" fo:border-right="0.0104in solid #000000" style:writing-mode="lr-tb" fo:padding-top="0.0194in" fo:padding-left="0.0194in" fo:padding-bottom="0.0194in" fo:padding-right="0.0194in"/>
    </style:style>
    <style:style style:name="P662" style:parent-style-name="Краснаястрока" style:family="paragraph">
      <style:paragraph-properties fo:line-height="115%" fo:text-indent="0in"/>
    </style:style>
    <style:style style:name="T663" style:parent-style-name="Основнойшрифтабзаца" style:family="text">
      <style:text-properties style:font-size-complex="14pt"/>
    </style:style>
    <style:style style:name="P664" style:parent-style-name="Краснаястрока" style:family="paragraph">
      <style:paragraph-properties fo:line-height="115%"/>
    </style:style>
    <style:style style:name="P665" style:parent-style-name="Краснаястрока" style:family="paragraph">
      <style:paragraph-properties fo:line-height="115%"/>
      <style:text-properties style:font-size-complex="14pt"/>
    </style:style>
    <style:style style:name="P666" style:parent-style-name="Краснаястрока" style:family="paragraph">
      <style:paragraph-properties fo:line-height="115%"/>
      <style:text-properties style:font-size-complex="14pt"/>
    </style:style>
    <style:style style:name="P667" style:parent-style-name="Краснаястрока" style:family="paragraph">
      <style:paragraph-properties fo:line-height="115%"/>
      <style:text-properties style:font-size-complex="14pt"/>
    </style:style>
    <style:style style:name="P668" style:parent-style-name="Краснаястрока" style:family="paragraph">
      <style:paragraph-properties fo:line-height="115%"/>
      <style:text-properties style:font-size-complex="14pt"/>
    </style:style>
    <style:style style:name="P669" style:parent-style-name="Краснаястрока" style:family="paragraph">
      <style:paragraph-properties fo:line-height="115%"/>
      <style:text-properties style:font-size-complex="14pt"/>
    </style:style>
    <style:style style:name="P670" style:parent-style-name="Краснаястрока" style:family="paragraph">
      <style:paragraph-properties fo:line-height="115%"/>
      <style:text-properties style:font-size-complex="14pt"/>
    </style:style>
    <style:style style:name="P671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672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673" style:parent-style-name="Краснаястрока" style:family="paragraph">
      <style:paragraph-properties fo:line-height="115%"/>
      <style:text-properties style:font-size-complex="14pt"/>
    </style:style>
    <style:style style:name="P674" style:parent-style-name="Краснаястрока" style:family="paragraph">
      <style:paragraph-properties fo:line-height="115%"/>
      <style:text-properties style:font-size-complex="14pt"/>
    </style:style>
    <style:style style:name="P675" style:parent-style-name="Краснаястрока" style:family="paragraph">
      <style:paragraph-properties fo:line-height="115%"/>
      <style:text-properties style:font-size-complex="14pt"/>
    </style:style>
    <style:style style:name="P676" style:parent-style-name="Краснаястрока" style:family="paragraph">
      <style:paragraph-properties fo:line-height="115%"/>
      <style:text-properties style:font-size-complex="14pt"/>
    </style:style>
    <style:style style:name="P677" style:parent-style-name="Краснаястрока" style:family="paragraph">
      <style:paragraph-properties fo:line-height="115%"/>
      <style:text-properties style:font-size-complex="14pt"/>
    </style:style>
    <style:style style:name="P678" style:parent-style-name="Краснаястрока" style:family="paragraph">
      <style:paragraph-properties fo:line-height="115%"/>
      <style:text-properties style:font-size-complex="14pt"/>
    </style:style>
    <style:style style:name="P679" style:parent-style-name="Краснаястрока" style:family="paragraph">
      <style:paragraph-properties fo:line-height="115%"/>
      <style:text-properties style:font-size-complex="14pt"/>
    </style:style>
    <style:style style:name="P680" style:parent-style-name="Краснаястрока" style:family="paragraph">
      <style:paragraph-properties fo:line-height="115%"/>
      <style:text-properties style:font-size-complex="14pt"/>
    </style:style>
    <style:style style:name="P681" style:parent-style-name="Краснаястрока" style:family="paragraph">
      <style:paragraph-properties fo:line-height="115%"/>
      <style:text-properties style:font-size-complex="14pt"/>
    </style:style>
    <style:style style:name="P682" style:parent-style-name="Краснаястрока" style:family="paragraph">
      <style:paragraph-properties fo:line-height="115%"/>
      <style:text-properties style:font-size-complex="14pt"/>
    </style:style>
    <style:style style:name="P683" style:parent-style-name="Краснаястрока" style:family="paragraph">
      <style:paragraph-properties fo:line-height="115%"/>
      <style:text-properties style:font-size-complex="14pt"/>
    </style:style>
    <style:style style:name="P684" style:parent-style-name="Краснаястрока" style:family="paragraph">
      <style:paragraph-properties fo:line-height="115%"/>
      <style:text-properties style:font-size-complex="14pt"/>
    </style:style>
    <style:style style:name="P685" style:parent-style-name="Краснаястрока" style:family="paragraph">
      <style:paragraph-properties fo:line-height="115%"/>
      <style:text-properties style:font-size-complex="14pt"/>
    </style:style>
    <style:style style:name="P686" style:parent-style-name="Краснаястрока" style:family="paragraph">
      <style:paragraph-properties fo:line-height="115%"/>
      <style:text-properties style:font-size-complex="14pt"/>
    </style:style>
    <style:style style:name="P687" style:parent-style-name="Краснаястрока" style:family="paragraph">
      <style:paragraph-properties fo:line-height="115%"/>
      <style:text-properties style:font-size-complex="14pt"/>
    </style:style>
    <style:style style:name="P688" style:parent-style-name="Краснаястрока" style:family="paragraph">
      <style:paragraph-properties fo:line-height="115%"/>
      <style:text-properties style:font-size-complex="14pt"/>
    </style:style>
    <style:style style:name="P689" style:parent-style-name="Краснаястрока" style:family="paragraph">
      <style:paragraph-properties fo:line-height="115%"/>
    </style:style>
    <style:style style:name="T690" style:parent-style-name="Основнойшрифтабзаца" style:family="text">
      <style:text-properties style:font-size-complex="14pt"/>
    </style:style>
    <style:style style:name="T691" style:parent-style-name="Основнойшрифтабзаца" style:family="text">
      <style:text-properties style:font-size-complex="14pt"/>
    </style:style>
    <style:style style:name="T692" style:parent-style-name="Основнойшрифтабзаца" style:family="text">
      <style:text-properties style:font-size-complex="14pt"/>
    </style:style>
    <style:style style:name="P693" style:parent-style-name="Краснаястрока" style:family="paragraph">
      <style:paragraph-properties fo:line-height="115%"/>
    </style:style>
    <style:style style:name="T694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695" style:parent-style-name="Краснаястрока" style:family="paragraph">
      <style:paragraph-properties fo:line-height="115%"/>
    </style:style>
    <style:style style:name="T696" style:parent-style-name="Основнойшрифтабзаца" style:family="text">
      <style:text-properties style:font-size-complex="14pt" fo:language="en" fo:country="US"/>
    </style:style>
    <style:style style:name="P697" style:parent-style-name="Краснаястрока" style:family="paragraph">
      <style:paragraph-properties fo:line-height="115%"/>
    </style:style>
    <style:style style:name="T69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699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70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01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702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03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P704" style:parent-style-name="Краснаястрока" style:family="paragraph">
      <style:paragraph-properties fo:line-height="115%"/>
      <style:text-properties style:font-size-complex="14pt"/>
    </style:style>
    <style:style style:name="P705" style:parent-style-name="Краснаястрока" style:family="paragraph">
      <style:paragraph-properties fo:line-height="115%"/>
      <style:text-properties style:font-size-complex="14pt"/>
    </style:style>
    <style:style style:name="P706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707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708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709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710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711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712" style:parent-style-name="Краснаястрока" style:family="paragraph">
      <style:paragraph-properties fo:line-height="115%"/>
      <style:text-properties style:font-size-complex="14pt"/>
    </style:style>
    <style:style style:name="P713" style:parent-style-name="Краснаястрока" style:family="paragraph">
      <style:paragraph-properties fo:line-height="115%"/>
      <style:text-properties style:font-size-complex="14pt"/>
    </style:style>
    <style:style style:name="P714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715" style:parent-style-name="Краснаястрока" style:family="paragraph">
      <style:paragraph-properties fo:line-height="115%"/>
    </style:style>
    <style:style style:name="T716" style:parent-style-name="Основнойшрифтабзаца" style:family="text">
      <style:text-properties style:font-size-complex="14pt"/>
    </style:style>
    <style:style style:name="P717" style:parent-style-name="Краснаястрока" style:family="paragraph">
      <style:paragraph-properties fo:line-height="115%"/>
    </style:style>
    <style:style style:name="P718" style:parent-style-name="Краснаястрока" style:family="paragraph">
      <style:paragraph-properties fo:line-height="115%"/>
    </style:style>
    <style:style style:name="T71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2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2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722" style:parent-style-name="Краснаястрока" style:family="paragraph">
      <style:paragraph-properties fo:line-height="115%"/>
      <style:text-properties style:font-size-complex="14pt"/>
    </style:style>
    <style:style style:name="P723" style:parent-style-name="Краснаястрока" style:family="paragraph">
      <style:paragraph-properties fo:line-height="115%"/>
      <style:text-properties style:font-size-complex="14pt"/>
    </style:style>
    <style:style style:name="P724" style:parent-style-name="Краснаястрока" style:family="paragraph">
      <style:paragraph-properties fo:line-height="115%"/>
      <style:text-properties style:font-size-complex="14pt"/>
    </style:style>
    <style:style style:name="P725" style:parent-style-name="Краснаястрока" style:family="paragraph">
      <style:paragraph-properties fo:line-height="115%"/>
      <style:text-properties style:font-size-complex="14pt"/>
    </style:style>
    <style:style style:name="P726" style:parent-style-name="Краснаястрока" style:family="paragraph">
      <style:paragraph-properties fo:line-height="115%"/>
      <style:text-properties style:font-size-complex="14pt"/>
    </style:style>
    <style:style style:name="P727" style:parent-style-name="Краснаястрока" style:family="paragraph">
      <style:paragraph-properties fo:line-height="115%"/>
      <style:text-properties style:font-size-complex="14pt"/>
    </style:style>
    <style:style style:name="P728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729" style:parent-style-name="Краснаястрока" style:family="paragraph">
      <style:paragraph-properties fo:line-height="115%"/>
      <style:text-properties style:font-size-complex="14pt"/>
    </style:style>
    <style:style style:name="P730" style:parent-style-name="Краснаястрока" style:family="paragraph">
      <style:paragraph-properties fo:line-height="115%"/>
      <style:text-properties style:font-size-complex="14pt"/>
    </style:style>
    <style:style style:name="P731" style:parent-style-name="Краснаястрока" style:family="paragraph">
      <style:paragraph-properties fo:line-height="115%"/>
      <style:text-properties style:font-size-complex="14pt"/>
    </style:style>
    <style:style style:name="P732" style:parent-style-name="Краснаястрока" style:family="paragraph">
      <style:paragraph-properties fo:line-height="115%"/>
      <style:text-properties style:font-size-complex="14pt"/>
    </style:style>
    <style:style style:name="P733" style:parent-style-name="Краснаястрока" style:family="paragraph">
      <style:paragraph-properties fo:line-height="115%"/>
      <style:text-properties style:font-size-complex="14pt"/>
    </style:style>
    <style:style style:name="P734" style:parent-style-name="Краснаястрока" style:family="paragraph">
      <style:paragraph-properties fo:line-height="115%"/>
    </style:style>
    <style:style style:name="T735" style:parent-style-name="Основнойшрифтабзаца" style:family="text">
      <style:text-properties style:font-size-complex="14pt"/>
    </style:style>
    <style:style style:name="T736" style:parent-style-name="Основнойшрифтабзаца" style:family="text">
      <style:text-properties style:font-size-complex="14pt"/>
    </style:style>
    <style:style style:name="P737" style:parent-style-name="Краснаястрока" style:family="paragraph">
      <style:paragraph-properties fo:line-height="115%"/>
    </style:style>
    <style:style style:name="P738" style:parent-style-name="Краснаястрока" style:family="paragraph">
      <style:paragraph-properties fo:line-height="115%"/>
    </style:style>
    <style:style style:name="T73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4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4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742" style:parent-style-name="Краснаястрока" style:family="paragraph">
      <style:paragraph-properties fo:line-height="115%"/>
    </style:style>
    <style:style style:name="T743" style:parent-style-name="Основнойшрифтабзаца" style:family="text">
      <style:text-properties style:font-size-complex="14pt"/>
    </style:style>
    <style:style style:name="P744" style:parent-style-name="Краснаястрока" style:family="paragraph">
      <style:paragraph-properties fo:line-height="115%"/>
    </style:style>
    <style:style style:name="T745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46" style:parent-style-name="Основнойшрифтабзаца" style:family="text">
      <style:text-properties style:font-size-complex="14pt"/>
    </style:style>
    <style:style style:name="P747" style:parent-style-name="Краснаястрока" style:family="paragraph">
      <style:paragraph-properties fo:line-height="115%"/>
    </style:style>
    <style:style style:name="T74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49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50" style:parent-style-name="Основнойшрифтабзаца" style:family="text">
      <style:text-properties style:font-size-complex="14pt"/>
    </style:style>
    <style:style style:name="P751" style:parent-style-name="Краснаястрока" style:family="paragraph">
      <style:paragraph-properties fo:line-height="115%"/>
      <style:text-properties style:font-size-complex="14pt"/>
    </style:style>
    <style:style style:name="P752" style:parent-style-name="Краснаястрока" style:family="paragraph">
      <style:paragraph-properties fo:line-height="115%"/>
      <style:text-properties style:font-size-complex="14pt"/>
    </style:style>
    <style:style style:name="P753" style:parent-style-name="Краснаястрока" style:family="paragraph">
      <style:paragraph-properties fo:line-height="115%"/>
    </style:style>
    <style:style style:name="T754" style:parent-style-name="Основнойшрифтабзаца" style:family="text">
      <style:text-properties style:font-size-complex="14pt"/>
    </style:style>
    <style:style style:name="P755" style:parent-style-name="Краснаястрока" style:family="paragraph">
      <style:paragraph-properties fo:line-height="115%"/>
    </style:style>
    <style:style style:name="P756" style:parent-style-name="Краснаястрока" style:family="paragraph">
      <style:paragraph-properties fo:line-height="115%"/>
    </style:style>
    <style:style style:name="T757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58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759" style:parent-style-name="Краснаястрока" style:family="paragraph">
      <style:paragraph-properties fo:line-height="115%"/>
      <style:text-properties style:font-size-complex="14pt"/>
    </style:style>
    <style:style style:name="P760" style:parent-style-name="Краснаястрока" style:family="paragraph">
      <style:paragraph-properties fo:line-height="115%"/>
      <style:text-properties style:font-size-complex="14pt"/>
    </style:style>
    <style:style style:name="P761" style:parent-style-name="Краснаястрока" style:family="paragraph">
      <style:paragraph-properties fo:line-height="115%"/>
    </style:style>
    <style:style style:name="T762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763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764" style:parent-style-name="Краснаястрока" style:family="paragraph">
      <style:paragraph-properties fo:line-height="115%"/>
      <style:text-properties style:font-size-complex="14pt"/>
    </style:style>
    <style:style style:name="P765" style:parent-style-name="Краснаястрока" style:family="paragraph">
      <style:paragraph-properties fo:line-height="115%"/>
      <style:text-properties style:font-size-complex="14pt"/>
    </style:style>
    <style:style style:name="P766" style:parent-style-name="Краснаястрока" style:family="paragraph">
      <style:paragraph-properties fo:line-height="115%"/>
      <style:text-properties style:font-size-complex="14pt"/>
    </style:style>
    <style:style style:name="P767" style:parent-style-name="Краснаястрока" style:family="paragraph">
      <style:paragraph-properties fo:line-height="115%"/>
      <style:text-properties style:font-size-complex="14pt"/>
    </style:style>
    <style:style style:name="P768" style:parent-style-name="Краснаястрока" style:family="paragraph">
      <style:paragraph-properties fo:line-height="115%"/>
      <style:text-properties style:font-size-complex="14pt"/>
    </style:style>
    <style:style style:name="P769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770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771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772" style:parent-style-name="Краснаястрока" style:family="paragraph">
      <style:paragraph-properties fo:line-height="115%"/>
      <style:text-properties style:font-size-complex="14pt"/>
    </style:style>
    <style:style style:name="P773" style:parent-style-name="Краснаястрока" style:family="paragraph">
      <style:paragraph-properties fo:line-height="115%"/>
      <style:text-properties style:font-size-complex="14pt"/>
    </style:style>
    <style:style style:name="P774" style:parent-style-name="Краснаястрока" style:family="paragraph">
      <style:paragraph-properties fo:line-height="115%"/>
      <style:text-properties style:font-size-complex="14pt"/>
    </style:style>
    <style:style style:name="P775" style:parent-style-name="Краснаястрока" style:family="paragraph">
      <style:paragraph-properties fo:line-height="115%"/>
      <style:text-properties style:font-size-complex="14pt"/>
    </style:style>
    <style:style style:name="P776" style:parent-style-name="Краснаястрока" style:family="paragraph">
      <style:paragraph-properties fo:line-height="115%"/>
      <style:text-properties style:font-size-complex="14pt"/>
    </style:style>
    <style:style style:name="P777" style:parent-style-name="Краснаястрока" style:family="paragraph">
      <style:paragraph-properties fo:line-height="115%"/>
      <style:text-properties style:font-size-complex="14pt"/>
    </style:style>
    <style:style style:name="P778" style:parent-style-name="Краснаястрока" style:family="paragraph">
      <style:paragraph-properties fo:line-height="115%"/>
    </style:style>
    <style:style style:name="T779" style:parent-style-name="Основнойшрифтабзаца" style:family="text">
      <style:text-properties style:font-size-complex="14pt"/>
    </style:style>
    <style:style style:name="P780" style:parent-style-name="Краснаястрока" style:family="paragraph">
      <style:paragraph-properties fo:line-height="115%"/>
    </style:style>
    <style:style style:name="T781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P782" style:parent-style-name="Краснаястрока" style:family="paragraph">
      <style:paragraph-properties fo:line-height="115%"/>
      <style:text-properties style:font-size-complex="14pt"/>
    </style:style>
    <style:style style:name="P783" style:parent-style-name="Краснаястрока" style:family="paragraph">
      <style:paragraph-properties fo:line-height="115%"/>
      <style:text-properties style:font-size-complex="14pt"/>
    </style:style>
    <style:style style:name="P784" style:parent-style-name="Краснаястрока" style:family="paragraph">
      <style:paragraph-properties fo:line-height="115%"/>
      <style:text-properties style:font-size-complex="14pt"/>
    </style:style>
    <style:style style:name="P785" style:parent-style-name="Краснаястрока" style:family="paragraph">
      <style:paragraph-properties fo:line-height="115%"/>
      <style:text-properties style:font-size-complex="14pt"/>
    </style:style>
    <style:style style:name="P786" style:parent-style-name="Краснаястрока" style:family="paragraph">
      <style:paragraph-properties fo:line-height="115%"/>
      <style:text-properties style:font-size-complex="14pt"/>
    </style:style>
    <style:style style:name="P787" style:parent-style-name="Краснаястрока" style:family="paragraph">
      <style:paragraph-properties fo:line-height="115%"/>
      <style:text-properties style:font-size-complex="14pt"/>
    </style:style>
    <style:style style:name="P788" style:parent-style-name="Краснаястрока" style:family="paragraph">
      <style:paragraph-properties fo:line-height="115%"/>
      <style:text-properties style:font-size-complex="14pt"/>
    </style:style>
    <style:style style:name="P789" style:parent-style-name="Краснаястрока" style:family="paragraph">
      <style:paragraph-properties fo:line-height="115%"/>
      <style:text-properties style:font-size-complex="14pt"/>
    </style:style>
    <style:style style:name="P790" style:parent-style-name="Краснаястрока" style:family="paragraph">
      <style:paragraph-properties fo:line-height="115%"/>
      <style:text-properties style:font-size-complex="14pt"/>
    </style:style>
    <style:style style:name="P791" style:parent-style-name="Краснаястрока" style:family="paragraph">
      <style:paragraph-properties fo:line-height="115%"/>
      <style:text-properties style:font-size-complex="14pt"/>
    </style:style>
    <style:style style:name="P792" style:parent-style-name="Краснаястрока" style:family="paragraph">
      <style:paragraph-properties fo:line-height="115%"/>
      <style:text-properties style:font-size-complex="14pt"/>
    </style:style>
    <style:style style:name="P793" style:parent-style-name="Краснаястрока" style:family="paragraph">
      <style:paragraph-properties fo:line-height="115%"/>
      <style:text-properties style:font-size-complex="14pt"/>
    </style:style>
    <style:style style:name="P794" style:parent-style-name="Краснаястрока" style:family="paragraph">
      <style:paragraph-properties fo:line-height="115%"/>
      <style:text-properties style:font-size-complex="14pt"/>
    </style:style>
    <style:style style:name="P795" style:parent-style-name="Краснаястрока" style:family="paragraph">
      <style:paragraph-properties fo:line-height="115%"/>
      <style:text-properties style:font-size-complex="14pt" fo:language="en" fo:country="US"/>
    </style:style>
    <style:style style:name="P796" style:parent-style-name="Краснаястрока" style:family="paragraph">
      <style:paragraph-properties fo:line-height="115%"/>
      <style:text-properties style:font-size-complex="14pt"/>
    </style:style>
    <style:style style:name="P797" style:parent-style-name="Краснаястрока" style:family="paragraph">
      <style:paragraph-properties fo:line-height="115%"/>
      <style:text-properties style:font-size-complex="14pt"/>
    </style:style>
    <style:style style:name="P798" style:parent-style-name="Краснаястрока" style:family="paragraph">
      <style:paragraph-properties fo:line-height="115%"/>
      <style:text-properties style:font-size-complex="14pt"/>
    </style:style>
    <style:style style:name="P799" style:parent-style-name="Краснаястрока" style:family="paragraph">
      <style:paragraph-properties fo:line-height="115%"/>
    </style:style>
    <style:style style:name="T800" style:parent-style-name="Основнойшрифтабзаца" style:family="text">
      <style:text-properties style:font-size-complex="14pt"/>
    </style:style>
    <style:style style:name="T801" style:parent-style-name="Основнойшрифтабзаца" style:family="text">
      <style:text-properties style:font-size-complex="14pt"/>
    </style:style>
    <style:style style:name="T802" style:parent-style-name="Основнойшрифтабзаца" style:family="text">
      <style:text-properties style:font-size-complex="14pt"/>
    </style:style>
    <style:style style:name="P803" style:parent-style-name="Краснаястрока" style:family="paragraph">
      <style:paragraph-properties fo:line-height="115%"/>
    </style:style>
    <style:style style:name="P804" style:parent-style-name="Краснаястрока" style:family="paragraph">
      <style:paragraph-properties fo:text-align="center" fo:line-height="115%" fo:text-indent="0in"/>
    </style:style>
    <style:style style:name="T805" style:parent-style-name="Основнойшрифтабзаца" style:family="text">
      <style:text-properties style:font-size-complex="14pt"/>
    </style:style>
  </office:automatic-styles>
  <office:body>
    <office:text text:use-soft-page-breaks="true">
      <text:p text:style-name="P1">ФЕДЕРАЛЬНАЯ СЛУЖБА ПО ТЕХНИЧЕСКОМУ<text:line-break/>И ЭКСПОРТНОМУ КОНТРОЛЮ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Рекомендации по устранению типовых ошибок конфигурации (настройки) общесистемного и прикладного программного обеспечения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<text:span text:style-name="T33">2026</text:span></text:p>
      <text:soft-page-break/>
      <text:p text:style-name="P34"><text:span text:style-name="T35">1. Использование слабых пользовательских<text:s/></text:span><text:span text:style-name="T36">паролей создает угрозы осуществления атак «грубой силы» (T1110, Brute Force), компрометации учетных записей (T1586, Compromise Accounts). В целях предотвращения указанных угроз безопасности информации рекомендуется выполнить следующие мероприятия.</text:span></text:p>
      <text:p text:style-name="P37"><text:span text:style-name="T38">1.1 Уста</text:span><text:span text:style-name="T39">новить парольную политику на уровне операционной системы</text:span><text:span text:style-name="T40"><text:line-break/>и обеспечить обязательную сложность паролей.</text:span></text:p>
      <text:p text:style-name="P41"><text:span text:style-name="T42">Для операционных систем Windows.</text:span></text:p>
      <text:p text:style-name="P43">Рекомендуется установить политику паролей с использованием утилиты gpedit.msc на уровне локального компьютера или через Group Policy Object (GPO)<text:line-break/>в домене (в случае использования Active Directory).</text:p>
      <text:p text:style-name="P44">Для запуска редактора локальной групповой политики необходимо нажать сочетание клавиш на клавиатуре «Win» + «R», в открывшемся окне ввести «gpedit.msc» и нажать клавишу «Enter».</text:p>
      <text:p text:style-name="P45">В<text:s/>открывшемся окне редактора локальной групповой политики необходимо перейти в разделы «Конфигурация компьютера» - «Конфигурация Windows»<text:line-break/>- «Параметры безопасности» - «Политика учетных записей» - «Политика паролей».</text:p>
      <text:p text:style-name="P46">Установить в разделе «Политика паролей» параметры, представленные<text:line-break/>в таблице 1.</text:p>
      <text:p text:style-name="P47"><text:span text:style-name="T48">Таблица 1.</text:span></text:p>
      <table:table table:style-name="Table49">
        <table:table-columns>
          <table:table-column table:style-name="TableColumn50"/>
          <table:table-column table:style-name="TableColumn51"/>
        </table:table-columns>
        <table:table-row table:style-name="TableRow52">
          <table:table-cell table:style-name="TableCell53">
            <text:p text:style-name="P54"><text:span text:style-name="T55">Параметр</text:span></text:p>
          </table:table-cell>
          <table:table-cell table:style-name="TableCell56">
            <text:p text:style-name="P57"><text:span text:style-name="T58">Значение</text:span></text:p>
          </table:table-cell>
        </table:table-row>
        <table:table-row table:style-name="TableRow59">
          <table:table-cell table:style-name="TableCell60">
            <text:p text:style-name="P61"><text:span text:style-name="T62">Пароль должен отвечать требованиям сложности</text:span></text:p>
          </table:table-cell>
          <table:table-cell table:style-name="TableCell63">
            <text:p text:style-name="P64"><text:span text:style-name="T65">Включить — требует минимум: 1 строчную, заглавную, цифру, спецсимвол</text:span></text:p>
          </table:table-cell>
        </table:table-row>
        <table:table-row table:style-name="TableRow66">
          <table:table-cell table:style-name="TableCell67">
            <text:p text:style-name="P68"><text:span text:style-name="T69">Минимальная длина пароля</text:span></text:p>
          </table:table-cell>
          <table:table-cell table:style-name="TableCell70">
            <text:p text:style-name="P71"><text:span text:style-name="T72">Рекомендуется ≥ 15 символов (по умолчанию — 0)</text:span></text:p>
          </table:table-cell>
        </table:table-row>
        <table:table-row table:style-name="TableRow73">
          <table:table-cell table:style-name="TableCell74">
            <text:p text:style-name="P75"><text:span text:style-name="T76">Максимальный срок действия пароля</text:span></text:p>
          </table:table-cell>
          <table:table-cell table:style-name="TableCell77">
            <text:p text:style-name="P78"><text:span text:style-name="T79">60–90 дней (обязывает менять пароль периодически)</text:span></text:p>
          </table:table-cell>
        </table:table-row>
        <table:table-row table:style-name="TableRow80">
          <table:table-cell table:style-name="TableCell81">
            <text:p text:style-name="P82"><text:span text:style-name="T83">Минимальный срок действия пароля</text:span></text:p>
          </table:table-cell>
          <table:table-cell table:style-name="TableCell84">
            <text:p text:style-name="P85"><text:span text:style-name="T86">1–2 дня (чтобы избежать мгновенной смены на старый)</text:span></text:p>
          </table:table-cell>
        </table:table-row>
        <table:table-row table:style-name="TableRow87">
          <table:table-cell table:style-name="TableCell88">
            <text:p text:style-name="P89"><text:span text:style-name="T90">История паролей</text:span></text:p>
          </table:table-cell>
          <table:table-cell table:style-name="TableCell91">
            <text:p text:style-name="P92"><text:span text:style-name="T93">Не менее 5–10 (запрещает повторное использование)</text:span></text:p>
          </table:table-cell>
        </table:table-row>
        <table:table-row table:style-name="TableRow94">
          <table:table-cell table:style-name="TableCell95">
            <text:p text:style-name="P96"><text:span text:style-name="T97">Хранить пароли,<text:s/></text:span><text:span text:style-name="T98">используя обратимое шифрование</text:span></text:p>
          </table:table-cell>
          <table:table-cell table:style-name="TableCell99">
            <text:p text:style-name="P100"><text:span text:style-name="T101">Отключить (иначе существует возможность расшифровать пароль)</text:span></text:p>
          </table:table-cell>
        </table:table-row>
      </table:table>
      <text:p text:style-name="P102"/>
      <text:p text:style-name="P103">Для применения настроек необходимо открыть командную строку операционной системы от имени администратора и ввести команду «gpupdate /force» для применения новой групповой политики.</text:p>
      <text:p text:style-name="P104"><text:span text:style-name="T105">Для проверки текущих локальных политик рекомендуется использовать<text:s/></text:span><text:soft-page-break/><text:span text:style-name="T106">утилиту «secpol.msc», или команду «net accounts».</text:span></text:p>
      <text:p text:style-name="P107"><text:span text:style-name="T108">Для операционных систем на базе Linux.</text:span></text:p>
      <text:p text:style-name="P109">Рекомендуется установить политику паролей с использованием файла /etc/login.defs или модулей Pluggable Authentication Modules (PAM).</text:p>
      <text:p text:style-name="P110">Файл /etc/login.defs используется системными утилитами, такими как passwd, useradd, для определения базовых правил политики.</text:p>
      <text:p text:style-name="P111">Чтобы открыть указанный файл необходимо выполнить следующую команду<text:line-break/>в терминале<text:s/>(командной строки) операционной системы:</text:p>
      <text:p text:style-name="P112">sudo nano /etc/login.defs.</text:p>
      <text:p text:style-name="P113">В открывшемся редакторе «Nano» установить параметры, представленные<text:line-break/>в таблице 2.</text:p>
      <text:p text:style-name="P114"><text:span text:style-name="T115">Таблица 2.</text:span></text:p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</table:table-columns>
        <table:table-row table:style-name="TableRow120">
          <table:table-cell table:style-name="TableCell121">
            <text:p text:style-name="P122"><text:span text:style-name="T123">Параметр</text:span></text:p>
          </table:table-cell>
          <table:table-cell table:style-name="TableCell124">
            <text:p text:style-name="P125"><text:span text:style-name="T126">Назначение</text:span></text:p>
          </table:table-cell>
          <table:table-cell table:style-name="TableCell127">
            <text:p text:style-name="P128"><text:span text:style-name="T129">Рекомендованное значение</text:span></text:p>
          </table:table-cell>
        </table:table-row>
        <table:table-row table:style-name="TableRow130">
          <table:table-cell table:style-name="TableCell131">
            <text:p text:style-name="P132"><text:span text:style-name="T133">PASS_MAX_DAYS</text:span></text:p>
          </table:table-cell>
          <table:table-cell table:style-name="TableCell134">
            <text:p text:style-name="P135"><text:span text:style-name="T136">Максимальный срок действия пароля</text:span></text:p>
          </table:table-cell>
          <table:table-cell table:style-name="TableCell137">
            <text:p text:style-name="P138"><text:span text:style-name="T139">90</text:span></text:p>
          </table:table-cell>
        </table:table-row>
        <table:table-row table:style-name="TableRow140">
          <table:table-cell table:style-name="TableCell141">
            <text:p text:style-name="P142"><text:span text:style-name="T143">PASS_MIN_DAYS</text:span></text:p>
          </table:table-cell>
          <table:table-cell table:style-name="TableCell144">
            <text:p text:style-name="P145"><text:span text:style-name="T146">Минимальное число дней между сменами пароля</text:span></text:p>
          </table:table-cell>
          <table:table-cell table:style-name="TableCell147">
            <text:p text:style-name="P148"><text:span text:style-name="T149">1–7</text:span></text:p>
          </table:table-cell>
        </table:table-row>
        <table:table-row table:style-name="TableRow150">
          <table:table-cell table:style-name="TableCell151">
            <text:p text:style-name="P152"><text:span text:style-name="T153">PASS_WARN_AGE</text:span></text:p>
          </table:table-cell>
          <table:table-cell table:style-name="TableCell154">
            <text:p text:style-name="P155"><text:span text:style-name="T156">За сколько дней до истечения срока показать предупреждение</text:span></text:p>
          </table:table-cell>
          <table:table-cell table:style-name="TableCell157">
            <text:p text:style-name="P158"><text:span text:style-name="T159">7–14</text:span></text:p>
          </table:table-cell>
        </table:table-row>
        <table:table-row table:style-name="TableRow160">
          <table:table-cell table:style-name="TableCell161">
            <text:p text:style-name="P162"><text:span text:style-name="T163">PASS_MIN_LEN</text:span></text:p>
          </table:table-cell>
          <table:table-cell table:style-name="TableCell164">
            <text:p text:style-name="P165"><text:span text:style-name="T166">Минимальная длина пароля (не во всех дистрибутивах)</text:span></text:p>
          </table:table-cell>
          <table:table-cell table:style-name="TableCell167">
            <text:p text:style-name="P168"><text:span text:style-name="T169">15</text:span></text:p>
          </table:table-cell>
        </table:table-row>
        <table:table-row table:style-name="TableRow170">
          <table:table-cell table:style-name="TableCell171">
            <text:p text:style-name="P172"><text:span text:style-name="T173">ENCRYPT_METHOD</text:span></text:p>
          </table:table-cell>
          <table:table-cell table:style-name="TableCell174">
            <text:p text:style-name="P175"><text:span text:style-name="T176">Метод шифрования пароля<text:s/></text:span><text:span text:style-name="T177">(SHA512, YESCRYPT, BCRYPT)</text:span></text:p>
          </table:table-cell>
          <table:table-cell table:style-name="TableCell178">
            <text:p text:style-name="P179"><text:span text:style-name="T180">SHA512 или YESCRYPT</text:span></text:p>
          </table:table-cell>
        </table:table-row>
      </table:table>
      <text:p text:style-name="P181"/>
      <text:p text:style-name="P182">После внесения изменений необходимо сохранить файл и перезапустить терминал (в некоторых случая понадобится заново создать пользователей), чтобы параметры применились.</text:p>
      <text:p text:style-name="P183">Файл /etc/login.defs не всегда<text:s/>гарантирует строгую проверку парольной политики. В качестве усиления проверки парольной политики рекомендуется использовать следующие модули «pam_pwquality» или «pam_cracklib»<text:line-break/>(в зависимости от дистрибутива).</text:p>
      <text:p text:style-name="P184"><text:span text:style-name="T185">Расположение конфигураций модулей зависит от ди</text:span><text:span text:style-name="T186">стрибутива:</text:span></text:p>
      <text:p text:style-name="P187"><text:span text:style-name="T188">для Debian/Ubuntu-подобных систем:</text:span><text:span text:style-name="T189"><text:s/>/etc/pam.d/common-password;</text:span></text:p>
      <text:p text:style-name="P190"><text:span text:style-name="T191">для</text:span><text:span text:style-name="T192"><text:s/>RHEL/CentOS/Rocky-</text:span><text:span text:style-name="T193">подобных</text:span><text:span text:style-name="T194"><text:s/></text:span><text:span text:style-name="T195">систем</text:span><text:span text:style-name="T196">:</text:span><text:span text:style-name="T197"><text:s/>/etc/pam.d/system-auth<text:s/></text:span><text:span text:style-name="T198">или</text:span><text:span text:style-name="T199"><text:s/>/etc/security/pwquality.conf.</text:span></text:p>
      <text:soft-page-break/>
      <text:p text:style-name="P200">Для применения парольных политик необходимо добавить следующие строки в файлы конфигурации модулей:</text:p>
      <text:p text:style-name="P201">password requisite pam_pwquality.so retry=3 minlen=15 ucredit=-1 lcredit=-1 dcredit=-1 ocredit=-1,</text:p>
      <text:p text:style-name="P202"><text:span text:style-name="T203">где</text:span><text:span text:style-name="T204"><text:s/>retry=3 —<text:s/></text:span><text:span text:style-name="T205">попытки</text:span><text:span text:style-name="T206"><text:s/></text:span><text:span text:style-name="T207">ввода</text:span><text:span text:style-name="T208"><text:s/></text:span><text:span text:style-name="T209">пароля</text:span><text:span text:style-name="T210">, minlen=15 —<text:s/></text:span><text:span text:style-name="T211">минимальная</text:span><text:span text:style-name="T212"><text:s/></text:span><text:span text:style-name="T213">длина</text:span><text:span text:style-name="T214"><text:s/></text:span><text:span text:style-name="T215">пароля</text:span><text:span text:style-name="T216">, ucredit=-1 —<text:s/></text:span><text:span text:style-name="T217">минимум</text:span><text:span text:style-name="T218"><text:s/>1<text:s/></text:span><text:span text:style-name="T219">заглавная</text:span><text:span text:style-name="T220"><text:s/></text:span><text:span text:style-name="T221">буква</text:span><text:span text:style-name="T222">, lcredit=-1 —<text:s/></text:span><text:span text:style-name="T223">минимум</text:span><text:span text:style-name="T224"><text:s/>1<text:s/></text:span><text:span text:style-name="T225">строчная</text:span><text:span text:style-name="T226"><text:s/></text:span><text:span text:style-name="T227">буква</text:span><text:span text:style-name="T228">, dcredit=-1 —<text:s/></text:span><text:span text:style-name="T229">минимум</text:span><text:span text:style-name="T230"><text:s/>1<text:s/></text:span><text:span text:style-name="T231">цифра</text:span><text:span text:style-name="T232">, ocredit=-1 —<text:s/></text:span><text:span text:style-name="T233">минимум</text:span><text:span text:style-name="T234"><text:s/>1<text:s/></text:span><text:span text:style-name="T235">спецсимвол</text:span><text:span text:style-name="T236">.</text:span></text:p>
      <text:p text:style-name="P237">Для RHEL-подобных систем настройка может быть выполнена через утилиту «authselect» или ручное редактирование файла конфигурации /etc/security/pwquality.conf с аналогичными параметрами.</text:p>
      <text:p text:style-name="P238">Для проверки действия политики необходимо создать нового пользователя<text:line-break/>и попытаться задать слабый пароль, в случае отклонения слабого пароля, политика применена и работает.</text:p>
      <text:p text:style-name="P239">Для дополнительного усиления рекомендуется применять политику блокировки входа после неудачных попыток. Для этого необходимо установить утилиты «pam_tally2» или «pam_faillock» (в зависимости от дистрибутива)<text:line-break/>и добавьте в PAM-конфигурацию следующие строки, например для RHEL-подобных систем:</text:p>
      <text:p text:style-name="P240">auth required pam_faillock.so preauth audit silent deny=5 unlock_time=900</text:p>
      <text:p text:style-name="P241">auth [default=die] pam_faillock.so authfail audit deny=5 unlock_time=900.</text:p>
      <text:p text:style-name="P242">1.2 Обеспечить запрет на повторное использование паролей путем ведения журнала использованных паролей в соответствии с парольной политикой.</text:p>
      <text:p text:style-name="P243">1.3 Обеспечить применение двухфакторной аутентификации для привилегированных пользователей информационных (автоматизированных) систем.</text:p>
      <text:p text:style-name="P244">1.4 Реализовать регулярную проверку паролей на известные утечки с помощью утилит типа HaveIBeenPwned API или OpenVAS.</text:p>
      <text:p text:style-name="P245"><text:span text:style-name="T246">1.5 Реализ</text:span><text:span text:style-name="T247">овать регулярную проверку паролей на соответствие парольным словарям OpenVAS.</text:span></text:p>
      <text:p text:style-name="P248"/>
      <text:p text:style-name="P249"><text:span text:style-name="T250">2. Отсутствие обязательной аутентификации для доступа к базам данных создает угрозы получения несанкционированного доступа, утечки защищаемой информации. В целях предотвращения<text:s/></text:span><text:span text:style-name="T251">указанных угроз безопасности информации рекомендуется выполнить следующие мероприятия.</text:span></text:p>
      <text:p text:style-name="P252"><text:span text:style-name="T253">2.1 Отключить возможность неавторизованного доступа в настройках систем управления базами данных (далее — СУБД) (MySQL, PostgreSQL, MS SQL).</text:span></text:p>
      <text:p text:style-name="P254"><text:span text:style-name="T255">Для MySQL (MariaDB):</text:span></text:p>
      <text:p text:style-name="P256">необходимо осуществить проверку наличия анонимных пользователей командой на языке SQL:</text:p>
      <text:p text:style-name="P257">SELECT User, Host FROM mysql.user WHERE User = '';</text:p>
      <text:soft-page-break/>
      <text:p text:style-name="P258">в случае наличия строк с пустым значением «User» подтверждается факт наличия анонимных пользователей;</text:p>
      <text:p text:style-name="P259">необходимо удалить анонимных пользователей СУБД командами на языке SQL:</text:p>
      <text:p text:style-name="P260">DELETE FROM mysql.user WHERE User = '';</text:p>
      <text:p text:style-name="P261">FLUSH PRIVILEGES.</text:p>
      <text:p text:style-name="P262">Кроме того, необходимо убедиться, что остальные пользователи имеют установленные пароли командой на языке SQL:</text:p>
      <text:p text:style-name="P263">SELECT User, Host, authentication_string FROM mysql.user.</text:p>
      <text:p text:style-name="P264">А также отключить удаленный доступ для «root»-пользователя командой<text:line-break/>на языке SQL:</text:p>
      <text:p text:style-name="P265"><text:span text:style-name="T266">UPDATE mysql.user SET Host='localhost' WHERE User='root'.</text:span></text:p>
      <text:p text:style-name="P267"><text:span text:style-name="T268">Для PostgreSQL:</text:span></text:p>
      <text:p text:style-name="P269">PostgreSQL по умолчанию не поддерживает неавторизованный вход,<text:line-break/>но неправильная<text:s/>настройка конфигурации файла pg_hba.conf может допустить это;</text:p>
      <text:p text:style-name="P270">файл конфигурации находится в директориях /etc/postgresql/&lt;version&gt; /main/pg_hba.conf или /var/lib/pgsql/&lt;version&gt;/data/ pg_hba.conf;</text:p>
      <text:p text:style-name="P271">для запрета подключения без аутентификации необходимо заменить строки следующего вида, так как значение «trust» разрешает подключение без аутентификации, например:</text:p>
      <text:p text:style-name="P272">host <text:s text:c="3"/>all <text:s text:c="12"/>all <text:s text:c="12"/>0.0.0.0/0 <text:s text:c="14"/>trust</text:p>
      <text:p text:style-name="P273"><text:span text:style-name="T274">на</text:span><text:span text:style-name="T275">:</text:span></text:p>
      <text:p text:style-name="P276">host <text:s text:c="3"/>all <text:s text:c="12"/>all <text:s text:c="12"/>0.0.0.0/0 <text:s text:c="14"/>scram-sha-256;</text:p>
      <text:p text:style-name="P277">после осуществления замены необходимо выполнить команду перезапуска СУБД:</text:p>
      <text:p text:style-name="P278"><text:span text:style-name="T279">sudo systemctl restart postgresql.</text:span></text:p>
      <text:p text:style-name="P280"><text:span text:style-name="T281">Для</text:span><text:span text:style-name="T282"><text:s/>Microsoft SQL Server:</text:span></text:p>
      <text:p text:style-name="P283">в целях проверки возможности входа в SQL Server с анонимным или пустым паролем необходимо подключиться к SQL Server<text:s/>Management Studio (SSMS);</text:p>
      <text:p text:style-name="P284">выполнить команду на языке SQL:</text:p>
      <text:p text:style-name="P285">SELECT name, is_disabled, type_desc</text:p>
      <text:p text:style-name="P286">FROM sys.sql_logins</text:p>
      <text:p text:style-name="P287">WHERE name NOT IN ('sa');</text:p>
      <text:p text:style-name="P288">найти учетные записи без пароля, а также с общими именами (guest, test, user, anon);</text:p>
      <text:p text:style-name="P289">отключить или удалить найденные<text:s/>учетные записи (отключение пользователя производится командой ALTER LOGIN [имя_пользователя] DISABLE, удаление пользователя производится командой DROP LOGIN [имя_пользователя]);</text:p>
      <text:p text:style-name="P290">осуществить проверку настройки аутентификации в СУБД путем просмотра<text:line-break/>в разделе «Properties» - «Security», что выбран режим SQL Server and Windows<text:s/><text:soft-page-break/>Authentication mode.</text:p>
      <text:p text:style-name="P291">2.2 Удалить гостевые (общие) учетные записи СУБД.</text:p>
      <text:p text:style-name="P292">2.3 Ограничить IP-адреса, с которых возможен доступ, с помощью средств межсетевого экранирования или параметров «bind-address».</text:p>
      <text:p text:style-name="P293"><text:span text:style-name="T294">2.4 Включить режимы «TLS/SSL» для клиентских соединений.</text:span></text:p>
      <text:p text:style-name="P295"><text:span text:style-name="T296">Для PostgreSQL:</text:span></text:p>
      <text:p text:style-name="P297">Необходимо настроить шифрование трафика между клиентом и сервером базы данных путем внесения следующих изменений в конфигурационные файлы<text:line-break/>СУБД (postgresql.conf для standalone или postgres.yml для cluster):</text:p>
      <text:p text:style-name="P298">ssl: true</text:p>
      <text:p text:style-name="P299">ssl_ca_file: /home/postgres/ssl/root.crt</text:p>
      <text:p text:style-name="P300">ssl_cert_file: /home/postgres/ssl/server.crt <text:s/></text:p>
      <text:p text:style-name="P301">ssl_key_file: /home/postgres/ssl/server.key</text:p>
      <text:p text:style-name="P302">ssl_min_protocol_version = 'TLSv1.2'</text:p>
      <text:p text:style-name="P303"><text:span text:style-name="T304">В случае использования внешней<text:s/></text:span><text:span text:style-name="T305">аутентификация (LDAP) необходимо обеспечить шифрование клиентских подключений к базе данных (hostssl)</text:span><text:span text:style-name="T306"><text:line-break/>и подключения СУБД к контроллеру домена (ldapscheme=ldaps).</text:span></text:p>
      <text:p text:style-name="P307"><text:span text:style-name="T308">Для MSSQL:</text:span></text:p>
      <text:p text:style-name="P309">Необходимо запустить SQL Server Configuration Manager и перейти в разделы «SQL Server Network Configuration» – «Protocols for MSSQLSERVER (имеющейся экземпляр сервера)».</text:p>
      <text:p text:style-name="P310">Открыв свойства «Protocols», во вкладке «Certificate» выбрать нужный сертификат из списка.</text:p>
      <text:p text:style-name="P311">Во вкладке «Flags», установить следующее значение для принудительного шифрования всех соединений:</text:p>
      <text:p text:style-name="P312">Force Encryption = Yes.</text:p>
      <text:p text:style-name="P313">Для применения указанных настроек необходимо перезапустить SQL Server<text:line-break/>с использованием оболочки выполнения сценариев Windows «PowerShell» командой<text:line-break/>Restart-Service MSSQLSERVER (имеющейся экземпляр сервера).</text:p>
      <text:p text:style-name="P314"><text:span text:style-name="T315">2.5 Ор</text:span><text:span text:style-name="T316">ганизовать аудит событий доступа к СУБД.</text:span></text:p>
      <text:p text:style-name="P317"><text:span text:style-name="T318">Для PostgreSQL:</text:span></text:p>
      <text:p text:style-name="P319"><text:span text:style-name="T320">Аудит событий возможен с использованием расширения с открытым исходным кодом «pg_audit», настроенного в соответствии с рекомендациями разработчика (https://github.com/pgaudit/pgaudit/blob/main/README</text:span><text:span text:style-name="T321">.md).</text:span></text:p>
      <text:p text:style-name="P322"><text:span text:style-name="T323">Для Microsoft SQL Server:</text:span></text:p>
      <text:p text:style-name="P324">Аудит MSSQL доступен для версий SQL Server Enterprise и SQL Server Standard (2016+) и включается на уровне сервера и на уровне базы данных.</text:p>
      <text:p text:style-name="P325">Для включения аудита на уровне сервера необходимо запустить SQL Server Management Studio, подключиться к имеющемуся экземпляру SQL Server и перейти в<text:s/><text:soft-page-break/>разделы «Security» - «Audits».</text:p>
      <text:p text:style-name="P326">Создать SQL Server Audit (аудит-файл или журнал Windows) путем выбора «New Audit…» и указать его параметры.</text:p>
      <text:p text:style-name="P327"><text:span text:style-name="T328">Audit name:<text:s/></text:span><text:span text:style-name="T329">например</text:span><text:span text:style-name="T330">, Audit_Server_Activity</text:span></text:p>
      <text:p text:style-name="P331">Audit destination:</text:p>
      <text:p text:style-name="P332">File (Рекомендовано. Необходимо указать путь к директории, например<text:line-break/>C:\AuditLogs\);</text:p>
      <text:p text:style-name="P333"><text:span text:style-name="T334">Application log (</text:span><text:span text:style-name="T335">для</text:span><text:span text:style-name="T336"><text:s/>Event Viewer);</text:span></text:p>
      <text:p text:style-name="P337"><text:span text:style-name="T338">Security log (</text:span><text:span text:style-name="T339">требует</text:span><text:span text:style-name="T340"><text:s/></text:span><text:span text:style-name="T341">запуск</text:span><text:span text:style-name="T342"><text:s/>SQL Server<text:s/></text:span><text:span text:style-name="T343">с</text:span><text:span text:style-name="T344"><text:s/></text:span><text:span text:style-name="T345">привилегиями</text:span><text:span text:style-name="T346"><text:s/>Generate Security Audits);</text:span></text:p>
      <text:p text:style-name="P347">Максимальный размер файла и ротация (с<text:s/>учетом имеющихся вычислительных возможностей);</text:p>
      <text:p text:style-name="P348">Создать Server Audit Specification (спецификацию аудита) в разделе «Security» - «Server Audit Specifications» путем нажатия на «New Server Audit Specification…»<text:line-break/>и указания следующих параметров.</text:p>
      <text:p text:style-name="P349"><text:span text:style-name="T350">Name:<text:s/></text:span><text:span text:style-name="T351">например</text:span><text:span text:style-name="T352">,</text:span><text:span text:style-name="T353"><text:s/>Spec_LoginAudit</text:span></text:p>
      <text:p text:style-name="P354"><text:span text:style-name="T355">Audit:<text:s/></text:span><text:span text:style-name="T356">выбирать</text:span><text:span text:style-name="T357"><text:s/></text:span><text:span text:style-name="T358">ранее</text:span><text:span text:style-name="T359"><text:s/></text:span><text:span text:style-name="T360">созданный</text:span><text:span text:style-name="T361"><text:s/>(Audit_Server_Activity).</text:span></text:p>
      <text:p text:style-name="P362">В блоке «Actions», необходимо добавить события аудита с учетом того, что должен быть включен аудит уровня сервера следующих действий:</text:p>
      <text:p text:style-name="P363">BACKUP_RESTORE_GROUP;</text:p>
      <text:p text:style-name="P364">SERVER_OBJECT_PERMISSION_CHANGE_GROUP;</text:p>
      <text:p text:style-name="P365">SERVER_PERMISSION_CHANGE_GROUP;</text:p>
      <text:p text:style-name="P366">SERVER_PRINCIPAL_IMPERSONATION_GROUP;</text:p>
      <text:p text:style-name="P367">FAILED_LOGIN_GROUP;</text:p>
      <text:p text:style-name="P368">SUCCESSFUL_LOGIN_GROUP;</text:p>
      <text:p text:style-name="P369">LOGOUT_GROUP;</text:p>
      <text:p text:style-name="P370">DATABASE_CHANGE_GROUP;</text:p>
      <text:p text:style-name="P371">SERVER_OBJECT_CHANGE_GROUP;</text:p>
      <text:p text:style-name="P372">SERVER_PRINCIPAL_CHANGE_GROUP;</text:p>
      <text:p text:style-name="P373">SERVER_OPERATION_GROUP;</text:p>
      <text:p text:style-name="P374">LOGIN_CHANGE_PASSWORD_GROUP;</text:p>
      <text:p text:style-name="P375">SERVER_STATE_CHANGE_GROUP;</text:p>
      <text:p text:style-name="P376">SERVER_OBJECT_OWNERSHIP_CHANGE_GROUP;</text:p>
      <text:p text:style-name="P377">TRACE_CHANGE_GROUP.</text:p>
      <text:p text:style-name="P378"><text:span text:style-name="T379">Для</text:span><text:span text:style-name="T380"><text:s/></text:span><text:span text:style-name="T381">включения</text:span><text:span text:style-name="T382"><text:s/></text:span><text:span text:style-name="T383">аудита</text:span><text:span text:style-name="T384"><text:s/></text:span><text:span text:style-name="T385">на</text:span><text:span text:style-name="T386"><text:s/></text:span><text:span text:style-name="T387">уровне</text:span><text:span text:style-name="T388"><text:s/></text:span><text:span text:style-name="T389">базы</text:span><text:span text:style-name="T390"><text:s/></text:span><text:span text:style-name="T391">данных</text:span><text:span text:style-name="T392"><text:s/></text:span><text:span text:style-name="T393">необходимо</text:span><text:span text:style-name="T394"><text:s/></text:span><text:span text:style-name="T395">запустить</text:span><text:span text:style-name="T396"><text:line-break/>SQL Server Management Studio,<text:s/></text:span><text:span text:style-name="T397">подключиться</text:span><text:span text:style-name="T398"><text:s/></text:span><text:span text:style-name="T399">к</text:span><text:span text:style-name="T400"><text:s/></text:span><text:span text:style-name="T401">имеющемуся</text:span><text:span text:style-name="T402"><text:s/></text:span><text:span text:style-name="T403">экземпляру</text:span><text:span text:style-name="T404"><text:s/>SQL Server</text:span><text:span text:style-name="T405"><text:line-break/></text:span><text:span text:style-name="T406">и</text:span><text:span text:style-name="T407"><text:s/></text:span><text:span text:style-name="T408">перейти</text:span><text:span text:style-name="T409"><text:s/></text:span><text:span text:style-name="T410">в</text:span><text:span text:style-name="T411"><text:s/></text:span><text:span text:style-name="T412">разделы</text:span><text:span text:style-name="T413"><text:s/>«Security» - «Audits».</text:span></text:p>
      <text:p text:style-name="P414">Создать новое правило аудита путем нажатия на «New Audit...» и настройки его параметров:</text:p>
      <text:soft-page-break/>
      <text:p text:style-name="P415"><text:span text:style-name="T416">Audit name:<text:s/></text:span><text:span text:style-name="T417">например</text:span><text:span text:style-name="T418">, Audit_DB_Level</text:span></text:p>
      <text:p text:style-name="P419">Destination: File (Рекомендовано. Необходимо указать путь к директории, например<text:s/>C:\AuditLogs\);</text:p>
      <text:p text:style-name="P420">Максимальный размер файла и ротация (с учетом имеющихся вычислительных возможностей).</text:p>
      <text:p text:style-name="P421">Для создания спецификации аудита базы данных необходимо в SQL Server Management Studio открыть базу данных, для которой устанавливается аудит. Перейти в разделы «Security» - «Database Audit Specifications», создать спецификацию путем выбора «New Database Audit Specification…» и заполнить<text:line-break/>её следующими параметрами</text:p>
      <text:p text:style-name="P422"><text:span text:style-name="T423">Name:<text:s/></text:span><text:span text:style-name="T424">например</text:span><text:span text:style-name="T425">, DBAudit_ReadWrite</text:span></text:p>
      <text:p text:style-name="P426"><text:span text:style-name="T427">Audit: Audit_DB_Level (</text:span><text:span text:style-name="T428">ранее</text:span><text:span text:style-name="T429"><text:s/></text:span><text:span text:style-name="T430">созданное</text:span><text:span text:style-name="T431">)</text:span></text:p>
      <text:p text:style-name="P432">В блоке «Actions», необходимо добавить события аудита с учетом того, что должен быть включен аудит уровня базы данных следующих действий<text:line-break/>(за исключением версий MSSQL Standart и Express):</text:p>
      <text:p text:style-name="P433">DATABASE_PERMISSION_CHANGE_GROUP;</text:p>
      <text:p text:style-name="P434">DATABASE_OBJECT_PERMISSION_CHANGE_GROUP;</text:p>
      <text:p text:style-name="P435">SCHEMA_OBJECT_PERMISSION_CHANGE_GROUP;</text:p>
      <text:p text:style-name="P436">DATABASE_PRINCIPAL_IMPERSONATION_GROUP;</text:p>
      <text:p text:style-name="P437">DATABASE_CHANGE_GROUP;</text:p>
      <text:p text:style-name="P438">DATABASE_OBJECT_CHANGE_GROUP;</text:p>
      <text:p text:style-name="P439">DATABASE_PRINCIPAL_CHANGE_GROUP;</text:p>
      <text:p text:style-name="P440">DATABASE_OBJECT_OWNERSHIP_CHANGE_GROUP;</text:p>
      <text:p text:style-name="P441">SCHEMA_OBJECT_OWNERSHIP_CHANGE_GROUP.</text:p>
      <text:p text:style-name="P442">Для проверки работы аудита<text:s/>необходимо выполнить событие (например, неудачную авторизацию) и открыть журнал аудита.</text:p>
      <text:p text:style-name="P443">В случае, если был выбран FILE, то необходимо выполнить следующую команду на языке SQL:</text:p>
      <text:p text:style-name="P444">SELECT *<text:s/></text:p>
      <text:p text:style-name="P445">FROM sys.fn_get_audit_file('C:\AuditLogs\*.sqlaudit', default, default);</text:p>
      <text:p text:style-name="P446">В случае, если был выбран журнал Windows, то необходимо открыть следующие разделы Event Viewer:</text:p>
      <text:p text:style-name="P447">«Application and Services Logs» - «Microsoft» «SQL Server» - «Audit».</text:p>
      <text:p text:style-name="P448"><text:span text:style-name="T449">Кроме того, необходимо убедиться, что права доступа к директориям журнала аудита (напри</text:span><text:span text:style-name="T450">мер, C:\AuditLogs\) ограничены.</text:span></text:p>
      <text:p text:style-name="P451"/>
      <text:p text:style-name="P452"/>
      <text:p text:style-name="P453"/>
      <text:p text:style-name="P454"><text:span text:style-name="T455">3. В операционной системе Windows используется устаревший протокол<text:s/></text:span><text:soft-page-break/><text:span text:style-name="T456">SMBv1, который создает угрозы осуществления атак, направленных</text:span><text:span text:style-name="T457"><text:line-break/>на получение несанкционированного доступа (EternalBlue, WannaCry). В целях предотвращения у</text:span><text:span text:style-name="T458">казанных угроз безопасности информации рекомендуется выполнить следующие мероприятия.</text:span></text:p>
      <text:p text:style-name="P459">3.1 Отключить протокол SMBv1 с использованием оболочки выполнения сценариев Windows «PowerShell» командой:</text:p>
      <text:p text:style-name="P460">Disable-WindowsOptionalFeature -Online -FeatureName "SMB1Protocol".</text:p>
      <text:p text:style-name="P461">3.2 Убедиться, что используется протокол SMBv2 или SMBv3:</text:p>
      <text:p text:style-name="P462">Для операционной системы Windows необходимо:</text:p>
      <text:p text:style-name="P463">открыть оболочку выполнения сценариев Windows «PowerShell» от имени администратора и ввести команду:</text:p>
      <text:p text:style-name="P464">Get-SmbServerConfiguration | Select EnableSMB1Protocol, EnableSMB2Protocol;</text:p>
      <text:p text:style-name="P465">вывод результата выполнения команды должен быть следующим:</text:p>
      <text:p text:style-name="P466">EnableSMB1Protocol — False</text:p>
      <text:p text:style-name="P467">EnableSMB2Protocol — True (это подтверждает использованием проколов SMBv2 и SMBv3).</text:p>
      <text:p text:style-name="P468">Для операционных систем на базе Linux (проверка, что<text:s/>протокол<text:line-break/>SMBv1 отключён в Samba) необходимо:</text:p>
      <text:p text:style-name="P469">открыть файл /etc/samba/smb.conf и убедиться, что указаны минимальные версии:</text:p>
      <text:p text:style-name="P470">[global]</text:p>
      <text:p text:style-name="P471">min protocol = SMB2</text:p>
      <text:p text:style-name="P472">max protocol = SMB3;</text:p>
      <text:p text:style-name="P473"><text:span text:style-name="T474">перезапустить</text:span><text:span text:style-name="T475"><text:s/>Samba<text:s/></text:span><text:span text:style-name="T476">командой</text:span><text:span text:style-name="T477">:</text:span></text:p>
      <text:p text:style-name="P478">sudo systemctl restart smbd.</text:p>
      <text:p text:style-name="P479">3.3 Организовать проведение регулярной инвентаризации сетевых устройств, на предмет выявления использования протокола SMBv1 (например, устаревшие принтеры).</text:p>
      <text:p text:style-name="P480">3.4 Обновить или изолировать устаревшие устройства, использующие протокол SMBv1.</text:p>
      <text:p text:style-name="P481">3.5 Осуществить (по возможности)<text:s/>блокировку протокола SMBv1 на уровне сети с помощью средств межсетевого экрана (например, блокировкой портов<text:line-break/>137, 138, 139, 445).</text:p>
      <text:p text:style-name="P482"/>
      <text:p text:style-name="P483"/>
      <text:p text:style-name="P484"/>
      <text:p text:style-name="P485"/>
      <text:p text:style-name="P486"/>
      <text:p text:style-name="P487"><text:span text:style-name="T488">4. В операционной системе Windows используется устаревший протокол<text:s/></text:span><text:soft-page-break/><text:span text:style-name="T489">NTLMv1, что создает угрозы осуществления атак, направл</text:span><text:span text:style-name="T490">енных на получение несанкционированного доступа. В целях предотвращения указанных угроз безопасности информации рекомендуется выполнить следующие мероприятия.</text:span></text:p>
      <text:p text:style-name="P491">Рекомендуется установить политику, отключающую использование протокола NTLMv1, с использованием утилиты gpedit.msc на уровне локального компьютера или через Group Policy Object (GPO) в домене (в случае использования Active Directory).</text:p>
      <text:p text:style-name="P492">Для запуска редактора локальной групповой политики необходимо нажать сочетание клавиш на клавиатуре «Win» + «R», в открывшемся окне ввести «gpedit.msc» и нажать клавишу «Enter».</text:p>
      <text:p text:style-name="P493">В открывшемся окне редактора локальной групповой политики необходимо перейти в разделы «Конфигурация компьютера» - «Конфигурация Windows» - «Параметры безопасности» - «Локальные политики» - «Параметры безопасности». Перейти в свойства «Сетевая безопасность: уровень проверки подлинности LAN Manager» и установить значение политики «Отправлять только NTLMv2-ответ. Отказывать LM и NTLM».</text:p>
      <text:p text:style-name="P494"><text:span text:style-name="T495">Аналогичные изменения возможно осуществить через запись реестра W</text:span><text:span text:style-name="T496">indows HKEY_LOCAL_MACHINE\SYSTEM\CurrentControlSet\Control\Lsa с помощью параметра DWORD с именем LmCompatibilityLevel и значением от 0 до 5, где значению 5 соответствует значение политики «Отправлять только NTLMv2-ответ. Отказывать LM и NTLM».</text:span></text:p>
      <text:p text:style-name="P497"/>
      <text:p text:style-name="P498"><text:span text:style-name="T499">5. Наличие</text:span><text:span text:style-name="T500"><text:s/>учетной записи «Гость» в локальной группе «Администраторы» создает угрозы получения несанкционированного доступа</text:span><text:span text:style-name="T501"><text:line-break/>с повышенными привилегиями. В целях предотвращения указанных угроз безопасности информации рекомендуется выполнить следующие мероприятия.</text:span></text:p>
      <text:p text:style-name="P502">5.1 Отключить учетную запись «Гость» с помощью утилиты lusrmgr.msc путем перехода в раздел «Пользователи» и удаления пользователя с именем «Гость».</text:p>
      <text:p text:style-name="P503">5.2 Удалить также пользователя с именем «Гость» из группы «Администраторы», если он был добавлен.</text:p>
      <text:p text:style-name="P504">5.3 Проверить<text:s/>членство пользователя в группах возможно с помощью команды:</text:p>
      <text:p text:style-name="P505">net localgroup Администраторы.</text:p>
      <text:p text:style-name="P506">5.4 Организовать внедрение групповой политики, запрещающей автоматическое добавление учетных записей в группу «Администраторы».</text:p>
      <text:p text:style-name="P507"><text:span text:style-name="T508">5.5 Организовать журналирование событ</text:span><text:span text:style-name="T509">ий, связанных с попытками входа под учетной записью «Гость».</text:span></text:p>
      <text:p text:style-name="P510"/>
      <text:p text:style-name="P511"><text:span text:style-name="T512">6. Хранение учетных данных в открытом виде создает угрозы утечки аутентификационных данных. В целях предотвращения указанных угроз<text:s/></text:span><text:soft-page-break/><text:span text:style-name="T513">безопасности информации рекомендуется выполнить следующие мероп</text:span><text:span text:style-name="T514">риятия.</text:span></text:p>
      <text:p text:style-name="P515">6.1 Запретить пользователям информационной (автоматизированной) системы хранить учетные данные в файлах «.env», «.txt», «.ini» без шифрования.</text:p>
      <text:p text:style-name="P516">6.2 Использовать отечественные хранилища паролей и учетных данных, например, Kaspersky Password Manager.</text:p>
      <text:p text:style-name="P517">6.3 При необходимости применения учетных данных в скриптах необходимо использовать переменные окружения, а не прямой ввод учетных данных.</text:p>
      <text:p text:style-name="P518"><text:span text:style-name="T519">6.4 Ограничить доступ к конфигурационным файлам, содержащим учетные данные, ведением списков доступа (ACL) для операци</text:span><text:span text:style-name="T520">онных систем Windows или</text:span><text:span text:style-name="T521"><text:line-break/>с использованием утилиты chmod для операционных систем Linux.</text:span></text:p>
      <text:p text:style-name="P522"><text:span text:style-name="T523">Для операционных систем Windows:</text:span></text:p>
      <text:p text:style-name="P524">Например, для ограничения доступа к файлу C:\App\config.json необходимо открыть оболочку выполнения сценариев Windows «PowerShell» от имени администратора удалить все существующие разрешения командой:</text:p>
      <text:p text:style-name="P525">icacls "C:\App\config.json" /inheritance:r</text:p>
      <text:p text:style-name="P526">icacls "C:\App\config.json" /remove:g "Users" "Authenticated Users" "Everyone";</text:p>
      <text:p text:style-name="P527">предоставить доступ только Admin и SYSTEM командой:</text:p>
      <text:p text:style-name="P528">icacls<text:s/>"C:\App\config.json" /grant:r "Administrators:F" "SYSTEM:F",</text:p>
      <text:p text:style-name="P529">где F — полный доступ, R — только чтение, /grant:r — замещает предыдущие разрешения;</text:p>
      <text:p text:style-name="P530">для установки флага «только для чтения» необходимо выполнить команду:</text:p>
      <text:p text:style-name="P531">attrib +R "C:\App\config.json".</text:p>
      <text:p text:style-name="P532">Для применения групповой политики (GPO) в случае использования Active Directory с использованием утилиты gpmc.msc необходимо:</text:p>
      <text:p text:style-name="P533"><text:span text:style-name="T534">создать</text:span><text:span text:style-name="T535"><text:s/></text:span><text:span text:style-name="T536">новую</text:span><text:span text:style-name="T537"><text:s/></text:span><text:span text:style-name="T538">политику</text:span><text:span text:style-name="T539">;</text:span></text:p>
      <text:p text:style-name="P540"><text:span text:style-name="T541">перейти</text:span><text:span text:style-name="T542"><text:s/></text:span><text:span text:style-name="T543">в</text:span><text:span text:style-name="T544"><text:s/></text:span><text:span text:style-name="T545">раздел</text:span><text:span text:style-name="T546"><text:s/>«Computer Configuration» - «Windows Settings» -</text:span><text:span text:style-name="T547"><text:line-break/>«File System»;</text:span></text:p>
      <text:p text:style-name="P548">добавить путь к файлу или<text:s/>каталогу;</text:p>
      <text:p text:style-name="P549"><text:span text:style-name="T550">настроить разрешения следующим образом Администраторы и SYSTEM — полный доступ, остальным — запрет.</text:span></text:p>
      <text:p text:style-name="P551"><text:span text:style-name="T552">Для операционных систем на базе Linux<text:s/></text:span><text:span text:style-name="T553">права доступа настраиваются</text:span><text:span text:style-name="T554"><text:line-break/>с использованием утилит chmod, chown.</text:span></text:p>
      <text:p text:style-name="P555">Например, чтобы установить файлу владельца<text:s/>и группу /etc/app/config.yml необходимо выполнить следующую команду в терминале:</text:p>
      <text:p text:style-name="P556">sudo chown root:app /etc/app/config.yml;</text:p>
      <text:p text:style-name="P557">чтобы установить права на чтение только владельцем необходимо выполнить следующую команду в терминале:</text:p>
      <text:p text:style-name="P558">sudo chmod 640 /etc/myapp/config.yml,</text:p>
      <text:p text:style-name="P559">где 640 означает: 6 (rw-) для владельца (root), 4 (r--) для группы (app), 0 (---) для<text:s/><text:soft-page-break/>всех остальных.</text:p>
      <text:p text:style-name="P560">Также возможно создать специализированную группу и предоставить доступ<text:line-break/>к файлу через неё путем выполнения следующих действий.</text:p>
      <text:p text:style-name="P561">Создать группу, выполнив следующую команду в терминале, например:</text:p>
      <text:p text:style-name="P562">sudo groupadd app.</text:p>
      <text:p text:style-name="P563">Добавить в группу нужного пользователя, выполнив следующую команду<text:line-break/>в терминале:</text:p>
      <text:p text:style-name="P564">sudo usermod -aG app serviceuser.</text:p>
      <text:p text:style-name="P565">Назначить владельцем группу для файла, выполнив следующую команду<text:line-break/>в терминале:</text:p>
      <text:p text:style-name="P566">chgrp app myfile.txt.</text:p>
      <text:p text:style-name="P567">Рекурсивно сменить группу для всех файлов в директории, выполнив следующую команду в терминале:</text:p>
      <text:p text:style-name="P568">chgrp -R app /project.</text:p>
      <text:p text:style-name="P569">Для обнаружения конфигурационных файлов, доступных для всех рекомендуется выполнить следующую команду в терминале:</text:p>
      <text:p text:style-name="P570">find /etc -type f -name "*.conf" -perm -004 -exec ls -l {} \;</text:p>
      <text:p text:style-name="P571">Для усиления контроля ограничения доступа к файлам возможно использование SELinux.</text:p>
      <text:p text:style-name="P572">Пример ограничения доступа к конфигурационному файлу Nginx<text:line-break/>с использованием SELinux (для RHEL/CentOS-подобных<text:s/>систем):</text:p>
      <text:p text:style-name="P573">semanage fcontext -a -t httpd_config_t "/etc/nginx/nginx.conf"</text:p>
      <text:p text:style-name="P574">restorecon -v /etc/nginx/nginx.conf.</text:p>
      <text:p text:style-name="P575">Мониторинг изменений прав доступа к файлу возможно осуществить<text:line-break/>с помощью утилиты auditd.</text:p>
      <text:p text:style-name="P576">Для мониторинга доступа к файлу необходимо выполнить<text:s/>следующую команду в терминале:</text:p>
      <text:p text:style-name="P577">auditctl -w /etc/app/config.yml -p war -k config_watch.</text:p>
      <text:p text:style-name="P578">Для просмотра записанных событий необходимо выполнить следующую команду в терминале:</text:p>
      <text:p text:style-name="P579">ausearch -k config_watch.</text:p>
      <text:p text:style-name="P580"><text:span text:style-name="T581">6.5 Периодически производить сканирование репозиториев хра</text:span><text:span text:style-name="T582">нимых файлов на наличие в них учетных данных с помощью инструментов truffleHog, git-secrets, gitleaks.</text:span></text:p>
      <text:p text:style-name="P583"/>
      <text:p text:style-name="P584"/>
      <text:p text:style-name="P585"/>
      <text:p text:style-name="P586"><text:span text:style-name="T587">7. Наличие открытых неиспользуемых портов создает угрозу</text:span><text:span text:style-name="T588"><text:line-break/>их использования злоумышленниками. В целях предотвращения указанных<text:s/></text:span><text:soft-page-break/><text:span text:style-name="T589">угроз безопасности информ</text:span><text:span text:style-name="T590">ации рекомендуется выполнить следующие мероприятия.</text:span></text:p>
      <text:p text:style-name="P591">7.1 Организовать проведение регулярного аудита открытых портов<text:line-break/>с использованием инструментов nmap, netstat, ss.</text:p>
      <text:p text:style-name="P592">7.2 Осуществить блокировку неиспользуемых портов.</text:p>
      <text:p text:style-name="P593">7.3 Использовать для блокировки (открытия<text:s/>и закрытия) портов политики безопасности (firewalld, iptables, Windows Firewall, bpfilter, nftables).</text:p>
      <text:p text:style-name="P594"><text:span text:style-name="T595">7.4 Организовать мониторинг активных соединений и автоматическое оповещение администраторов безопасности в случае подозрительной активности.</text:span></text:p>
      <text:p text:style-name="P596"/>
      <text:p text:style-name="P597"><text:span text:style-name="T598">8. Активиров</text:span><text:span text:style-name="T599">анный автовход пользователя на сервере Windows создает угрозу получения несанкционированного доступа внутренним нарушителем.</text:span><text:span text:style-name="T600"><text:line-break/>В целях предотвращения указанных угроз безопасности информации рекомендуется выполнить следующие мероприятия.</text:span></text:p>
      <text:p text:style-name="P601">8.1 Отключить<text:s/>автовход пользователя Windows путем удаления ключей AutoAdminLogon из реестра.</text:p>
      <text:p text:style-name="P602">8.2 Осуществлять проверку конфигурации служб удаленного доступа<text:line-break/>(RDP, SSH).</text:p>
      <text:p text:style-name="P603"><text:span text:style-name="T604">8.3 Принудительно включить ввод пароля при входе в систему.</text:span></text:p>
      <text:p text:style-name="P605"/>
      <text:p text:style-name="P606"><text:span text:style-name="T607">9. SSH-сервер разрешает вход по паролю и</text:span><text:span text:style-name="T608"><text:s/>привилегированный доступ (root), что создает угрозу получения несанкционированного доступа. В целях предотвращения указанных угроз безопасности информации рекомендуется выполнить следующие мероприятия.</text:span></text:p>
      <text:p text:style-name="P609">9.1 Отключить авторизацию пользователей по паролю и доступ с «нулевым» паролем путем внесения следующих изменений в файл /etc/ssh/sshd_config:</text:p>
      <text:p text:style-name="P610">PermitEmptyPasswords no</text:p>
      <text:p text:style-name="P611">PermitRootLogin no</text:p>
      <text:p text:style-name="P612">PasswordAuthentication no.</text:p>
      <text:p text:style-name="P613">9.2 Обеспечить доступ только по SSH-ключам.</text:p>
      <text:p text:style-name="P614">9.3 Ограничить IP-адреса, которые используются для входа с помощью политик AllowUsers/AllowGroups.</text:p>
      <text:p text:style-name="P615">8.4 Организовать мониторинг событий SSH-доступа и анализ полученных событий.</text:p>
      <text:p text:style-name="P616">В операционной системе Linux SSH-логирование осуществляется<text:line-break/>с использованием утилиты sshd, а события записываются в системный<text:s/>журнал.</text:p>
      <text:p text:style-name="P617">Основные файлы, содержащие записи событий представлены в таблице 3.</text:p>
      <text:p text:style-name="P618"><text:span text:style-name="T619">Таблица 3.</text:span></text:p>
      <table:table table:style-name="Table620">
        <table:table-columns>
          <table:table-column table:style-name="TableColumn621"/>
          <table:table-column table:style-name="TableColumn622"/>
          <table:table-column table:style-name="TableColumn623"/>
        </table:table-columns>
        <table:table-row table:style-name="TableRow624">
          <table:table-cell table:style-name="TableCell625">
            <text:p text:style-name="P626"><text:span text:style-name="T627">Файл</text:span></text:p>
          </table:table-cell>
          <table:table-cell table:style-name="TableCell628">
            <text:p text:style-name="P629"><text:span text:style-name="T630">Назначение</text:span></text:p>
          </table:table-cell>
          <table:table-cell table:style-name="TableCell631">
            <text:p text:style-name="P632"><text:span text:style-name="T633">Дистрибутив</text:span></text:p>
          </table:table-cell>
        </table:table-row>
        <text:soft-page-break/>
        <table:table-row table:style-name="TableRow634">
          <table:table-cell table:style-name="TableCell635">
            <text:p text:style-name="P636"><text:span text:style-name="T637">/var/log/auth.log</text:span></text:p>
          </table:table-cell>
          <table:table-cell table:style-name="TableCell638">
            <text:p text:style-name="P639"><text:span text:style-name="T640">Аутентификация, включая SSH</text:span></text:p>
          </table:table-cell>
          <table:table-cell table:style-name="TableCell641">
            <text:p text:style-name="P642"><text:span text:style-name="T643">Debian, Ubuntu</text:span></text:p>
          </table:table-cell>
        </table:table-row>
        <table:table-row table:style-name="TableRow644">
          <table:table-cell table:style-name="TableCell645">
            <text:p text:style-name="P646"><text:span text:style-name="T647">/var/log/secure</text:span></text:p>
          </table:table-cell>
          <table:table-cell table:style-name="TableCell648">
            <text:p text:style-name="P649"><text:span text:style-name="T650">Аналогично (аутентификация, sudo)</text:span></text:p>
          </table:table-cell>
          <table:table-cell table:style-name="TableCell651">
            <text:p text:style-name="P652"><text:span text:style-name="T653">RHEL, CentOS, Rocky</text:span></text:p>
          </table:table-cell>
        </table:table-row>
        <table:table-row table:style-name="TableRow654">
          <table:table-cell table:style-name="TableCell655">
            <text:p text:style-name="P656"><text:span text:style-name="T657">journalctl -u ssh</text:span></text:p>
          </table:table-cell>
          <table:table-cell table:style-name="TableCell658">
            <text:p text:style-name="P659"><text:span text:style-name="T660">Лог systemd-юнита SSHD</text:span></text:p>
          </table:table-cell>
          <table:table-cell table:style-name="TableCell661">
            <text:p text:style-name="P662"><text:span text:style-name="T663">Все systemd-дистрибутивы</text:span></text:p>
          </table:table-cell>
        </table:table-row>
      </table:table>
      <text:p text:style-name="P664"/>
      <text:p text:style-name="P665">По умолчанию sshd осуществляет запись следующих событий:</text:p>
      <text:p text:style-name="P666">успешные и неуспешные попытки входа;</text:p>
      <text:p text:style-name="P667">ошибки аутентификации (неверный логин, пароль, ключ);</text:p>
      <text:p text:style-name="P668">попытки входа с отключёнными пользователями;</text:p>
      <text:p text:style-name="P669">использование команд sudo, su, scp, sftp.</text:p>
      <text:p text:style-name="P670">Пример строк в файле /var/log/auth.log:</text:p>
      <text:p text:style-name="P671">Jun 18 12:43:22 server sshd[17245]: Accepted password for alice from 192.168.1.25 port 52914 ssh2;</text:p>
      <text:p text:style-name="P672">Jun 18 12:45:00 server sshd[17252]: Failed password for invalid user admin from 192.168.1.30 port 52788 ssh2.</text:p>
      <text:p text:style-name="P673">Настройку уровня записи событий возможно осуществить путем внесения следующих изменений в файл конфигурации: /etc/ssh/sshd_config:</text:p>
      <text:p text:style-name="P674">LogLevel VERBOSE.</text:p>
      <text:p text:style-name="P675">В качестве дополнительных уровней допускается использование:</text:p>
      <text:p text:style-name="P676">QUIET,<text:s/>FATAL, ERROR — минимальные;</text:p>
      <text:p text:style-name="P677">INFO — по умолчанию;</text:p>
      <text:p text:style-name="P678">VERBOSE — включает запись ключей при аутентификации (без самих ключей).</text:p>
      <text:p text:style-name="P679">Для того, чтобы применить настройки, необходимо выполнить следующую команду в терминале:</text:p>
      <text:p text:style-name="P680">sudo systemctl restart sshd.</text:p>
      <text:p text:style-name="P681">Для ручного<text:s/>анализа SSH-логов рекомендуется использовать следующие команды:</text:p>
      <text:p text:style-name="P682">grep "Accepted" /var/log/auth.log (для нахождения всех успешных авторизаций);</text:p>
      <text:p text:style-name="P683">grep "Failed password" /var/log/auth.log (для нахождения всех неудачных авторизаций);</text:p>
      <text:p text:style-name="P684">Подсчёт количества попыток по IP:</text:p>
      <text:p text:style-name="P685">grep "Failed password" /var/log/auth.log | awk '{print $(NF-3)}' | sort | uniq -c | sort -nr (для подсчета количества попыток авторизации по IP);</text:p>
      <text:p text:style-name="P686">Подсчёт по пользователям:</text:p>
      <text:p text:style-name="P687">grep "Failed password" /var/log/auth.log | awk '{print $(NF-5)}' | sort | uniq<text:s/>-c | sort -nr (для подсчета количества попыток авторизации по пользователям);</text:p>
      <text:p text:style-name="P688">Для автоматического анализа записей событий SSH рекомендуется<text:s/><text:soft-page-break/>использовать утилиту fail2ban, которая также автоматически блокирует IP-адреса<text:line-break/>с частыми ошибками входа.</text:p>
      <text:p text:style-name="P689"><text:span text:style-name="T690">Для устано</text:span><text:span text:style-name="T691">вки fail2ban необходимо выполнить следующие команды</text:span><text:span text:style-name="T692"><text:line-break/>в терминале:</text:span></text:p>
      <text:p text:style-name="P693"><text:span text:style-name="T694">Для Debian/Ubuntu-подобных систем:</text:span></text:p>
      <text:p text:style-name="P695"><text:span text:style-name="T696">sudo apt install fail2ban;</text:span></text:p>
      <text:p text:style-name="P697"><text:span text:style-name="T698">Для</text:span><text:span text:style-name="T699"><text:s/>RHEL-</text:span><text:span text:style-name="T700">подобных</text:span><text:span text:style-name="T701"><text:s/></text:span><text:span text:style-name="T702">систем</text:span><text:span text:style-name="T703">:</text:span></text:p>
      <text:p text:style-name="P704">sudo yum install fail2ban;</text:p>
      <text:p text:style-name="P705">Для настройки указанного инструмента необходимо выполнить следующие изменения в файле конфигурации /etc/fail2ban/jail.local:</text:p>
      <text:p text:style-name="P706">[sshd]</text:p>
      <text:p text:style-name="P707">enabled = true</text:p>
      <text:p text:style-name="P708">port = ssh</text:p>
      <text:p text:style-name="P709">filter = sshd</text:p>
      <text:p text:style-name="P710">logpath = /var/log/auth.log</text:p>
      <text:p text:style-name="P711">maxretry = 5</text:p>
      <text:p text:style-name="P712">bantime = 3600.</text:p>
      <text:p text:style-name="P713">Для более глубокого аудита рекомендовано использовать утилиту Auditd<text:line-break/>со следующими правилами:</text:p>
      <text:p text:style-name="P714">auditctl<text:s/>-w /usr/sbin/sshd -p x -k ssh_exec;</text:p>
      <text:p text:style-name="P715"><text:span text:style-name="T716">ausearch -k ssh_exec.</text:span></text:p>
      <text:p text:style-name="P717"/>
      <text:p text:style-name="P718"><text:span text:style-name="T719">10. Отсутствие назначенных прав доступа на файлы и директории создает угрозу их несанкционированной модификации любыми пользователями.</text:span><text:span text:style-name="T720"><text:line-break/>В целях предотвращения указанных угроз безопасности информации</text:span><text:span text:style-name="T721"><text:s/>рекомендуется выполнить следующие мероприятия.</text:span></text:p>
      <text:p text:style-name="P722">10.1 Организовать проведение регулярного аудита прав доступа файлов<text:line-break/>и директорий (для операционных систем на базе Linux командой ls -l, для операционных Windows командой icacls).</text:p>
      <text:p text:style-name="P723">10.2 Использовать для разграничения доступа принципы наименьших привилегий.</text:p>
      <text:p text:style-name="P724">10.3 Ограничить доступ к файлам конфигурации, выполняемым скриптам<text:line-break/>и журналам событий информационной инфраструктуры.</text:p>
      <text:p text:style-name="P725">10.4 Осуществить настройку ACL и наследование прав по аналогии с пунктом<text:line-break/>5 настоящих рекомендаций.</text:p>
      <text:p text:style-name="P726">10.5 Организовать регулярное сканирование инфраструктуры на наличие «world-writable» директорий и файлов.</text:p>
      <text:p text:style-name="P727">Для этого рекомендуется использовать утилиту Auditd со следующим правилом:</text:p>
      <text:p text:style-name="P728">auditctl -w / -p w -k world_write_watch.</text:p>
      <text:soft-page-break/>
      <text:p text:style-name="P729">Кроме того, в качестве дополнительного инструмента контроля рекомендуется использовать Lynis.</text:p>
      <text:p text:style-name="P730">Установка Lynis осуществляется путем выполнения следующей команды<text:line-break/>в терминале:</text:p>
      <text:p text:style-name="P731">sudo apt install lynis.</text:p>
      <text:p text:style-name="P732">Для формирования отчета по аудиту инфраструктуры с использованием Lynis необходимо выполнить следующую команду в терминале:</text:p>
      <text:p text:style-name="P733">sudo lynis audit system.</text:p>
      <text:p text:style-name="P734"><text:span text:style-name="T735">Указанный отчет будет содержать информацию о «world-writable» объектах. Для обнаруженных объектов в указанном отчете необходимо осуществить разграничение доступа в соответствии с пунктом 5<text:s/></text:span><text:span text:style-name="T736">настоящих рекомендаций.</text:span></text:p>
      <text:p text:style-name="P737"/>
      <text:p text:style-name="P738"><text:span text:style-name="T739">11. Наличие в информационной инфраструктуре неиспользуемых служб</text:span><text:span text:style-name="T740"><text:line-break/>и компонентов операционной системы создает угрозу их использования злоумышленниками. В целях предотвращения указанных угроз безопасности информации рекомендуется выпо</text:span><text:span text:style-name="T741">лнить следующие мероприятия.</text:span></text:p>
      <text:p text:style-name="P742"><text:span text:style-name="T743">11.1 Проводить периодическую инвентаризацию активных служб:</text:span></text:p>
      <text:p text:style-name="P744"><text:span text:style-name="T745">для операционной системы Windows</text:span><text:span text:style-name="T746"><text:s/>рекомендуется использовать утилиту services.msc, а также команду Get-Service оболочки выполнения сценариев Windows «PowerShell»;</text:span></text:p>
      <text:p text:style-name="P747"><text:span text:style-name="T748">для о</text:span><text:span text:style-name="T749">перационных систем на базе Linux</text:span><text:span text:style-name="T750"><text:s/>рекомендуется использовать утилиту systemctl, а также команду терминала service --status-all.</text:span></text:p>
      <text:p text:style-name="P751">11.2 Отключить неиспользуемые службы, например, Telnet, FTP, SNMPv1/v2c.</text:p>
      <text:p text:style-name="P752">11.3 Осуществить настройку контроля запуска критичных служб, например, GPO, systemd.</text:p>
      <text:p text:style-name="P753"><text:span text:style-name="T754">11.4 Осуществлять периодический мониторинг автозагрузки и изменения запущенных служб.</text:span></text:p>
      <text:p text:style-name="P755"/>
      <text:p text:style-name="P756"><text:span text:style-name="T757">12. Наличие в информационной инфраструктуре неиспользуемых учетных записей, а также учетных записей с избыточными правами создает угрозу их<text:s/></text:span><text:span text:style-name="T758">использования злоумышленниками. В целях предотвращения указанных угроз безопасности информации рекомендуется выполнить следующие мероприятия.</text:span></text:p>
      <text:p text:style-name="P759">12.1 Проводить периодическую инвентаризацию учетных записей и отключать неиспользуемые учетные записи.</text:p>
      <text:p text:style-name="P760"/>
      <text:p text:style-name="P761"><text:span text:style-name="T762">Для<text:s/></text:span><text:span text:style-name="T763">операционных систем Windows:</text:span></text:p>
      <text:p text:style-name="P764">инвентаризацию учетных записей рекомендуется проводить с использованием утилиты net путем выполнения следующей команды оболочки выполнения сценариев Windows «PowerShell»:</text:p>
      <text:soft-page-break/>
      <text:p text:style-name="P765">net имя_пользователя;</text:p>
      <text:p text:style-name="P766">для просмотра всех локальных пользователей необходимо выполнить следующую команду оболочки выполнения сценариев Windows «PowerShell»:</text:p>
      <text:p text:style-name="P767">Get-LocalUser;</text:p>
      <text:p text:style-name="P768">для просмотра последнего входа пользователя в систему необходимо выполнить следующую команду оболочки выполнения сценариев Windows «PowerShell»:</text:p>
      <text:p text:style-name="P769">Get-LocalUser | foreach {</text:p>
      <text:p text:style-name="P770"><text:s text:c="4"/>$lastLogon = $_.LastLogon</text:p>
      <text:p text:style-name="P771"><text:s text:c="4"/>"$($_.Name) - $lastLogon"</text:p>
      <text:p text:style-name="P772">}</text:p>
      <text:p text:style-name="P773">для просмотра журнала событий Windows, связанных с успешной авторизацией пользователей рекомендуется использовать команду Get-WinEvent или просмотр событий Безопасности Windows (ID 4624 — успешный вход).</text:p>
      <text:p text:style-name="P774">Для отключения пользователей необходимо выполнить следующую команду оболочки выполнения сценариев Windows «PowerShell»:</text:p>
      <text:p text:style-name="P775">для локальных пользователей:</text:p>
      <text:p text:style-name="P776">Disable-LocalUser -Name "UserName";</text:p>
      <text:p text:style-name="P777">В случае использования Active Directory:</text:p>
      <text:p text:style-name="P778"><text:span text:style-name="T779">Disable-ADAccount -Identity "username".</text:span></text:p>
      <text:p text:style-name="P780"><text:span text:style-name="T781">Для операционных систем на базе Linux:</text:span></text:p>
      <text:p text:style-name="P782">инвентаризацию учетных записей рекомендуется проводить с использованием команды терминала getent passwd, которая показывает список всех пользователей из /etc/passwd или централизованного источника (например, LDAP);</text:p>
      <text:p text:style-name="P783">для просмотра даты последнего входа всех пользователей рекомендуется использовать команду терминала:</text:p>
      <text:p text:style-name="P784">sudo lastlog;</text:p>
      <text:p text:style-name="P785">для просмотра журнала неудачных попыток входа рекомендуется использовать команду терминала:</text:p>
      <text:p text:style-name="P786">sudo faillog -a;</text:p>
      <text:p text:style-name="P787">для просмотра информации о сроке действия пароля рекомендуется использовать команду терминала:</text:p>
      <text:p text:style-name="P788">sudo chage -l username;</text:p>
      <text:p text:style-name="P789">для проверки активных и предыдущих сессий пользователей рекомендуется использовать утилиты who, w, last.</text:p>
      <text:p text:style-name="P790">Для блокировки учетных записей используется следующая команда терминала:</text:p>
      <text:p text:style-name="P791">usermod -L &lt;user&gt;.</text:p>
      <text:p text:style-name="P792">Для блокировки входа пользователя используется следующая команда терминала:</text:p>
      <text:p text:style-name="P793">passwd -l &lt;user&gt;.</text:p>
      <text:soft-page-break/>
      <text:p text:style-name="P794">Для запрета shell-доступа используется следующая команда терминала:</text:p>
      <text:p text:style-name="P795">usermod -s<text:s/>/sbin/nologin &lt;user&gt;.</text:p>
      <text:p text:style-name="P796">Для установки даты истечения действия учетной записи на «сейчас» используется следующая команда терминала:</text:p>
      <text:p text:style-name="P797">chage -E 0 &lt;user&gt;.</text:p>
      <text:p text:style-name="P798">12.2 Произвести минимизацию пользовательских привилегий.</text:p>
      <text:p text:style-name="P799"><text:span text:style-name="T800">12.3 Обеспечить использование выделенных<text:s/></text:span><text:span text:style-name="T801">привилегированных учетных записей для администрирования информационных (автоматизированных) систем,</text:span><text:span text:style-name="T802"><text:line-break/>а также реализовать запрет использования для этих целей обычных пользовательских учетных записей.</text:span></text:p>
      <text:p text:style-name="P803"/>
      <text:p text:style-name="P804"><text:span text:style-name="T805">____________________________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PT Astra Serif" svg:font-family="PT Astra Serif" style:font-family-generic="roman" style:font-pitch="variable"/>
    <style:font-face style:name="Source Han Sans CN Regular" svg:font-family="Source Han Sans CN Regular" style:font-family-generic="system" style:font-pitch="variable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Lohit Devanagari" svg:font-family="Lohit Devanagar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Заголовок10" style:next-style-name="Краснаястрока" style:default-outline-level="1">
      <style:text-properties fo:hyphenate="false"/>
    </style:style>
    <style:style style:name="Заголовок2" style:display-name="Заголовок 2" style:family="paragraph" style:parent-style-name="Заголовок10" style:next-style-name="Основнойтекст" style:default-outline-level="2">
      <style:text-properties fo:hyphenate="false"/>
    </style:style>
    <style:style style:name="Заголовок3" style:display-name="Заголовок 3" style:family="paragraph" style:parent-style-name="Заголовок10" style:next-style-name="Основнойтекст" style:default-outline-level="3">
      <style:text-properties fo:hyphenate="false"/>
    </style:style>
    <style:style style:name="Заголовок4" style:display-name="Заголовок 4" style:family="paragraph" style:parent-style-name="Заголовок10" style:next-style-name="Основнойтекст" style:default-outline-level="4">
      <style:text-properties fo:hyphenate="false"/>
    </style:style>
    <style:style style:name="Заголовок5" style:display-name="Заголовок 5" style:family="paragraph" style:parent-style-name="Заголовок10" style:next-style-name="Основнойтекст" style:default-outline-level="5">
      <style:text-properties fo:hyphenate="false"/>
    </style:style>
    <style:style style:name="Заголовок6" style:display-name="Заголовок 6" style:family="paragraph" style:parent-style-name="Заголовок10" style:next-style-name="Основнойтекст" style:default-outline-level="6">
      <style:text-properties fo:hyphenate="false"/>
    </style:style>
    <style:style style:name="Заголовок7" style:display-name="Заголовок 7" style:family="paragraph" style:parent-style-name="Заголовок10" style:next-style-name="Основнойтекст" style:default-outline-level="7">
      <style:text-properties fo:hyphenate="false"/>
    </style:style>
    <style:style style:name="Заголовок8" style:display-name="Заголовок 8" style:family="paragraph" style:parent-style-name="Заголовок10" style:next-style-name="Основнойтекст" style:default-outline-level="8">
      <style:text-properties fo:hyphenate="false"/>
    </style:style>
    <style:style style:name="Заголовок9" style:display-name="Заголовок 9" style:family="paragraph" style:parent-style-name="Заголовок10" style:next-style-name="Основнойтекст" style:default-outline-level="9">
      <style:text-properties fo:hyphenate="false"/>
    </style:style>
    <style:style style:name="Обычный" style:display-name="Обычный" style:family="paragraph">
      <style:paragraph-properties fo:widows="0" fo:orphans="0" fo:text-align="center"/>
      <style:text-properties style:font-name="PT Astra Serif" style:font-name-asian="Source Han Sans CN Regular" style:letter-kerning="true" fo:font-size="14pt" style:font-size-asian="14pt" style:font-size-complex="12pt" fo:hyphenate="false"/>
    </style:style>
    <style:style style:name="Основнойшрифтабзаца" style:display-name="Основной шрифт абзаца" style:family="text"/>
    <style:style style:name="Символнумерации" style:display-name="Символ нумерации" style:family="text"/>
    <style:style style:name="Маркеры" style:display-name="Маркеры" style:family="text">
      <style:text-properties style:font-name="OpenSymbol" style:font-name-asian="OpenSymbol" style:font-name-complex="OpenSymbol"/>
    </style:style>
    <style:style style:name="Символсноски" style:display-name="Символ сноски" style:family="text"/>
    <style:style style:name="Знаксноски" style:display-name="Знак сноски" style:family="text">
      <style:text-properties style:text-position="super 65%"/>
    </style:style>
    <style:style style:name="Номерстраницы" style:display-name="Номер страницы" style:family="text"/>
    <style:style style:name="Символыназвания" style:display-name="Символы названия" style:family="text"/>
    <style:style style:name="Буквица" style:display-name="Буквица" style:family="text"/>
    <style:style style:name="Гиперссылка" style:display-name="Гиперссылка" style:family="text">
      <style:text-properties fo:color="#000080" style:text-underline-type="single" style:text-underline-style="solid" style:text-underline-width="auto" style:text-underline-mode="continuous"/>
    </style:style>
    <style:style style:name="Просмотреннаягиперссылка" style:display-name="Просмотренная гиперссылка" style:family="text">
      <style:text-properties fo:color="#800000" style:text-underline-type="single" style:text-underline-style="solid" style:text-underline-width="auto" style:text-underline-mode="continuous"/>
    </style:style>
    <style:style style:name="Заполнитель" style:display-name="Заполнитель" style:family="text">
      <style:text-properties fo:font-variant="small-caps" fo:color="#008080" style:text-underline-type="single" style:text-underline-style="dotted" style:text-underline-width="auto" style:text-underline-mode="continuous"/>
    </style:style>
    <style:style style:name="Ссылкауказателя" style:display-name="Ссылка указателя" style:family="text"/>
    <style:style style:name="Символконцевойсноски" style:display-name="Символ концевой сноски" style:family="text"/>
    <style:style style:name="Номерстроки" style:display-name="Номер строки" style:family="text"/>
    <style:style style:name="Основнойэлементуказателя" style:display-name="Основной элемент указателя" style:family="text">
      <style:text-properties fo:font-weight="bold" style:font-weight-asian="bold" style:font-weight-complex="bold"/>
    </style:style>
    <style:style style:name="Знакконцевойсноски" style:display-name="Знак концевой сноски" style:family="text">
      <style:text-properties style:text-position="super 65%"/>
    </style:style>
    <style:style style:name="Фуригана" style:display-name="Фуригана" style:family="text">
      <style:text-properties fo:font-size="6pt" style:font-size-asian="6pt" style:font-size-complex="6pt" style:text-underline-type="none" style:text-emphasize="none"/>
    </style:style>
    <style:style style:name="Вертикальноенаправлениесимволов" style:display-name="Вертикальное направление символов" style:family="text"/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Цитата1" style:display-name="Цитата1" style:family="text">
      <style:text-properties fo:font-style="italic" style:font-style-asian="italic" style:font-style-complex="italic"/>
    </style:style>
    <style:style style:name="Строгий" style:display-name="Строгий" style:family="text">
      <style:text-properties fo:font-weight="bold" style:font-weight-asian="bold" style:font-weight-complex="bold"/>
    </style:style>
    <style:style style:name="Исходныйтекст" style:display-name="Исходный текст" style:family="text">
      <style:text-properties style:font-name="Liberation Mono" style:font-name-asian="Liberation Mono" style:font-name-complex="Liberation Mono"/>
    </style:style>
    <style:style style:name="Пример" style:display-name="Пример" style:family="text">
      <style:text-properties style:font-name="Liberation Mono" style:font-name-asian="Liberation Mono" style:font-name-complex="Liberation Mono"/>
    </style:style>
    <style:style style:name="Вводпользователя" style:display-name="Ввод пользователя" style:family="text">
      <style:text-properties style:font-name="Liberation Mono" style:font-name-asian="Liberation Mono" style:font-name-complex="Liberation Mono"/>
    </style:style>
    <style:style style:name="Переменная" style:display-name="Переменная" style:family="text">
      <style:text-properties fo:font-style="italic" style:font-style-asian="italic" style:font-style-complex="italic"/>
    </style:style>
    <style:style style:name="Определение" style:display-name="Определение" style:family="text"/>
    <style:style style:name="Непропорциональныйтекст" style:display-name="Непропорциональный текст" style:family="text">
      <style:text-properties style:font-name="Liberation Mono" style:font-name-asian="Liberation Mono" style:font-name-complex="Liberation Mono"/>
    </style:style>
    <style:style style:name="WW_CharLFO2LVL1" style:display-name="WW_CharLFO2LVL1" style:family="text">
      <style:text-properties style:font-name="PT Astra Serif" style:font-name-complex="OpenSymbol"/>
    </style:style>
    <style:style style:name="WW_CharLFO2LVL2" style:display-name="WW_CharLFO2LVL2" style:family="text">
      <style:text-properties style:font-name="PT Astra Serif" style:font-name-complex="OpenSymbol"/>
    </style:style>
    <style:style style:name="WW_CharLFO2LVL3" style:display-name="WW_CharLFO2LVL3" style:family="text">
      <style:text-properties style:font-name="PT Astra Serif" style:font-name-complex="OpenSymbol"/>
    </style:style>
    <style:style style:name="WW_CharLFO2LVL4" style:display-name="WW_CharLFO2LVL4" style:family="text">
      <style:text-properties style:font-name="PT Astra Serif" style:font-name-complex="OpenSymbol"/>
    </style:style>
    <style:style style:name="WW_CharLFO2LVL5" style:display-name="WW_CharLFO2LVL5" style:family="text">
      <style:text-properties style:font-name="PT Astra Serif" style:font-name-complex="OpenSymbol"/>
    </style:style>
    <style:style style:name="WW_CharLFO2LVL6" style:display-name="WW_CharLFO2LVL6" style:family="text">
      <style:text-properties style:font-name="PT Astra Serif" style:font-name-complex="OpenSymbol"/>
    </style:style>
    <style:style style:name="WW_CharLFO2LVL7" style:display-name="WW_CharLFO2LVL7" style:family="text">
      <style:text-properties style:font-name="PT Astra Serif" style:font-name-complex="OpenSymbol"/>
    </style:style>
    <style:style style:name="WW_CharLFO2LVL8" style:display-name="WW_CharLFO2LVL8" style:family="text">
      <style:text-properties style:font-name="PT Astra Serif" style:font-name-complex="OpenSymbol"/>
    </style:style>
    <style:style style:name="WW_CharLFO2LVL9" style:display-name="WW_CharLFO2LVL9" style:family="text">
      <style:text-properties style:font-name="PT Astra Serif" style:font-name-complex="OpenSymbol"/>
    </style:style>
    <style:style style:name="Привязкасноски" style:display-name="Привязка сноски" style:family="text">
      <style:text-properties style:text-position="super 65%"/>
    </style:style>
    <style:style style:name="Привязкаконцевойсноски" style:display-name="Привязка концевой сноски" style:family="text">
      <style:text-properties style:text-position="super 65%"/>
    </style:style>
    <style:style style:name="Заголовок" style:display-name="Заголовок" style:family="paragraph" style:parent-style-name="Обычный" style:next-style-name="Краснаястрока">
      <style:paragraph-properties fo:margin-bottom="0.118in"/>
      <style:text-properties fo:font-weight="bold" style:font-weight-asian="bold" fo:hyphenate="false"/>
    </style:style>
    <style:style style:name="Основнойтекст" style:display-name="Основной текст" style:family="paragraph" style:parent-style-name="Обычный">
      <style:paragraph-properties fo:text-align="justify"/>
      <style:text-properties fo:hyphenate="false"/>
    </style:style>
    <style:style style:name="Заголовок10" style:display-name="Заголовок1" style:family="paragraph" style:parent-style-name="Обычный" style:next-style-name="Краснаястрока">
      <style:text-properties fo:font-weight="bold" style:font-weight-asian="bold" fo:hyphenate="false"/>
    </style:style>
    <style:style style:name="Список" style:display-name="Список" style:family="paragraph" style:parent-style-name="Основнойтекст">
      <style:text-properties style:font-name-complex="Lohit Devanagari" fo:hyphenate="false"/>
    </style:style>
    <style:style style:name="Названиеобъекта" style:display-name="Название объекта" style:family="paragraph" style:parent-style-name="Обычный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Указатель1" style:display-name="Указатель1" style:family="paragraph" style:parent-style-name="Обычный">
      <style:paragraph-properties fo:text-align="start"/>
      <style:text-properties style:font-name-complex="Lohit Devanagari" fo:hyphenate="false"/>
    </style:style>
    <style:style style:name="Блочнаяцитата" style:display-name="Блочная цитата" style:family="paragraph" style:parent-style-name="Обычный">
      <style:text-properties fo:hyphenate="false"/>
    </style:style>
    <style:style style:name="Подзаголовок" style:display-name="Подзаголовок" style:family="paragraph" style:parent-style-name="Обычный" style:next-style-name="Краснаястрока">
      <style:paragraph-properties fo:text-align="justify" fo:margin-left="0.4923in">
        <style:tab-stops/>
      </style:paragraph-properties>
      <style:text-properties fo:font-weight="bold" style:font-weight-asian="bold" fo:hyphenate="false"/>
    </style:style>
    <style:style style:name="Краснаястрока" style:display-name="Красная строка" style:family="paragraph" style:parent-style-name="Обычный">
      <style:paragraph-properties fo:text-align="justify" fo:text-indent="0.4923in"/>
      <style:text-properties fo:hyphenate="false"/>
    </style:style>
    <style:style style:name="Обратныйотступ" style:display-name="Обратный отступ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Основнойтекстсотступом" style:display-name="Основной текст с отступом" style:family="paragraph" style:parent-style-name="Основнойтекст">
      <style:text-properties fo:hyphenate="false"/>
    </style:style>
    <style:style style:name="Приветствие" style:display-name="Приветствие" style:family="paragraph" style:parent-style-name="Обычный">
      <style:text-properties fo:hyphenate="false"/>
    </style:style>
    <style:style style:name="Подпись" style:display-name="Подпись" style:family="paragraph" style:parent-style-name="Обычный">
      <style:paragraph-properties fo:text-align="start">
        <style:tab-stops>
          <style:tab-stop style:type="right" style:position="22in"/>
        </style:tab-stops>
      </style:paragraph-properties>
      <style:text-properties fo:hyphenate="false"/>
    </style:style>
    <style:style style:name="Отступы" style:display-name="Отступы" style:family="paragraph" style:parent-style-name="Основнойтекст">
      <style:paragraph-properties>
        <style:tab-stops>
          <style:tab-stop style:type="left" style:position="0in"/>
        </style:tab-stops>
      </style:paragraph-properties>
      <style:text-properties fo:hyphenate="false"/>
    </style:style>
    <style:style style:name="Текстпримечания" style:display-name="Текст примечания" style:family="paragraph" style:parent-style-name="Основнойтекст">
      <style:text-properties fo:hyphenate="false"/>
    </style:style>
    <style:style style:name="Заголовок100" style:display-name="Заголовок 10" style:family="paragraph" style:parent-style-name="Заголовок10" style:next-style-name="Основнойтекст">
      <style:text-properties fo:hyphenate="false"/>
    </style:style>
    <style:style style:name="Нумерованный1начало" style:display-name="Нумерованный 1 начало" style:family="paragraph" style:parent-style-name="Список" style:next-style-name="Нумерованныйсписок">
      <style:text-properties fo:hyphenate="false"/>
    </style:style>
    <style:style style:name="Нумерованныйсписок" style:display-name="Нумерованный список" style:family="paragraph" style:parent-style-name="Список">
      <style:paragraph-properties fo:margin-bottom="0.0833in" fo:margin-left="1.25in" fo:text-indent="-0.25in">
        <style:tab-stops/>
      </style:paragraph-properties>
      <style:text-properties fo:hyphenate="false"/>
    </style:style>
    <style:style style:name="Нумерованный1конец" style:display-name="Нумерованный 1 конец" style:family="paragraph" style:parent-style-name="Список" style:next-style-name="Нумерованныйсписок">
      <style:text-properties fo:hyphenate="false"/>
    </style:style>
    <style:style style:name="Нумерованный1прод." style:display-name="Нумерованный 1 прод." style:family="paragraph" style:parent-style-name="Список">
      <style:text-properties fo:hyphenate="false"/>
    </style:style>
    <style:style style:name="Нумерованный2начало" style:display-name="Нумерованный 2 начало" style:family="paragraph" style:parent-style-name="Список" style:next-style-name="Нумерованныйсписок2">
      <style:text-properties fo:hyphenate="false"/>
    </style:style>
    <style:style style:name="Нумерованныйсписок2" style:display-name="Нумерованный список 2" style:family="paragraph" style:parent-style-name="Список">
      <style:text-properties fo:hyphenate="false"/>
    </style:style>
    <style:style style:name="Нумерованный2конец" style:display-name="Нумерованный 2 конец" style:family="paragraph" style:parent-style-name="Список" style:next-style-name="Нумерованныйсписок2">
      <style:text-properties fo:hyphenate="false"/>
    </style:style>
    <style:style style:name="Нумерованный2прод." style:display-name="Нумерованный 2 прод." style:family="paragraph" style:parent-style-name="Список">
      <style:text-properties fo:hyphenate="false"/>
    </style:style>
    <style:style style:name="Нумерованный3начало" style:display-name="Нумерованный 3 начало" style:family="paragraph" style:parent-style-name="Список" style:next-style-name="Нумерованныйсписок3">
      <style:text-properties fo:hyphenate="false"/>
    </style:style>
    <style:style style:name="Нумерованныйсписок3" style:display-name="Нумерованный список 3" style:family="paragraph" style:parent-style-name="Список">
      <style:text-properties fo:hyphenate="false"/>
    </style:style>
    <style:style style:name="Нумерованный3конец" style:display-name="Нумерованный 3 конец" style:family="paragraph" style:parent-style-name="Список" style:next-style-name="Нумерованныйсписок3">
      <style:text-properties fo:hyphenate="false"/>
    </style:style>
    <style:style style:name="Нумерованный3прод." style:display-name="Нумерованный 3 прод." style:family="paragraph" style:parent-style-name="Список">
      <style:text-properties fo:hyphenate="false"/>
    </style:style>
    <style:style style:name="Нумерованный4начало" style:display-name="Нумерованный 4 начало" style:family="paragraph" style:parent-style-name="Список" style:next-style-name="Нумерованныйсписок4">
      <style:text-properties fo:hyphenate="false"/>
    </style:style>
    <style:style style:name="Нумерованныйсписок4" style:display-name="Нумерованный список 4" style:family="paragraph" style:parent-style-name="Список">
      <style:text-properties fo:hyphenate="false"/>
    </style:style>
    <style:style style:name="Нумерованный4конец" style:display-name="Нумерованный 4 конец" style:family="paragraph" style:parent-style-name="Список" style:next-style-name="Нумерованныйсписок4">
      <style:text-properties fo:hyphenate="false"/>
    </style:style>
    <style:style style:name="Нумерованный4прод." style:display-name="Нумерованный 4 прод." style:family="paragraph" style:parent-style-name="Список">
      <style:text-properties fo:hyphenate="false"/>
    </style:style>
    <style:style style:name="Нумерованный5начало" style:display-name="Нумерованный 5 начало" style:family="paragraph" style:parent-style-name="Список" style:next-style-name="Нумерованныйсписок5">
      <style:text-properties fo:hyphenate="false"/>
    </style:style>
    <style:style style:name="Нумерованныйсписок5" style:display-name="Нумерованный список 5" style:family="paragraph" style:parent-style-name="Список">
      <style:text-properties fo:hyphenate="false"/>
    </style:style>
    <style:style style:name="Нумерованный5конец" style:display-name="Нумерованный 5 конец" style:family="paragraph" style:parent-style-name="Список" style:next-style-name="Нумерованныйсписок5">
      <style:text-properties fo:hyphenate="false"/>
    </style:style>
    <style:style style:name="Нумерованный5прод." style:display-name="Нумерованный 5 прод." style:family="paragraph" style:parent-style-name="Список">
      <style:text-properties fo:hyphenate="false"/>
    </style:style>
    <style:style style:name="Список1начало" style:display-name="Список 1 начало" style:family="paragraph" style:parent-style-name="Список" style:next-style-name="Маркированныйсписок">
      <style:text-properties fo:hyphenate="false"/>
    </style:style>
    <style:style style:name="Список2" style:display-name="Список 2" style:family="paragraph" style:parent-style-name="Список">
      <style:paragraph-properties fo:margin-bottom="0.0833in" fo:margin-left="0.25in" fo:text-indent="-0.25in">
        <style:tab-stops/>
      </style:paragraph-properties>
      <style:text-properties fo:hyphenate="false"/>
    </style:style>
    <style:style style:name="Маркированныйсписок" style:display-name="Маркированный список" style:family="paragraph" style:parent-style-name="Список" style:list-style-name="LFO3_1">
      <style:text-properties fo:hyphenate="false"/>
    </style:style>
    <style:style style:name="Список1конец" style:display-name="Список 1 конец" style:family="paragraph" style:parent-style-name="Список" style:next-style-name="Маркированныйсписок">
      <style:text-properties fo:hyphenate="false"/>
    </style:style>
    <style:style style:name="Продолжениесписка" style:display-name="Продолжение списка" style:family="paragraph" style:parent-style-name="Список">
      <style:text-properties fo:hyphenate="false"/>
    </style:style>
    <style:style style:name="Список2начало" style:display-name="Список 2 начало" style:family="paragraph" style:parent-style-name="Список" style:next-style-name="Маркированныйсписок2">
      <style:text-properties fo:hyphenate="false"/>
    </style:style>
    <style:style style:name="Маркированныйсписок3" style:display-name="Маркированный список 3" style:family="paragraph" style:parent-style-name="Список">
      <style:text-properties fo:hyphenate="false"/>
    </style:style>
    <style:style style:name="Маркированныйсписок2" style:display-name="Маркированный список 2" style:family="paragraph" style:parent-style-name="Список">
      <style:text-properties fo:hyphenate="false"/>
    </style:style>
    <style:style style:name="Список2конец" style:display-name="Список 2 конец" style:family="paragraph" style:parent-style-name="Список" style:next-style-name="Маркированныйсписок2">
      <style:text-properties fo:hyphenate="false"/>
    </style:style>
    <style:style style:name="Продолжениесписка2" style:display-name="Продолжение списка 2" style:family="paragraph" style:parent-style-name="Список">
      <style:text-properties fo:hyphenate="false"/>
    </style:style>
    <style:style style:name="Список3начало" style:display-name="Список 3 начало" style:family="paragraph" style:parent-style-name="Список" style:next-style-name="Маркированныйсписок3">
      <style:text-properties fo:hyphenate="false"/>
    </style:style>
    <style:style style:name="Маркированныйсписок4" style:display-name="Маркированный список 4" style:family="paragraph" style:parent-style-name="Список">
      <style:text-properties fo:hyphenate="false"/>
    </style:style>
    <style:style style:name="Список3конец" style:display-name="Список 3 конец" style:family="paragraph" style:parent-style-name="Список" style:next-style-name="Маркированныйсписок3">
      <style:text-properties fo:hyphenate="false"/>
    </style:style>
    <style:style style:name="Продолжениесписка3" style:display-name="Продолжение списка 3" style:family="paragraph" style:parent-style-name="Список">
      <style:text-properties fo:hyphenate="false"/>
    </style:style>
    <style:style style:name="Список4начало" style:display-name="Список 4 начало" style:family="paragraph" style:parent-style-name="Список" style:next-style-name="Маркированныйсписок4">
      <style:text-properties fo:hyphenate="false"/>
    </style:style>
    <style:style style:name="Маркированныйсписок5" style:display-name="Маркированный список 5" style:family="paragraph" style:parent-style-name="Список">
      <style:text-properties fo:hyphenate="false"/>
    </style:style>
    <style:style style:name="Список4конец" style:display-name="Список 4 конец" style:family="paragraph" style:parent-style-name="Список" style:next-style-name="Маркированныйсписок4">
      <style:text-properties fo:hyphenate="false"/>
    </style:style>
    <style:style style:name="Продолжениесписка4" style:display-name="Продолжение списка 4" style:family="paragraph" style:parent-style-name="Список">
      <style:text-properties fo:hyphenate="false"/>
    </style:style>
    <style:style style:name="Список5начало" style:display-name="Список 5 начало" style:family="paragraph" style:parent-style-name="Список" style:next-style-name="Маркированныйсписок5">
      <style:text-properties fo:hyphenate="false"/>
    </style:style>
    <style:style style:name="Список5конец" style:display-name="Список 5 конец" style:family="paragraph" style:parent-style-name="Список" style:next-style-name="Маркированныйсписок5">
      <style:text-properties fo:hyphenate="false"/>
    </style:style>
    <style:style style:name="Продолжениесписка5" style:display-name="Продолжение списка 5" style:family="paragraph" style:parent-style-name="Список">
      <style:text-properties fo:hyphenate="false"/>
    </style:style>
    <style:style style:name="Указатель" style:display-name="Указатель" style:family="paragraph" style:parent-style-name="Заголовок">
      <style:paragraph-properties text:number-lines="false"/>
      <style:text-properties style:font-weight-complex="bold" fo:font-size="16pt" style:font-size-asian="16pt" style:font-size-complex="16pt" fo:hyphenate="false"/>
    </style:style>
    <style:style style:name="Указатель10" style:display-name="Указатель 1" style:family="paragraph" style:parent-style-name="Указатель1">
      <style:text-properties fo:hyphenate="false"/>
    </style:style>
    <style:style style:name="Указатель2" style:display-name="Указатель 2" style:family="paragraph" style:parent-style-name="Указатель1">
      <style:text-properties fo:hyphenate="false"/>
    </style:style>
    <style:style style:name="Указатель3" style:display-name="Указатель 3" style:family="paragraph" style:parent-style-name="Указатель1">
      <style:text-properties fo:hyphenate="false"/>
    </style:style>
    <style:style style:name="Разделительпредметногоуказателя" style:display-name="Разделитель предметного указателя" style:family="paragraph" style:parent-style-name="Указатель1">
      <style:text-properties fo:hyphenate="false"/>
    </style:style>
    <style:style style:name="Заголовоктаблицыссылок" style:display-name="Заголовок таблицы ссылок" style:family="paragraph" style:parent-style-name="Заголовок10" style:next-style-name="Оглавление1">
      <style:text-properties fo:hyphenate="false"/>
    </style:style>
    <style:style style:name="Оглавление1" style:display-name="Оглавление 1" style:family="paragraph" style:parent-style-name="Указатель1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Оглавление2" style:display-name="Оглавление 2" style:family="paragraph" style:parent-style-name="Указатель1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Оглавление3" style:display-name="Оглавление 3" style:family="paragraph" style:parent-style-name="Указатель1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Оглавление4" style:display-name="Оглавление 4" style:family="paragraph" style:parent-style-name="Указатель1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Оглавление5" style:display-name="Оглавление 5" style:family="paragraph" style:parent-style-name="Указатель1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Заголовокуказателейпользователя" style:display-name="Заголовок указателей пользователя" style:family="paragraph" style:parent-style-name="Заголовок10">
      <style:text-properties fo:hyphenate="false"/>
    </style:style>
    <style:style style:name="Указательпользователя1" style:display-name="Указатель пользователя 1" style:family="paragraph" style:parent-style-name="Указатель1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2" style:display-name="Указатель пользователя 2" style:family="paragraph" style:parent-style-name="Указатель1">
      <style:paragraph-properties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Указательпользователя3" style:display-name="Указатель пользователя 3" style:family="paragraph" style:parent-style-name="Указатель1">
      <style:paragraph-properties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Указательпользователя4" style:display-name="Указатель пользователя 4" style:family="paragraph" style:parent-style-name="Указатель1">
      <style:paragraph-properties>
        <style:tab-stops>
          <style:tab-stop style:type="right" style:leader-style="dotted" style:leader-text="." style:position="6.1034in"/>
        </style:tab-stops>
      </style:paragraph-properties>
      <style:text-properties fo:hyphenate="false"/>
    </style:style>
    <style:style style:name="Указательпользователя5" style:display-name="Указатель пользователя 5" style:family="paragraph" style:parent-style-name="Указатель1">
      <style:paragraph-properties>
        <style:tab-stops>
          <style:tab-stop style:type="right" style:leader-style="dotted" style:leader-text="." style:position="5.9069in"/>
        </style:tab-stops>
      </style:paragraph-properties>
      <style:text-properties fo:hyphenate="false"/>
    </style:style>
    <style:style style:name="Оглавление6" style:display-name="Оглавление 6" style:family="paragraph" style:parent-style-name="Указатель1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Оглавление7" style:display-name="Оглавление 7" style:family="paragraph" style:parent-style-name="Указатель1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Оглавление8" style:display-name="Оглавление 8" style:family="paragraph" style:parent-style-name="Указатель1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Оглавление9" style:display-name="Оглавление 9" style:family="paragraph" style:parent-style-name="Указатель1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Оглавление10" style:display-name="Оглавление 10" style:family="paragraph" style:parent-style-name="Указатель1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IllustrationIndex1" style:display-name="Illustration Index 1" style:family="paragraph" style:parent-style-name="Указатель1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объектов" style:display-name="Заголовок списка объектов" style:family="paragraph" style:parent-style-name="Заголовок10">
      <style:text-properties fo:hyphenate="false"/>
    </style:style>
    <style:style style:name="Списокобъектов1" style:display-name="Список объектов 1" style:family="paragraph" style:parent-style-name="Указатель1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Заголовокспискатаблиц" style:display-name="Заголовок списка таблиц" style:family="paragraph" style:parent-style-name="Заголовок10">
      <style:text-properties fo:hyphenate="false"/>
    </style:style>
    <style:style style:name="Списоктаблиц1" style:display-name="Список таблиц 1" style:family="paragraph" style:parent-style-name="Указатель1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Таблицассылок" style:display-name="Таблица ссылок" style:family="paragraph" style:parent-style-name="Заголовок10">
      <style:text-properties fo:hyphenate="false"/>
    </style:style>
    <style:style style:name="Библиография1" style:display-name="Библиография 1" style:family="paragraph" style:parent-style-name="Указатель1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Указательпользователя6" style:display-name="Указатель пользователя 6" style:family="paragraph" style:parent-style-name="Указатель1">
      <style:paragraph-properties>
        <style:tab-stops>
          <style:tab-stop style:type="right" style:leader-style="dotted" style:leader-text="." style:position="5.7104in"/>
        </style:tab-stops>
      </style:paragraph-properties>
      <style:text-properties fo:hyphenate="false"/>
    </style:style>
    <style:style style:name="Указательпользователя7" style:display-name="Указатель пользователя 7" style:family="paragraph" style:parent-style-name="Указатель1">
      <style:paragraph-properties>
        <style:tab-stops>
          <style:tab-stop style:type="right" style:leader-style="dotted" style:leader-text="." style:position="5.5138in"/>
        </style:tab-stops>
      </style:paragraph-properties>
      <style:text-properties fo:hyphenate="false"/>
    </style:style>
    <style:style style:name="Указательпользователя8" style:display-name="Указатель пользователя 8" style:family="paragraph" style:parent-style-name="Указатель1">
      <style:paragraph-properties>
        <style:tab-stops>
          <style:tab-stop style:type="right" style:leader-style="dotted" style:leader-text="." style:position="5.3173in"/>
        </style:tab-stops>
      </style:paragraph-properties>
      <style:text-properties fo:hyphenate="false"/>
    </style:style>
    <style:style style:name="Указательпользователя9" style:display-name="Указатель пользователя 9" style:family="paragraph" style:parent-style-name="Указатель1">
      <style:paragraph-properties>
        <style:tab-stops>
          <style:tab-stop style:type="right" style:leader-style="dotted" style:leader-text="." style:position="5.1208in"/>
        </style:tab-stops>
      </style:paragraph-properties>
      <style:text-properties fo:hyphenate="false"/>
    </style:style>
    <style:style style:name="Указательпользователя10" style:display-name="Указатель пользователя 10" style:family="paragraph" style:parent-style-name="Указатель1">
      <style:paragraph-properties>
        <style:tab-stops>
          <style:tab-stop style:type="right" style:leader-style="dotted" style:leader-text="." style:position="4.9243in"/>
        </style:tab-stops>
      </style:paragraph-properties>
      <style:text-properties fo:hyphenate="false"/>
    </style:style>
    <style:style style:name="Колонтитулы" style:display-name="Колонтитулы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Колонтитул" style:display-name="Колонтитул" style:family="paragraph" style:parent-style-name="Обычный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" style:display-name="Верхний колонтитул" style:family="paragraph" style:parent-style-name="Колонтитул">
      <style:text-properties fo:hyphenate="false"/>
    </style:style>
    <style:style style:name="Верхнийколонтитулслева" style:display-name="Верхний колонтитул слева" style:family="paragraph" style:parent-style-name="Обычный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Верхнийколонтитулсправа" style:display-name="Верх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Колонтитул">
      <style:text-properties fo:hyphenate="false"/>
    </style:style>
    <style:style style:name="Нижнийколонтитулслева" style:display-name="Нижний колонтитул слева" style:family="paragraph" style:parent-style-name="Обычный">
      <style:paragraph-properties fo:text-align="start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справа" style:display-name="Нижний колонтитул справа" style:family="paragraph" style:parent-style-name="Обычный">
      <style:paragraph-properties fo:text-align="end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Содержимоетаблицы" style:display-name="Содержимое таблицы" style:family="paragraph" style:parent-style-name="Обычный">
      <style:paragraph-properties text:number-lines="false"/>
      <style:text-properties fo:hyphenate="false"/>
    </style:style>
    <style:style style:name="Заголовоктаблицы" style:display-name="Заголовок таблицы" style:family="paragraph" style:parent-style-name="Содержимоетаблицы">
      <style:text-properties fo:font-weight="bold" style:font-weight-asian="bold" fo:hyphenate="false"/>
    </style:style>
    <style:style style:name="Иллюстрация" style:display-name="Иллюстрация" style:family="paragraph" style:parent-style-name="Названиеобъекта">
      <style:text-properties fo:hyphenate="false"/>
    </style:style>
    <style:style style:name="Таблица" style:display-name="Таблица" style:family="paragraph" style:parent-style-name="Названиеобъекта">
      <style:text-properties fo:hyphenate="false"/>
    </style:style>
    <style:style style:name="Текст1" style:display-name="Текст1" style:family="paragraph" style:parent-style-name="Названиеобъекта">
      <style:text-properties fo:hyphenate="false"/>
    </style:style>
    <style:style style:name="Содержимоеврезки" style:display-name="Содержимое врезки" style:family="paragraph" style:parent-style-name="Обычный">
      <style:text-properties fo:hyphenate="false"/>
    </style:style>
    <style:style style:name="Текстсноски" style:display-name="Текст сноски" style:family="paragraph" style:parent-style-name="Обычный">
      <style:paragraph-properties fo:text-align="start"/>
      <style:text-properties fo:hyphenate="false"/>
    </style:style>
    <style:style style:name="Адреснаконверте" style:display-name="Адрес на конверте" style:family="paragraph" style:parent-style-name="Обычный">
      <style:text-properties fo:hyphenate="false"/>
    </style:style>
    <style:style style:name="Обратныйадрес2" style:display-name="Обратный адрес 2" style:family="paragraph" style:parent-style-name="Обычный">
      <style:text-properties fo:hyphenate="false"/>
    </style:style>
    <style:style style:name="Текстконцевойсноски" style:display-name="Текст концевой сноски" style:family="paragraph" style:parent-style-name="Обычный">
      <style:text-properties fo:hyphenate="false"/>
    </style:style>
    <style:style style:name="Переченьрисунков" style:display-name="Перечень рисунков" style:family="paragraph" style:parent-style-name="Названиеобъекта">
      <style:text-properties fo:hyphenate="false"/>
    </style:style>
    <style:style style:name="Текствзаданномформате" style:display-name="Текст в заданном формате" style:family="paragraph" style:parent-style-name="Обычный">
      <style:text-properties style:font-name-complex="Lohit Devanagari" fo:hyphenate="false"/>
    </style:style>
    <style:style style:name="Горизонтальнаялиния" style:display-name="Горизонтальная линия" style:family="paragraph" style:parent-style-name="Обычный" style:next-style-name="Основнойтекст">
      <style:text-properties fo:font-size="2pt" style:font-size-asian="2pt" fo:hyphenate="false"/>
    </style:style>
    <style:style style:name="Содержимоесписка" style:display-name="Содержимое списка" style:family="paragraph" style:parent-style-name="Обычный">
      <style:text-properties fo:hyphenate="false"/>
    </style:style>
    <style:style style:name="Заголовоксписка" style:display-name="Заголовок списка" style:family="paragraph" style:parent-style-name="Обычный" style:next-style-name="Содержимоесписка">
      <style:text-properties fo:hyphenate="false"/>
    </style:style>
    <style:style style:name="Гриф_Экземпляр" style:display-name="Гриф_Экземпляр" style:family="paragraph" style:parent-style-name="Обычный">
      <style:text-properties fo:font-size="12pt" style:font-size-asian="12pt" fo:hyphenate="false"/>
    </style:style>
    <style:style style:name="Исполнительдокумента" style:display-name="Исполнитель документа" style:family="paragraph" style:parent-style-name="Обычный">
      <style:paragraph-properties fo:text-align="start"/>
      <style:text-properties fo:font-size="12pt" style:font-size-asian="12pt" fo:hyphenate="false"/>
    </style:style>
    <style:style style:name="Заголовокспискаиллюстраций" style:display-name="Заголовок списка иллюстраций" style:family="paragraph" style:parent-style-name="Заголовок10">
      <style:paragraph-properties text:number-lines="false"/>
      <style:text-properties fo:hyphenate="false"/>
    </style: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citation-style-name="Знакконцевойсноски" text:citation-body-style-name="Знакконцевойсноски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PT Astra Serif" style:font-name-complex="PT Astra Serif"/>
    </style:style>
    <style:style style:name="WW_CharLFO3LVL2" style:family="text">
      <style:text-properties style:font-name="PT Astra Serif" style:font-name-complex="PT Astra Serif"/>
    </style:style>
    <style:style style:name="WW_CharLFO3LVL3" style:family="text">
      <style:text-properties style:font-name="PT Astra Serif" style:font-name-complex="PT Astra Serif"/>
    </style:style>
    <style:style style:name="WW_CharLFO3LVL4" style:family="text">
      <style:text-properties style:font-name="PT Astra Serif" style:font-name-complex="PT Astra Serif"/>
    </style:style>
    <style:style style:name="WW_CharLFO3LVL5" style:family="text">
      <style:text-properties style:font-name="PT Astra Serif" style:font-name-complex="PT Astra Serif"/>
    </style:style>
    <style:style style:name="WW_CharLFO3LVL6" style:family="text">
      <style:text-properties style:font-name="PT Astra Serif" style:font-name-complex="PT Astra Serif"/>
    </style:style>
    <style:style style:name="WW_CharLFO3LVL7" style:family="text">
      <style:text-properties style:font-name="PT Astra Serif" style:font-name-complex="PT Astra Serif"/>
    </style:style>
    <style:style style:name="WW_CharLFO3LVL8" style:family="text">
      <style:text-properties style:font-name="PT Astra Serif" style:font-name-complex="PT Astra Serif"/>
    </style:style>
    <style:style style:name="WW_CharLFO3LVL9" style:family="text">
      <style:text-properties style:font-name="PT Astra Serif" style:font-name-complex="PT Astra Serif"/>
    </style:style>
    <text:list-style style:name="LFO3_1">
      <text:list-level-style-bullet text:level="1" text:style-name="WW_CharLFO3LVL1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2" text:style-name="WW_CharLFO3LVL2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3" text:style-name="WW_CharLFO3LVL3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4" text:style-name="WW_CharLFO3LVL4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5" text:style-name="WW_CharLFO3LVL5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6" text:style-name="WW_CharLFO3LVL6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7" text:style-name="WW_CharLFO3LVL7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8" text:style-name="WW_CharLFO3LVL8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  <text:list-level-style-bullet text:level="9" text:style-name="WW_CharLFO3LVL9" text:bullet-char="–">
        <style:list-level-properties text:space-before="0.4923in" text:min-label-width="0in" text:list-level-position-and-space-mode="label-alignment">
          <style:list-level-label-alignment text:label-followed-by="listtab" fo:margin-left="0in" fo:text-indent="0.4923in"/>
        </style:list-level-properties>
        <style:text-properties style:font-name="PT Astra Serif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2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3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4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5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6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7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8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  <text:list-level-style-number text:level="9" style:num-format="">
        <style:list-level-properties text:space-before="0in" text:min-label-width="0in" text:list-level-position-and-space-mode="label-alignment">
          <style:list-level-label-alignment text:label-followed-by="nothing" fo:margin-left="0in" fo:text-indent="0in"/>
        </style:list-level-properties>
      </text:list-level-style-number>
    </text:list-style>
    <text:list-style style:name="LFO2_1">
      <text:list-level-style-number text:level="1" style:num-suffix="." style:num-format="1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0in" text:list-level-position-and-space-mode="label-alignment">
          <style:list-level-label-alignment text:label-followed-by="space" fo:margin-left="0in" fo:text-indent="0.492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7875in" fo:margin-bottom="0.3937in" fo:margin-right="0.3937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3937in"/>
      </style:footer-style>
    </style:page-layout>
  </office:automatic-styles>
  <office:master-styles>
    <style:master-page style:name="MP0" style:page-layout-name="PL0">
      <style:header>
        <text:p text:style-name="Верхнийколонтитул"><text:page-number text:fixed="false">3</text:page-number></text:p>
      </style:header>
      <style:footer>
        <text:p text:style-name="Нижнийколонтитул"/>
      </style:footer>
    </style:master-page>
    <style:master-page style:next-style-name="MP0" style:name="MPF0" style:page-layout-name="PL0">
      <style:header>
        <text:p text:style-name="Обычный"/>
      </style:header>
      <style:footer>
        <text:p text:style-name="Обычный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fault</dc:title>
    <dc:description/>
    <dc:subject/>
    <meta:initial-creator>User1</meta:initial-creator>
    <dc:creator>Екатерина Колесникова</dc:creator>
    <meta:creation-date>2026-02-12T08:05:00Z</meta:creation-date>
    <dc:date>2026-02-12T08:05:00Z</dc:date>
    <meta:print-date>2026-02-06T09:50:00Z</meta:print-date>
    <meta:template xlink:href="Normal.dotm" xlink:type="simple"/>
    <meta:editing-cycles>2</meta:editing-cycles>
    <meta:editing-duration>PT0S</meta:editing-duration>
    <meta:document-statistic meta:page-count="18" meta:paragraph-count="61" meta:word-count="4598" meta:character-count="30746" meta:row-count="218" meta:non-whitespace-character-count="26209"/>
  </office:meta>
</office:document-meta>
</file>